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  <style:style style:name="ce3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unts_truck_in_per_da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ce3"/>
        <table:table-column table:style-name="co3" table:number-columns-repeated="4" table:default-cell-style-name="ce3"/>
        <table:table-column table:style-name="co3" table:number-columns-repeated="39" table:default-cell-style-name="Default"/>
        <table:table-row table:style-name="ro1">
          <table:table-cell office:value-type="string" calcext:value-type="string">
            <text:p>Max</text:p>
          </table:table-cell>
          <table:table-cell table:formula="of:=MAX([.B3:.B127])" office:value-type="float" office:value="18505" calcext:value-type="float">
            <text:p>18505</text:p>
          </table:table-cell>
          <table:table-cell table:formula="of:=MAX([.C3:.C127])" office:value-type="float" office:value="18370" calcext:value-type="float">
            <text:p>18370</text:p>
          </table:table-cell>
          <table:table-cell table:formula="of:=MAX([.D3:.D127])" office:value-type="float" office:value="121702" calcext:value-type="float">
            <text:p>121702</text:p>
          </table:table-cell>
          <table:table-cell table:formula="of:=MAX([.E3:.E127])" office:value-type="float" office:value="16356" calcext:value-type="float">
            <text:p>16356</text:p>
          </table:table-cell>
          <table:table-cell table:formula="of:=MAX([.F3:.F127])" office:value-type="float" office:value="693" calcext:value-type="float">
            <text:p>693</text:p>
          </table:table-cell>
          <table:table-cell/>
          <table:table-cell office:value-type="string" calcext:value-type="string">
            <text:p>Max</text:p>
          </table:table-cell>
          <table:table-cell table:style-name="Default" table:number-columns-repeated="5"/>
          <table:table-cell table:number-columns-repeated="39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edestrian</text:p>
          </table:table-cell>
          <table:table-cell office:value-type="string" calcext:value-type="string">
            <text:p>cyclis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truck</text:p>
          </table:table-cell>
          <table:table-cell/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pedestrian</text:p>
          </table:table-cell>
          <table:table-cell table:style-name="Default" office:value-type="string" calcext:value-type="string">
            <text:p>cyclist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van</text:p>
          </table:table-cell>
          <table:table-cell table:style-name="Default" office:value-type="string" calcext:value-type="string">
            <text:p>truck</text:p>
          </table:table-cell>
          <table:table-cell table:number-columns-repeated="39"/>
        </table:table-row>
        <table:table-row table:style-name="ro1">
          <table:table-cell office:value-type="float" office:value="20200101" calcext:value-type="float">
            <text:p>20200101</text:p>
          </table:table-cell>
          <table:table-cell office:value-type="float" office:value="7766" calcext:value-type="float">
            <text:p>7766</text:p>
          </table:table-cell>
          <table:table-cell office:value-type="float" office:value="3989" calcext:value-type="float">
            <text:p>3989</text:p>
          </table:table-cell>
          <table:table-cell office:value-type="float" office:value="66297" calcext:value-type="float">
            <text:p>66297</text:p>
          </table:table-cell>
          <table:table-cell office:value-type="float" office:value="2660" calcext:value-type="float">
            <text:p>26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0200101" calcext:value-type="float">
            <text:p>20200101</text:p>
          </table:table-cell>
          <table:table-cell table:formula="of:=[.B3]/[.B$1]" office:value-type="percentage" office:value="0.419670359362334" calcext:value-type="percentage">
            <text:p>42%</text:p>
          </table:table-cell>
          <table:table-cell table:formula="of:=[.C3]/[.C$1]" office:value-type="percentage" office:value="0.217147523135547" calcext:value-type="percentage">
            <text:p>22%</text:p>
          </table:table-cell>
          <table:table-cell table:formula="of:=[.D3]/[.D$1]" office:value-type="percentage" office:value="0.544748648337743" calcext:value-type="percentage">
            <text:p>54%</text:p>
          </table:table-cell>
          <table:table-cell table:formula="of:=[.E3]/[.E$1]" office:value-type="percentage" office:value="0.162631450232331" calcext:value-type="percentage">
            <text:p>16%</text:p>
          </table:table-cell>
          <table:table-cell table:formula="of:=[.F3]/[.F$1]" office:value-type="percentage" office:value="0.0360750360750361" calcext:value-type="percentage">
            <text:p>4%</text:p>
          </table:table-cell>
          <table:table-cell table:number-columns-repeated="39"/>
        </table:table-row>
        <table:table-row table:style-name="ro1">
          <table:table-cell office:value-type="float" office:value="20200102" calcext:value-type="float">
            <text:p>20200102</text:p>
          </table:table-cell>
          <table:table-cell office:value-type="float" office:value="11684" calcext:value-type="float">
            <text:p>11684</text:p>
          </table:table-cell>
          <table:table-cell office:value-type="float" office:value="8995" calcext:value-type="float">
            <text:p>8995</text:p>
          </table:table-cell>
          <table:table-cell office:value-type="float" office:value="94845" calcext:value-type="float">
            <text:p>94845</text:p>
          </table:table-cell>
          <table:table-cell office:value-type="float" office:value="10457" calcext:value-type="float">
            <text:p>10457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20200102" calcext:value-type="float">
            <text:p>20200102</text:p>
          </table:table-cell>
          <table:table-cell table:formula="of:=[.B4]/[.B$1]" office:value-type="percentage" office:value="0.631396919751419" calcext:value-type="percentage">
            <text:p>63%</text:p>
          </table:table-cell>
          <table:table-cell table:formula="of:=[.C4]/[.C$1]" office:value-type="percentage" office:value="0.489657049537289" calcext:value-type="percentage">
            <text:p>49%</text:p>
          </table:table-cell>
          <table:table-cell table:formula="of:=[.D4]/[.D$1]" office:value-type="percentage" office:value="0.779321621666037" calcext:value-type="percentage">
            <text:p>78%</text:p>
          </table:table-cell>
          <table:table-cell table:formula="of:=[.E4]/[.E$1]" office:value-type="percentage" office:value="0.639337246270482" calcext:value-type="percentage">
            <text:p>64%</text:p>
          </table:table-cell>
          <table:table-cell table:formula="of:=[.F4]/[.F$1]" office:value-type="percentage" office:value="0.189033189033189" calcext:value-type="percentage">
            <text:p>19%</text:p>
          </table:table-cell>
          <table:table-cell table:number-columns-repeated="39"/>
        </table:table-row>
        <table:table-row table:style-name="ro1">
          <table:table-cell office:value-type="float" office:value="20200103" calcext:value-type="float">
            <text:p>20200103</text:p>
          </table:table-cell>
          <table:table-cell office:value-type="float" office:value="10624" calcext:value-type="float">
            <text:p>10624</text:p>
          </table:table-cell>
          <table:table-cell office:value-type="float" office:value="7757" calcext:value-type="float">
            <text:p>7757</text:p>
          </table:table-cell>
          <table:table-cell office:value-type="float" office:value="102722" calcext:value-type="float">
            <text:p>102722</text:p>
          </table:table-cell>
          <table:table-cell office:value-type="float" office:value="11115" calcext:value-type="float">
            <text:p>11115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200103" calcext:value-type="float">
            <text:p>20200103</text:p>
          </table:table-cell>
          <table:table-cell table:formula="of:=[.B5]/[.B$1]" office:value-type="percentage" office:value="0.574115104025939" calcext:value-type="percentage">
            <text:p>57%</text:p>
          </table:table-cell>
          <table:table-cell table:formula="of:=[.C5]/[.C$1]" office:value-type="percentage" office:value="0.42226456178552" calcext:value-type="percentage">
            <text:p>42%</text:p>
          </table:table-cell>
          <table:table-cell table:formula="of:=[.D5]/[.D$1]" office:value-type="percentage" office:value="0.844045290956599" calcext:value-type="percentage">
            <text:p>84%</text:p>
          </table:table-cell>
          <table:table-cell table:formula="of:=[.E5]/[.E$1]" office:value-type="percentage" office:value="0.679567131327953" calcext:value-type="percentage">
            <text:p>68%</text:p>
          </table:table-cell>
          <table:table-cell table:formula="of:=[.F5]/[.F$1]" office:value-type="percentage" office:value="0.206349206349206" calcext:value-type="percentage">
            <text:p>21%</text:p>
          </table:table-cell>
          <table:table-cell table:number-columns-repeated="39"/>
        </table:table-row>
        <table:table-row table:style-name="ro1">
          <table:table-cell office:value-type="float" office:value="20200104" calcext:value-type="float">
            <text:p>20200104</text:p>
          </table:table-cell>
          <table:table-cell office:value-type="float" office:value="11635" calcext:value-type="float">
            <text:p>11635</text:p>
          </table:table-cell>
          <table:table-cell office:value-type="float" office:value="7010" calcext:value-type="float">
            <text:p>7010</text:p>
          </table:table-cell>
          <table:table-cell office:value-type="float" office:value="96953" calcext:value-type="float">
            <text:p>96953</text:p>
          </table:table-cell>
          <table:table-cell office:value-type="float" office:value="6457" calcext:value-type="float">
            <text:p>645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0200104" calcext:value-type="float">
            <text:p>20200104</text:p>
          </table:table-cell>
          <table:table-cell table:formula="of:=[.B6]/[.B$1]" office:value-type="percentage" office:value="0.628748986760335" calcext:value-type="percentage">
            <text:p>63%</text:p>
          </table:table-cell>
          <table:table-cell table:formula="of:=[.C6]/[.C$1]" office:value-type="percentage" office:value="0.381600435492651" calcext:value-type="percentage">
            <text:p>38%</text:p>
          </table:table-cell>
          <table:table-cell table:formula="of:=[.D6]/[.D$1]" office:value-type="percentage" office:value="0.796642618855894" calcext:value-type="percentage">
            <text:p>80%</text:p>
          </table:table-cell>
          <table:table-cell table:formula="of:=[.E6]/[.E$1]" office:value-type="percentage" office:value="0.394778674492541" calcext:value-type="percentage">
            <text:p>39%</text:p>
          </table:table-cell>
          <table:table-cell table:formula="of:=[.F6]/[.F$1]" office:value-type="percentage" office:value="0.122655122655123" calcext:value-type="percentage">
            <text:p>12%</text:p>
          </table:table-cell>
          <table:table-cell table:number-columns-repeated="39"/>
        </table:table-row>
        <table:table-row table:style-name="ro1">
          <table:table-cell office:value-type="float" office:value="20200105" calcext:value-type="float">
            <text:p>20200105</text:p>
          </table:table-cell>
          <table:table-cell office:value-type="float" office:value="9837" calcext:value-type="float">
            <text:p>9837</text:p>
          </table:table-cell>
          <table:table-cell office:value-type="float" office:value="6431" calcext:value-type="float">
            <text:p>6431</text:p>
          </table:table-cell>
          <table:table-cell office:value-type="float" office:value="88021" calcext:value-type="float">
            <text:p>88021</text:p>
          </table:table-cell>
          <table:table-cell office:value-type="float" office:value="4443" calcext:value-type="float">
            <text:p>444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0200105" calcext:value-type="float">
            <text:p>20200105</text:p>
          </table:table-cell>
          <table:table-cell table:formula="of:=[.B7]/[.B$1]" office:value-type="percentage" office:value="0.53158605782221" calcext:value-type="percentage">
            <text:p>53%</text:p>
          </table:table-cell>
          <table:table-cell table:formula="of:=[.C7]/[.C$1]" office:value-type="percentage" office:value="0.350081654872074" calcext:value-type="percentage">
            <text:p>35%</text:p>
          </table:table-cell>
          <table:table-cell table:formula="of:=[.D7]/[.D$1]" office:value-type="percentage" office:value="0.723250234178567" calcext:value-type="percentage">
            <text:p>72%</text:p>
          </table:table-cell>
          <table:table-cell table:formula="of:=[.E7]/[.E$1]" office:value-type="percentage" office:value="0.271643433602348" calcext:value-type="percentage">
            <text:p>27%</text:p>
          </table:table-cell>
          <table:table-cell table:formula="of:=[.F7]/[.F$1]" office:value-type="percentage" office:value="0.0678210678210678" calcext:value-type="percentage">
            <text:p>7%</text:p>
          </table:table-cell>
          <table:table-cell table:number-columns-repeated="39"/>
        </table:table-row>
        <table:table-row table:style-name="ro1">
          <table:table-cell office:value-type="float" office:value="20200106" calcext:value-type="float">
            <text:p>20200106</text:p>
          </table:table-cell>
          <table:table-cell office:value-type="float" office:value="14788" calcext:value-type="float">
            <text:p>14788</text:p>
          </table:table-cell>
          <table:table-cell office:value-type="float" office:value="13321" calcext:value-type="float">
            <text:p>13321</text:p>
          </table:table-cell>
          <table:table-cell office:value-type="float" office:value="105184" calcext:value-type="float">
            <text:p>105184</text:p>
          </table:table-cell>
          <table:table-cell office:value-type="float" office:value="14726" calcext:value-type="float">
            <text:p>14726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float" office:value="20200106" calcext:value-type="float">
            <text:p>20200106</text:p>
          </table:table-cell>
          <table:table-cell table:formula="of:=[.B8]/[.B$1]" office:value-type="percentage" office:value="0.799135368819238" calcext:value-type="percentage">
            <text:p>80%</text:p>
          </table:table-cell>
          <table:table-cell table:formula="of:=[.C8]/[.C$1]" office:value-type="percentage" office:value="0.725149700598802" calcext:value-type="percentage">
            <text:p>73%</text:p>
          </table:table-cell>
          <table:table-cell table:formula="of:=[.D8]/[.D$1]" office:value-type="percentage" office:value="0.864275032456328" calcext:value-type="percentage">
            <text:p>86%</text:p>
          </table:table-cell>
          <table:table-cell table:formula="of:=[.E8]/[.E$1]" office:value-type="percentage" office:value="0.900342382000489" calcext:value-type="percentage">
            <text:p>90%</text:p>
          </table:table-cell>
          <table:table-cell table:formula="of:=[.F8]/[.F$1]" office:value-type="percentage" office:value="0.672438672438672" calcext:value-type="percentage">
            <text:p>67%</text:p>
          </table:table-cell>
          <table:table-cell table:number-columns-repeated="39"/>
        </table:table-row>
        <table:table-row table:style-name="ro1">
          <table:table-cell office:value-type="float" office:value="20200107" calcext:value-type="float">
            <text:p>20200107</text:p>
          </table:table-cell>
          <table:table-cell office:value-type="float" office:value="12059" calcext:value-type="float">
            <text:p>12059</text:p>
          </table:table-cell>
          <table:table-cell office:value-type="float" office:value="13903" calcext:value-type="float">
            <text:p>13903</text:p>
          </table:table-cell>
          <table:table-cell office:value-type="float" office:value="102135" calcext:value-type="float">
            <text:p>102135</text:p>
          </table:table-cell>
          <table:table-cell office:value-type="float" office:value="13959" calcext:value-type="float">
            <text:p>13959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20200107" calcext:value-type="float">
            <text:p>20200107</text:p>
          </table:table-cell>
          <table:table-cell table:formula="of:=[.B9]/[.B$1]" office:value-type="percentage" office:value="0.651661713050527" calcext:value-type="percentage">
            <text:p>65%</text:p>
          </table:table-cell>
          <table:table-cell table:formula="of:=[.C9]/[.C$1]" office:value-type="percentage" office:value="0.756831790963527" calcext:value-type="percentage">
            <text:p>76%</text:p>
          </table:table-cell>
          <table:table-cell table:formula="of:=[.D9]/[.D$1]" office:value-type="percentage" office:value="0.839222034148987" calcext:value-type="percentage">
            <text:p>84%</text:p>
          </table:table-cell>
          <table:table-cell table:formula="of:=[.E9]/[.E$1]" office:value-type="percentage" office:value="0.853448275862069" calcext:value-type="percentage">
            <text:p>85%</text:p>
          </table:table-cell>
          <table:table-cell table:formula="of:=[.F9]/[.F$1]" office:value-type="percentage" office:value="0.52958152958153" calcext:value-type="percentage">
            <text:p>53%</text:p>
          </table:table-cell>
          <table:table-cell table:number-columns-repeated="39"/>
        </table:table-row>
        <table:table-row table:style-name="ro1">
          <table:table-cell office:value-type="float" office:value="20200108" calcext:value-type="float">
            <text:p>20200108</text:p>
          </table:table-cell>
          <table:table-cell office:value-type="float" office:value="12150" calcext:value-type="float">
            <text:p>12150</text:p>
          </table:table-cell>
          <table:table-cell office:value-type="float" office:value="15052" calcext:value-type="float">
            <text:p>15052</text:p>
          </table:table-cell>
          <table:table-cell office:value-type="float" office:value="104423" calcext:value-type="float">
            <text:p>104423</text:p>
          </table:table-cell>
          <table:table-cell office:value-type="float" office:value="13700" calcext:value-type="float">
            <text:p>1370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0200108" calcext:value-type="float">
            <text:p>20200108</text:p>
          </table:table-cell>
          <table:table-cell table:formula="of:=[.B10]/[.B$1]" office:value-type="percentage" office:value="0.656579302891111" calcext:value-type="percentage">
            <text:p>66%</text:p>
          </table:table-cell>
          <table:table-cell table:formula="of:=[.C10]/[.C$1]" office:value-type="percentage" office:value="0.819379422972237" calcext:value-type="percentage">
            <text:p>82%</text:p>
          </table:table-cell>
          <table:table-cell table:formula="of:=[.D10]/[.D$1]" office:value-type="percentage" office:value="0.858022053869287" calcext:value-type="percentage">
            <text:p>86%</text:p>
          </table:table-cell>
          <table:table-cell table:formula="of:=[.E10]/[.E$1]" office:value-type="percentage" office:value="0.837613108339447" calcext:value-type="percentage">
            <text:p>84%</text:p>
          </table:table-cell>
          <table:table-cell table:formula="of:=[.F10]/[.F$1]" office:value-type="percentage" office:value="0.619047619047619" calcext:value-type="percentage">
            <text:p>62%</text:p>
          </table:table-cell>
          <table:table-cell table:number-columns-repeated="39"/>
        </table:table-row>
        <table:table-row table:style-name="ro1">
          <table:table-cell office:value-type="float" office:value="20200109" calcext:value-type="float">
            <text:p>20200109</text:p>
          </table:table-cell>
          <table:table-cell office:value-type="float" office:value="9748" calcext:value-type="float">
            <text:p>9748</text:p>
          </table:table-cell>
          <table:table-cell office:value-type="float" office:value="11188" calcext:value-type="float">
            <text:p>11188</text:p>
          </table:table-cell>
          <table:table-cell office:value-type="float" office:value="104263" calcext:value-type="float">
            <text:p>104263</text:p>
          </table:table-cell>
          <table:table-cell office:value-type="float" office:value="13621" calcext:value-type="float">
            <text:p>1362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20200109" calcext:value-type="float">
            <text:p>20200109</text:p>
          </table:table-cell>
          <table:table-cell table:formula="of:=[.B11]/[.B$1]" office:value-type="percentage" office:value="0.526776546879222" calcext:value-type="percentage">
            <text:p>53%</text:p>
          </table:table-cell>
          <table:table-cell table:formula="of:=[.C11]/[.C$1]" office:value-type="percentage" office:value="0.609036472509526" calcext:value-type="percentage">
            <text:p>61%</text:p>
          </table:table-cell>
          <table:table-cell table:formula="of:=[.D11]/[.D$1]" office:value-type="percentage" office:value="0.85670736717556" calcext:value-type="percentage">
            <text:p>86%</text:p>
          </table:table-cell>
          <table:table-cell table:formula="of:=[.E11]/[.E$1]" office:value-type="percentage" office:value="0.832783076546833" calcext:value-type="percentage">
            <text:p>83%</text:p>
          </table:table-cell>
          <table:table-cell table:formula="of:=[.F11]/[.F$1]" office:value-type="percentage" office:value="0.717171717171717" calcext:value-type="percentage">
            <text:p>72%</text:p>
          </table:table-cell>
          <table:table-cell table:number-columns-repeated="39"/>
        </table:table-row>
        <table:table-row table:style-name="ro1">
          <table:table-cell office:value-type="float" office:value="20200110" calcext:value-type="float">
            <text:p>20200110</text:p>
          </table:table-cell>
          <table:table-cell office:value-type="float" office:value="11913" calcext:value-type="float">
            <text:p>11913</text:p>
          </table:table-cell>
          <table:table-cell office:value-type="float" office:value="14032" calcext:value-type="float">
            <text:p>14032</text:p>
          </table:table-cell>
          <table:table-cell office:value-type="float" office:value="108763" calcext:value-type="float">
            <text:p>108763</text:p>
          </table:table-cell>
          <table:table-cell office:value-type="float" office:value="14145" calcext:value-type="float">
            <text:p>14145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float" office:value="20200110" calcext:value-type="float">
            <text:p>20200110</text:p>
          </table:table-cell>
          <table:table-cell table:formula="of:=[.B12]/[.B$1]" office:value-type="percentage" office:value="0.643771953526074" calcext:value-type="percentage">
            <text:p>64%</text:p>
          </table:table-cell>
          <table:table-cell table:formula="of:=[.C12]/[.C$1]" office:value-type="percentage" office:value="0.763854109961894" calcext:value-type="percentage">
            <text:p>76%</text:p>
          </table:table-cell>
          <table:table-cell table:formula="of:=[.D12]/[.D$1]" office:value-type="percentage" office:value="0.89368293043664" calcext:value-type="percentage">
            <text:p>89%</text:p>
          </table:table-cell>
          <table:table-cell table:formula="of:=[.E12]/[.E$1]" office:value-type="percentage" office:value="0.864820249449743" calcext:value-type="percentage">
            <text:p>86%</text:p>
          </table:table-cell>
          <table:table-cell table:formula="of:=[.F12]/[.F$1]" office:value-type="percentage" office:value="0.666666666666667" calcext:value-type="percentage">
            <text:p>67%</text:p>
          </table:table-cell>
          <table:table-cell table:number-columns-repeated="39"/>
        </table:table-row>
        <table:table-row table:style-name="ro1">
          <table:table-cell office:value-type="float" office:value="20200111" calcext:value-type="float">
            <text:p>20200111</text:p>
          </table:table-cell>
          <table:table-cell office:value-type="float" office:value="11610" calcext:value-type="float">
            <text:p>11610</text:p>
          </table:table-cell>
          <table:table-cell office:value-type="float" office:value="9188" calcext:value-type="float">
            <text:p>9188</text:p>
          </table:table-cell>
          <table:table-cell office:value-type="float" office:value="107396" calcext:value-type="float">
            <text:p>107396</text:p>
          </table:table-cell>
          <table:table-cell office:value-type="float" office:value="6771" calcext:value-type="float">
            <text:p>6771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0200111" calcext:value-type="float">
            <text:p>20200111</text:p>
          </table:table-cell>
          <table:table-cell table:formula="of:=[.B13]/[.B$1]" office:value-type="percentage" office:value="0.627398000540395" calcext:value-type="percentage">
            <text:p>63%</text:p>
          </table:table-cell>
          <table:table-cell table:formula="of:=[.C13]/[.C$1]" office:value-type="percentage" office:value="0.500163309744148" calcext:value-type="percentage">
            <text:p>50%</text:p>
          </table:table-cell>
          <table:table-cell table:formula="of:=[.D13]/[.D$1]" office:value-type="percentage" office:value="0.882450575997108" calcext:value-type="percentage">
            <text:p>88%</text:p>
          </table:table-cell>
          <table:table-cell table:formula="of:=[.E13]/[.E$1]" office:value-type="percentage" office:value="0.413976522377109" calcext:value-type="percentage">
            <text:p>41%</text:p>
          </table:table-cell>
          <table:table-cell table:formula="of:=[.F13]/[.F$1]" office:value-type="percentage" office:value="0.142857142857143" calcext:value-type="percentage">
            <text:p>14%</text:p>
          </table:table-cell>
          <table:table-cell table:number-columns-repeated="39"/>
        </table:table-row>
        <table:table-row table:style-name="ro1">
          <table:table-cell office:value-type="float" office:value="20200112" calcext:value-type="float">
            <text:p>20200112</text:p>
          </table:table-cell>
          <table:table-cell office:value-type="float" office:value="8926" calcext:value-type="float">
            <text:p>8926</text:p>
          </table:table-cell>
          <table:table-cell office:value-type="float" office:value="7234" calcext:value-type="float">
            <text:p>7234</text:p>
          </table:table-cell>
          <table:table-cell office:value-type="float" office:value="85558" calcext:value-type="float">
            <text:p>85558</text:p>
          </table:table-cell>
          <table:table-cell office:value-type="float" office:value="4404" calcext:value-type="float">
            <text:p>440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0200112" calcext:value-type="float">
            <text:p>20200112</text:p>
          </table:table-cell>
          <table:table-cell table:formula="of:=[.B14]/[.B$1]" office:value-type="percentage" office:value="0.482356119967576" calcext:value-type="percentage">
            <text:p>48%</text:p>
          </table:table-cell>
          <table:table-cell table:formula="of:=[.C14]/[.C$1]" office:value-type="percentage" office:value="0.393794229722373" calcext:value-type="percentage">
            <text:p>39%</text:p>
          </table:table-cell>
          <table:table-cell table:formula="of:=[.D14]/[.D$1]" office:value-type="percentage" office:value="0.703012275887003" calcext:value-type="percentage">
            <text:p>70%</text:p>
          </table:table-cell>
          <table:table-cell table:formula="of:=[.E14]/[.E$1]" office:value-type="percentage" office:value="0.269258987527513" calcext:value-type="percentage">
            <text:p>27%</text:p>
          </table:table-cell>
          <table:table-cell table:formula="of:=[.F14]/[.F$1]" office:value-type="percentage" office:value="0.0375180375180375" calcext:value-type="percentage">
            <text:p>4%</text:p>
          </table:table-cell>
          <table:table-cell table:number-columns-repeated="39"/>
        </table:table-row>
        <table:table-row table:style-name="ro1">
          <table:table-cell office:value-type="float" office:value="20200113" calcext:value-type="float">
            <text:p>20200113</text:p>
          </table:table-cell>
          <table:table-cell office:value-type="float" office:value="10767" calcext:value-type="float">
            <text:p>10767</text:p>
          </table:table-cell>
          <table:table-cell office:value-type="float" office:value="12325" calcext:value-type="float">
            <text:p>12325</text:p>
          </table:table-cell>
          <table:table-cell office:value-type="float" office:value="106601" calcext:value-type="float">
            <text:p>106601</text:p>
          </table:table-cell>
          <table:table-cell office:value-type="float" office:value="13730" calcext:value-type="float">
            <text:p>13730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0200113" calcext:value-type="float">
            <text:p>20200113</text:p>
          </table:table-cell>
          <table:table-cell table:formula="of:=[.B15]/[.B$1]" office:value-type="percentage" office:value="0.581842745203999" calcext:value-type="percentage">
            <text:p>58%</text:p>
          </table:table-cell>
          <table:table-cell table:formula="of:=[.C15]/[.C$1]" office:value-type="percentage" office:value="0.670930865541644" calcext:value-type="percentage">
            <text:p>67%</text:p>
          </table:table-cell>
          <table:table-cell table:formula="of:=[.D15]/[.D$1]" office:value-type="percentage" office:value="0.87591822648765" calcext:value-type="percentage">
            <text:p>88%</text:p>
          </table:table-cell>
          <table:table-cell table:formula="of:=[.E15]/[.E$1]" office:value-type="percentage" office:value="0.839447297627782" calcext:value-type="percentage">
            <text:p>84%</text:p>
          </table:table-cell>
          <table:table-cell table:formula="of:=[.F15]/[.F$1]" office:value-type="percentage" office:value="0.623376623376623" calcext:value-type="percentage">
            <text:p>62%</text:p>
          </table:table-cell>
          <table:table-cell table:number-columns-repeated="39"/>
        </table:table-row>
        <table:table-row table:style-name="ro1">
          <table:table-cell office:value-type="float" office:value="20200114" calcext:value-type="float">
            <text:p>20200114</text:p>
          </table:table-cell>
          <table:table-cell office:value-type="float" office:value="10988" calcext:value-type="float">
            <text:p>10988</text:p>
          </table:table-cell>
          <table:table-cell office:value-type="float" office:value="11894" calcext:value-type="float">
            <text:p>11894</text:p>
          </table:table-cell>
          <table:table-cell office:value-type="float" office:value="102996" calcext:value-type="float">
            <text:p>102996</text:p>
          </table:table-cell>
          <table:table-cell office:value-type="float" office:value="13817" calcext:value-type="float">
            <text:p>13817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20200114" calcext:value-type="float">
            <text:p>20200114</text:p>
          </table:table-cell>
          <table:table-cell table:formula="of:=[.B16]/[.B$1]" office:value-type="percentage" office:value="0.593785463388273" calcext:value-type="percentage">
            <text:p>59%</text:p>
          </table:table-cell>
          <table:table-cell table:formula="of:=[.C16]/[.C$1]" office:value-type="percentage" office:value="0.647468698965705" calcext:value-type="percentage">
            <text:p>65%</text:p>
          </table:table-cell>
          <table:table-cell table:formula="of:=[.D16]/[.D$1]" office:value-type="percentage" office:value="0.846296691919607" calcext:value-type="percentage">
            <text:p>85%</text:p>
          </table:table-cell>
          <table:table-cell table:formula="of:=[.E16]/[.E$1]" office:value-type="percentage" office:value="0.844766446563952" calcext:value-type="percentage">
            <text:p>84%</text:p>
          </table:table-cell>
          <table:table-cell table:formula="of:=[.F16]/[.F$1]" office:value-type="percentage" office:value="0.528138528138528" calcext:value-type="percentage">
            <text:p>53%</text:p>
          </table:table-cell>
          <table:table-cell table:number-columns-repeated="39"/>
        </table:table-row>
        <table:table-row table:style-name="ro1">
          <table:table-cell office:value-type="float" office:value="20200115" calcext:value-type="float">
            <text:p>20200115</text:p>
          </table:table-cell>
          <table:table-cell office:value-type="float" office:value="11877" calcext:value-type="float">
            <text:p>11877</text:p>
          </table:table-cell>
          <table:table-cell office:value-type="float" office:value="13147" calcext:value-type="float">
            <text:p>13147</text:p>
          </table:table-cell>
          <table:table-cell office:value-type="float" office:value="109004" calcext:value-type="float">
            <text:p>109004</text:p>
          </table:table-cell>
          <table:table-cell office:value-type="float" office:value="13607" calcext:value-type="float">
            <text:p>13607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float" office:value="20200115" calcext:value-type="float">
            <text:p>20200115</text:p>
          </table:table-cell>
          <table:table-cell table:formula="of:=[.B17]/[.B$1]" office:value-type="percentage" office:value="0.64182653336936" calcext:value-type="percentage">
            <text:p>64%</text:p>
          </table:table-cell>
          <table:table-cell table:formula="of:=[.C17]/[.C$1]" office:value-type="percentage" office:value="0.715677735438214" calcext:value-type="percentage">
            <text:p>72%</text:p>
          </table:table-cell>
          <table:table-cell table:formula="of:=[.D17]/[.D$1]" office:value-type="percentage" office:value="0.895663177269067" calcext:value-type="percentage">
            <text:p>90%</text:p>
          </table:table-cell>
          <table:table-cell table:formula="of:=[.E17]/[.E$1]" office:value-type="percentage" office:value="0.83192712154561" calcext:value-type="percentage">
            <text:p>83%</text:p>
          </table:table-cell>
          <table:table-cell table:formula="of:=[.F17]/[.F$1]" office:value-type="percentage" office:value="0.551226551226551" calcext:value-type="percentage">
            <text:p>55%</text:p>
          </table:table-cell>
          <table:table-cell table:number-columns-repeated="39"/>
        </table:table-row>
        <table:table-row table:style-name="ro1">
          <table:table-cell office:value-type="float" office:value="20200116" calcext:value-type="float">
            <text:p>20200116</text:p>
          </table:table-cell>
          <table:table-cell office:value-type="float" office:value="15389" calcext:value-type="float">
            <text:p>15389</text:p>
          </table:table-cell>
          <table:table-cell office:value-type="float" office:value="13967" calcext:value-type="float">
            <text:p>13967</text:p>
          </table:table-cell>
          <table:table-cell office:value-type="float" office:value="111142" calcext:value-type="float">
            <text:p>111142</text:p>
          </table:table-cell>
          <table:table-cell office:value-type="float" office:value="14398" calcext:value-type="float">
            <text:p>14398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20200116" calcext:value-type="float">
            <text:p>20200116</text:p>
          </table:table-cell>
          <table:table-cell table:formula="of:=[.B18]/[.B$1]" office:value-type="percentage" office:value="0.831613077546609" calcext:value-type="percentage">
            <text:p>83%</text:p>
          </table:table-cell>
          <table:table-cell table:formula="of:=[.C18]/[.C$1]" office:value-type="percentage" office:value="0.76031573217202" calcext:value-type="percentage">
            <text:p>76%</text:p>
          </table:table-cell>
          <table:table-cell table:formula="of:=[.D18]/[.D$1]" office:value-type="percentage" office:value="0.913230678213998" calcext:value-type="percentage">
            <text:p>91%</text:p>
          </table:table-cell>
          <table:table-cell table:formula="of:=[.E18]/[.E$1]" office:value-type="percentage" office:value="0.880288579114698" calcext:value-type="percentage">
            <text:p>88%</text:p>
          </table:table-cell>
          <table:table-cell table:formula="of:=[.F18]/[.F$1]" office:value-type="percentage" office:value="0.649350649350649" calcext:value-type="percentage">
            <text:p>65%</text:p>
          </table:table-cell>
          <table:table-cell table:number-columns-repeated="39"/>
        </table:table-row>
        <table:table-row table:style-name="ro1">
          <table:table-cell office:value-type="float" office:value="20200117" calcext:value-type="float">
            <text:p>20200117</text:p>
          </table:table-cell>
          <table:table-cell office:value-type="float" office:value="15207" calcext:value-type="float">
            <text:p>15207</text:p>
          </table:table-cell>
          <table:table-cell office:value-type="float" office:value="13350" calcext:value-type="float">
            <text:p>13350</text:p>
          </table:table-cell>
          <table:table-cell office:value-type="float" office:value="113833" calcext:value-type="float">
            <text:p>113833</text:p>
          </table:table-cell>
          <table:table-cell office:value-type="float" office:value="13864" calcext:value-type="float">
            <text:p>13864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20200117" calcext:value-type="float">
            <text:p>20200117</text:p>
          </table:table-cell>
          <table:table-cell table:formula="of:=[.B19]/[.B$1]" office:value-type="percentage" office:value="0.821777897865442" calcext:value-type="percentage">
            <text:p>82%</text:p>
          </table:table-cell>
          <table:table-cell table:formula="of:=[.C19]/[.C$1]" office:value-type="percentage" office:value="0.7267283614589" calcext:value-type="percentage">
            <text:p>73%</text:p>
          </table:table-cell>
          <table:table-cell table:formula="of:=[.D19]/[.D$1]" office:value-type="percentage" office:value="0.935342065044124" calcext:value-type="percentage">
            <text:p>94%</text:p>
          </table:table-cell>
          <table:table-cell table:formula="of:=[.E19]/[.E$1]" office:value-type="percentage" office:value="0.847640009782343" calcext:value-type="percentage">
            <text:p>85%</text:p>
          </table:table-cell>
          <table:table-cell table:formula="of:=[.F19]/[.F$1]" office:value-type="percentage" office:value="0.577200577200577" calcext:value-type="percentage">
            <text:p>58%</text:p>
          </table:table-cell>
          <table:table-cell table:number-columns-repeated="39"/>
        </table:table-row>
        <table:table-row table:style-name="ro1">
          <table:table-cell office:value-type="float" office:value="20200118" calcext:value-type="float">
            <text:p>20200118</text:p>
          </table:table-cell>
          <table:table-cell office:value-type="float" office:value="14849" calcext:value-type="float">
            <text:p>14849</text:p>
          </table:table-cell>
          <table:table-cell office:value-type="float" office:value="8510" calcext:value-type="float">
            <text:p>8510</text:p>
          </table:table-cell>
          <table:table-cell office:value-type="float" office:value="113263" calcext:value-type="float">
            <text:p>113263</text:p>
          </table:table-cell>
          <table:table-cell office:value-type="float" office:value="9070" calcext:value-type="float">
            <text:p>907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20200118" calcext:value-type="float">
            <text:p>20200118</text:p>
          </table:table-cell>
          <table:table-cell table:formula="of:=[.B20]/[.B$1]" office:value-type="percentage" office:value="0.802431775195893" calcext:value-type="percentage">
            <text:p>80%</text:p>
          </table:table-cell>
          <table:table-cell table:formula="of:=[.C20]/[.C$1]" office:value-type="percentage" office:value="0.463255307566685" calcext:value-type="percentage">
            <text:p>46%</text:p>
          </table:table-cell>
          <table:table-cell table:formula="of:=[.D20]/[.D$1]" office:value-type="percentage" office:value="0.930658493697721" calcext:value-type="percentage">
            <text:p>93%</text:p>
          </table:table-cell>
          <table:table-cell table:formula="of:=[.E20]/[.E$1]" office:value-type="percentage" office:value="0.554536561506481" calcext:value-type="percentage">
            <text:p>55%</text:p>
          </table:table-cell>
          <table:table-cell table:formula="of:=[.F20]/[.F$1]" office:value-type="percentage" office:value="0.204906204906205" calcext:value-type="percentage">
            <text:p>20%</text:p>
          </table:table-cell>
          <table:table-cell table:number-columns-repeated="39"/>
        </table:table-row>
        <table:table-row table:style-name="ro1">
          <table:table-cell office:value-type="float" office:value="20200119" calcext:value-type="float">
            <text:p>20200119</text:p>
          </table:table-cell>
          <table:table-cell office:value-type="float" office:value="11745" calcext:value-type="float">
            <text:p>11745</text:p>
          </table:table-cell>
          <table:table-cell office:value-type="float" office:value="7593" calcext:value-type="float">
            <text:p>7593</text:p>
          </table:table-cell>
          <table:table-cell office:value-type="float" office:value="93874" calcext:value-type="float">
            <text:p>93874</text:p>
          </table:table-cell>
          <table:table-cell office:value-type="float" office:value="5911" calcext:value-type="float">
            <text:p>591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0200119" calcext:value-type="float">
            <text:p>20200119</text:p>
          </table:table-cell>
          <table:table-cell table:formula="of:=[.B21]/[.B$1]" office:value-type="percentage" office:value="0.634693326128074" calcext:value-type="percentage">
            <text:p>63%</text:p>
          </table:table-cell>
          <table:table-cell table:formula="of:=[.C21]/[.C$1]" office:value-type="percentage" office:value="0.413336962438759" calcext:value-type="percentage">
            <text:p>41%</text:p>
          </table:table-cell>
          <table:table-cell table:formula="of:=[.D21]/[.D$1]" office:value-type="percentage" office:value="0.771343116793479" calcext:value-type="percentage">
            <text:p>77%</text:p>
          </table:table-cell>
          <table:table-cell table:formula="of:=[.E21]/[.E$1]" office:value-type="percentage" office:value="0.361396429444852" calcext:value-type="percentage">
            <text:p>36%</text:p>
          </table:table-cell>
          <table:table-cell table:formula="of:=[.F21]/[.F$1]" office:value-type="percentage" office:value="0.0836940836940837" calcext:value-type="percentage">
            <text:p>8%</text:p>
          </table:table-cell>
          <table:table-cell table:number-columns-repeated="39"/>
        </table:table-row>
        <table:table-row table:style-name="ro1">
          <table:table-cell office:value-type="float" office:value="20200120" calcext:value-type="float">
            <text:p>20200120</text:p>
          </table:table-cell>
          <table:table-cell office:value-type="float" office:value="16879" calcext:value-type="float">
            <text:p>16879</text:p>
          </table:table-cell>
          <table:table-cell office:value-type="float" office:value="14538" calcext:value-type="float">
            <text:p>14538</text:p>
          </table:table-cell>
          <table:table-cell office:value-type="float" office:value="109104" calcext:value-type="float">
            <text:p>109104</text:p>
          </table:table-cell>
          <table:table-cell office:value-type="float" office:value="15514" calcext:value-type="float">
            <text:p>15514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20200120" calcext:value-type="float">
            <text:p>20200120</text:p>
          </table:table-cell>
          <table:table-cell table:formula="of:=[.B22]/[.B$1]" office:value-type="percentage" office:value="0.912131856255066" calcext:value-type="percentage">
            <text:p>91%</text:p>
          </table:table-cell>
          <table:table-cell table:formula="of:=[.C22]/[.C$1]" office:value-type="percentage" office:value="0.791399020141535" calcext:value-type="percentage">
            <text:p>79%</text:p>
          </table:table-cell>
          <table:table-cell table:formula="of:=[.D22]/[.D$1]" office:value-type="percentage" office:value="0.896484856452647" calcext:value-type="percentage">
            <text:p>90%</text:p>
          </table:table-cell>
          <table:table-cell table:formula="of:=[.E22]/[.E$1]" office:value-type="percentage" office:value="0.948520420640743" calcext:value-type="percentage">
            <text:p>95%</text:p>
          </table:table-cell>
          <table:table-cell table:formula="of:=[.F22]/[.F$1]" office:value-type="percentage" office:value="0.611832611832612" calcext:value-type="percentage">
            <text:p>61%</text:p>
          </table:table-cell>
          <table:table-cell table:number-columns-repeated="39"/>
        </table:table-row>
        <table:table-row table:style-name="ro1">
          <table:table-cell office:value-type="float" office:value="20200121" calcext:value-type="float">
            <text:p>20200121</text:p>
          </table:table-cell>
          <table:table-cell office:value-type="float" office:value="17223" calcext:value-type="float">
            <text:p>17223</text:p>
          </table:table-cell>
          <table:table-cell office:value-type="float" office:value="15310" calcext:value-type="float">
            <text:p>15310</text:p>
          </table:table-cell>
          <table:table-cell office:value-type="float" office:value="113587" calcext:value-type="float">
            <text:p>113587</text:p>
          </table:table-cell>
          <table:table-cell office:value-type="float" office:value="15179" calcext:value-type="float">
            <text:p>15179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20200121" calcext:value-type="float">
            <text:p>20200121</text:p>
          </table:table-cell>
          <table:table-cell table:formula="of:=[.B23]/[.B$1]" office:value-type="percentage" office:value="0.930721426641448" calcext:value-type="percentage">
            <text:p>93%</text:p>
          </table:table-cell>
          <table:table-cell table:formula="of:=[.C23]/[.C$1]" office:value-type="percentage" office:value="0.833424060968971" calcext:value-type="percentage">
            <text:p>83%</text:p>
          </table:table-cell>
          <table:table-cell table:formula="of:=[.D23]/[.D$1]" office:value-type="percentage" office:value="0.933320734252519" calcext:value-type="percentage">
            <text:p>93%</text:p>
          </table:table-cell>
          <table:table-cell table:formula="of:=[.E23]/[.E$1]" office:value-type="percentage" office:value="0.928038640254341" calcext:value-type="percentage">
            <text:p>93%</text:p>
          </table:table-cell>
          <table:table-cell table:formula="of:=[.F23]/[.F$1]" office:value-type="percentage" office:value="0.696969696969697" calcext:value-type="percentage">
            <text:p>70%</text:p>
          </table:table-cell>
          <table:table-cell table:number-columns-repeated="39"/>
        </table:table-row>
        <table:table-row table:style-name="ro1">
          <table:table-cell office:value-type="float" office:value="20200122" calcext:value-type="float">
            <text:p>20200122</text:p>
          </table:table-cell>
          <table:table-cell office:value-type="float" office:value="15537" calcext:value-type="float">
            <text:p>15537</text:p>
          </table:table-cell>
          <table:table-cell office:value-type="float" office:value="14724" calcext:value-type="float">
            <text:p>14724</text:p>
          </table:table-cell>
          <table:table-cell office:value-type="float" office:value="114478" calcext:value-type="float">
            <text:p>114478</text:p>
          </table:table-cell>
          <table:table-cell office:value-type="float" office:value="14226" calcext:value-type="float">
            <text:p>14226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float" office:value="20200122" calcext:value-type="float">
            <text:p>20200122</text:p>
          </table:table-cell>
          <table:table-cell table:formula="of:=[.B24]/[.B$1]" office:value-type="percentage" office:value="0.839610915968657" calcext:value-type="percentage">
            <text:p>84%</text:p>
          </table:table-cell>
          <table:table-cell table:formula="of:=[.C24]/[.C$1]" office:value-type="percentage" office:value="0.801524224278715" calcext:value-type="percentage">
            <text:p>80%</text:p>
          </table:table-cell>
          <table:table-cell table:formula="of:=[.D24]/[.D$1]" office:value-type="percentage" office:value="0.940641895778212" calcext:value-type="percentage">
            <text:p>94%</text:p>
          </table:table-cell>
          <table:table-cell table:formula="of:=[.E24]/[.E$1]" office:value-type="percentage" office:value="0.869772560528246" calcext:value-type="percentage">
            <text:p>87%</text:p>
          </table:table-cell>
          <table:table-cell table:formula="of:=[.F24]/[.F$1]" office:value-type="percentage" office:value="0.581529581529582" calcext:value-type="percentage">
            <text:p>58%</text:p>
          </table:table-cell>
          <table:table-cell table:number-columns-repeated="39"/>
        </table:table-row>
        <table:table-row table:style-name="ro1">
          <table:table-cell office:value-type="float" office:value="20200123" calcext:value-type="float">
            <text:p>20200123</text:p>
          </table:table-cell>
          <table:table-cell office:value-type="float" office:value="17047" calcext:value-type="float">
            <text:p>17047</text:p>
          </table:table-cell>
          <table:table-cell office:value-type="float" office:value="15850" calcext:value-type="float">
            <text:p>15850</text:p>
          </table:table-cell>
          <table:table-cell office:value-type="float" office:value="116657" calcext:value-type="float">
            <text:p>116657</text:p>
          </table:table-cell>
          <table:table-cell office:value-type="float" office:value="14367" calcext:value-type="float">
            <text:p>14367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20200123" calcext:value-type="float">
            <text:p>20200123</text:p>
          </table:table-cell>
          <table:table-cell table:formula="of:=[.B25]/[.B$1]" office:value-type="percentage" office:value="0.921210483653067" calcext:value-type="percentage">
            <text:p>92%</text:p>
          </table:table-cell>
          <table:table-cell table:formula="of:=[.C25]/[.C$1]" office:value-type="percentage" office:value="0.862819814915623" calcext:value-type="percentage">
            <text:p>86%</text:p>
          </table:table-cell>
          <table:table-cell table:formula="of:=[.D25]/[.D$1]" office:value-type="percentage" office:value="0.958546285188411" calcext:value-type="percentage">
            <text:p>96%</text:p>
          </table:table-cell>
          <table:table-cell table:formula="of:=[.E25]/[.E$1]" office:value-type="percentage" office:value="0.878393250183419" calcext:value-type="percentage">
            <text:p>88%</text:p>
          </table:table-cell>
          <table:table-cell table:formula="of:=[.F25]/[.F$1]" office:value-type="percentage" office:value="0.611832611832612" calcext:value-type="percentage">
            <text:p>61%</text:p>
          </table:table-cell>
          <table:table-cell table:number-columns-repeated="39"/>
        </table:table-row>
        <table:table-row table:style-name="ro1">
          <table:table-cell office:value-type="float" office:value="20200124" calcext:value-type="float">
            <text:p>20200124</text:p>
          </table:table-cell>
          <table:table-cell office:value-type="float" office:value="17746" calcext:value-type="float">
            <text:p>17746</text:p>
          </table:table-cell>
          <table:table-cell office:value-type="float" office:value="15314" calcext:value-type="float">
            <text:p>15314</text:p>
          </table:table-cell>
          <table:table-cell office:value-type="float" office:value="121201" calcext:value-type="float">
            <text:p>121201</text:p>
          </table:table-cell>
          <table:table-cell office:value-type="float" office:value="14607" calcext:value-type="float">
            <text:p>14607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20200124" calcext:value-type="float">
            <text:p>20200124</text:p>
          </table:table-cell>
          <table:table-cell table:formula="of:=[.B26]/[.B$1]" office:value-type="percentage" office:value="0.958984058362605" calcext:value-type="percentage">
            <text:p>96%</text:p>
          </table:table-cell>
          <table:table-cell table:formula="of:=[.C26]/[.C$1]" office:value-type="percentage" office:value="0.833641807294502" calcext:value-type="percentage">
            <text:p>83%</text:p>
          </table:table-cell>
          <table:table-cell table:formula="of:=[.D26]/[.D$1]" office:value-type="percentage" office:value="0.995883387290266" calcext:value-type="percentage">
            <text:p>100%</text:p>
          </table:table-cell>
          <table:table-cell table:formula="of:=[.E26]/[.E$1]" office:value-type="percentage" office:value="0.893066764490095" calcext:value-type="percentage">
            <text:p>89%</text:p>
          </table:table-cell>
          <table:table-cell table:formula="of:=[.F26]/[.F$1]" office:value-type="percentage" office:value="0.571428571428571" calcext:value-type="percentage">
            <text:p>57%</text:p>
          </table:table-cell>
          <table:table-cell table:number-columns-repeated="39"/>
        </table:table-row>
        <table:table-row table:style-name="ro1">
          <table:table-cell office:value-type="float" office:value="20200125" calcext:value-type="float">
            <text:p>20200125</text:p>
          </table:table-cell>
          <table:table-cell office:value-type="float" office:value="14993" calcext:value-type="float">
            <text:p>14993</text:p>
          </table:table-cell>
          <table:table-cell office:value-type="float" office:value="9597" calcext:value-type="float">
            <text:p>9597</text:p>
          </table:table-cell>
          <table:table-cell office:value-type="float" office:value="113427" calcext:value-type="float">
            <text:p>113427</text:p>
          </table:table-cell>
          <table:table-cell office:value-type="float" office:value="7672" calcext:value-type="float">
            <text:p>767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0200125" calcext:value-type="float">
            <text:p>20200125</text:p>
          </table:table-cell>
          <table:table-cell table:formula="of:=[.B27]/[.B$1]" office:value-type="percentage" office:value="0.810213455822751" calcext:value-type="percentage">
            <text:p>81%</text:p>
          </table:table-cell>
          <table:table-cell table:formula="of:=[.C27]/[.C$1]" office:value-type="percentage" office:value="0.522427871529668" calcext:value-type="percentage">
            <text:p>52%</text:p>
          </table:table-cell>
          <table:table-cell table:formula="of:=[.D27]/[.D$1]" office:value-type="percentage" office:value="0.932006047558791" calcext:value-type="percentage">
            <text:p>93%</text:p>
          </table:table-cell>
          <table:table-cell table:formula="of:=[.E27]/[.E$1]" office:value-type="percentage" office:value="0.46906334067009" calcext:value-type="percentage">
            <text:p>47%</text:p>
          </table:table-cell>
          <table:table-cell table:formula="of:=[.F27]/[.F$1]" office:value-type="percentage" office:value="0.134199134199134" calcext:value-type="percentage">
            <text:p>13%</text:p>
          </table:table-cell>
          <table:table-cell table:number-columns-repeated="39"/>
        </table:table-row>
        <table:table-row table:style-name="ro1">
          <table:table-cell office:value-type="float" office:value="20200126" calcext:value-type="float">
            <text:p>20200126</text:p>
          </table:table-cell>
          <table:table-cell office:value-type="float" office:value="10691" calcext:value-type="float">
            <text:p>10691</text:p>
          </table:table-cell>
          <table:table-cell office:value-type="float" office:value="7526" calcext:value-type="float">
            <text:p>7526</text:p>
          </table:table-cell>
          <table:table-cell office:value-type="float" office:value="93697" calcext:value-type="float">
            <text:p>93697</text:p>
          </table:table-cell>
          <table:table-cell office:value-type="float" office:value="5094" calcext:value-type="float">
            <text:p>509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0200126" calcext:value-type="float">
            <text:p>20200126</text:p>
          </table:table-cell>
          <table:table-cell table:formula="of:=[.B28]/[.B$1]" office:value-type="percentage" office:value="0.57773574709538" calcext:value-type="percentage">
            <text:p>58%</text:p>
          </table:table-cell>
          <table:table-cell table:formula="of:=[.C28]/[.C$1]" office:value-type="percentage" office:value="0.409689711486119" calcext:value-type="percentage">
            <text:p>41%</text:p>
          </table:table-cell>
          <table:table-cell table:formula="of:=[.D28]/[.D$1]" office:value-type="percentage" office:value="0.769888744638543" calcext:value-type="percentage">
            <text:p>77%</text:p>
          </table:table-cell>
          <table:table-cell table:formula="of:=[.E28]/[.E$1]" office:value-type="percentage" office:value="0.311445341159208" calcext:value-type="percentage">
            <text:p>31%</text:p>
          </table:table-cell>
          <table:table-cell table:formula="of:=[.F28]/[.F$1]" office:value-type="percentage" office:value="0.0533910533910534" calcext:value-type="percentage">
            <text:p>5%</text:p>
          </table:table-cell>
          <table:table-cell table:number-columns-repeated="39"/>
        </table:table-row>
        <table:table-row table:style-name="ro1">
          <table:table-cell office:value-type="float" office:value="20200127" calcext:value-type="float">
            <text:p>20200127</text:p>
          </table:table-cell>
          <table:table-cell office:value-type="float" office:value="14424" calcext:value-type="float">
            <text:p>14424</text:p>
          </table:table-cell>
          <table:table-cell office:value-type="float" office:value="13020" calcext:value-type="float">
            <text:p>13020</text:p>
          </table:table-cell>
          <table:table-cell office:value-type="float" office:value="110549" calcext:value-type="float">
            <text:p>110549</text:p>
          </table:table-cell>
          <table:table-cell office:value-type="float" office:value="14462" calcext:value-type="float">
            <text:p>14462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20200127" calcext:value-type="float">
            <text:p>20200127</text:p>
          </table:table-cell>
          <table:table-cell table:formula="of:=[.B29]/[.B$1]" office:value-type="percentage" office:value="0.779465009456904" calcext:value-type="percentage">
            <text:p>78%</text:p>
          </table:table-cell>
          <table:table-cell table:formula="of:=[.C29]/[.C$1]" office:value-type="percentage" office:value="0.708764289602613" calcext:value-type="percentage">
            <text:p>71%</text:p>
          </table:table-cell>
          <table:table-cell table:formula="of:=[.D29]/[.D$1]" office:value-type="percentage" office:value="0.908358120655371" calcext:value-type="percentage">
            <text:p>91%</text:p>
          </table:table-cell>
          <table:table-cell table:formula="of:=[.E29]/[.E$1]" office:value-type="percentage" office:value="0.884201516263145" calcext:value-type="percentage">
            <text:p>88%</text:p>
          </table:table-cell>
          <table:table-cell table:formula="of:=[.F29]/[.F$1]" office:value-type="percentage" office:value="0.685425685425685" calcext:value-type="percentage">
            <text:p>69%</text:p>
          </table:table-cell>
          <table:table-cell table:number-columns-repeated="39"/>
        </table:table-row>
        <table:table-row table:style-name="ro1">
          <table:table-cell office:value-type="float" office:value="20200128" calcext:value-type="float">
            <text:p>20200128</text:p>
          </table:table-cell>
          <table:table-cell office:value-type="float" office:value="17508" calcext:value-type="float">
            <text:p>17508</text:p>
          </table:table-cell>
          <table:table-cell office:value-type="float" office:value="15695" calcext:value-type="float">
            <text:p>15695</text:p>
          </table:table-cell>
          <table:table-cell office:value-type="float" office:value="115506" calcext:value-type="float">
            <text:p>115506</text:p>
          </table:table-cell>
          <table:table-cell office:value-type="float" office:value="16048" calcext:value-type="float">
            <text:p>16048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200128" calcext:value-type="float">
            <text:p>20200128</text:p>
          </table:table-cell>
          <table:table-cell table:formula="of:=[.B30]/[.B$1]" office:value-type="percentage" office:value="0.946122669548771" calcext:value-type="percentage">
            <text:p>95%</text:p>
          </table:table-cell>
          <table:table-cell table:formula="of:=[.C30]/[.C$1]" office:value-type="percentage" office:value="0.854382144801306" calcext:value-type="percentage">
            <text:p>85%</text:p>
          </table:table-cell>
          <table:table-cell table:formula="of:=[.D30]/[.D$1]" office:value-type="percentage" office:value="0.94908875778541" calcext:value-type="percentage">
            <text:p>95%</text:p>
          </table:table-cell>
          <table:table-cell table:formula="of:=[.E30]/[.E$1]" office:value-type="percentage" office:value="0.981168989973098" calcext:value-type="percentage">
            <text:p>98%</text:p>
          </table:table-cell>
          <table:table-cell table:formula="of:=[.F30]/[.F$1]" office:value-type="percentage" office:value="0.733044733044733" calcext:value-type="percentage">
            <text:p>73%</text:p>
          </table:table-cell>
          <table:table-cell table:number-columns-repeated="39"/>
        </table:table-row>
        <table:table-row table:style-name="ro1">
          <table:table-cell office:value-type="float" office:value="20200129" calcext:value-type="float">
            <text:p>20200129</text:p>
          </table:table-cell>
          <table:table-cell office:value-type="float" office:value="18394" calcext:value-type="float">
            <text:p>18394</text:p>
          </table:table-cell>
          <table:table-cell office:value-type="float" office:value="16446" calcext:value-type="float">
            <text:p>16446</text:p>
          </table:table-cell>
          <table:table-cell office:value-type="float" office:value="116345" calcext:value-type="float">
            <text:p>116345</text:p>
          </table:table-cell>
          <table:table-cell office:value-type="float" office:value="15781" calcext:value-type="float">
            <text:p>15781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float" office:value="20200129" calcext:value-type="float">
            <text:p>20200129</text:p>
          </table:table-cell>
          <table:table-cell table:formula="of:=[.B31]/[.B$1]" office:value-type="percentage" office:value="0.994001621183464" calcext:value-type="percentage">
            <text:p>99%</text:p>
          </table:table-cell>
          <table:table-cell table:formula="of:=[.C31]/[.C$1]" office:value-type="percentage" office:value="0.895264017419706" calcext:value-type="percentage">
            <text:p>90%</text:p>
          </table:table-cell>
          <table:table-cell table:formula="of:=[.D31]/[.D$1]" office:value-type="percentage" office:value="0.955982646135643" calcext:value-type="percentage">
            <text:p>96%</text:p>
          </table:table-cell>
          <table:table-cell table:formula="of:=[.E31]/[.E$1]" office:value-type="percentage" office:value="0.964844705306921" calcext:value-type="percentage">
            <text:p>96%</text:p>
          </table:table-cell>
          <table:table-cell table:formula="of:=[.F31]/[.F$1]" office:value-type="percentage" office:value="0.792207792207792" calcext:value-type="percentage">
            <text:p>79%</text:p>
          </table:table-cell>
          <table:table-cell table:number-columns-repeated="39"/>
        </table:table-row>
        <table:table-row table:style-name="ro1">
          <table:table-cell office:value-type="float" office:value="20200130" calcext:value-type="float">
            <text:p>20200130</text:p>
          </table:table-cell>
          <table:table-cell office:value-type="float" office:value="17042" calcext:value-type="float">
            <text:p>17042</text:p>
          </table:table-cell>
          <table:table-cell office:value-type="float" office:value="15751" calcext:value-type="float">
            <text:p>15751</text:p>
          </table:table-cell>
          <table:table-cell office:value-type="float" office:value="116062" calcext:value-type="float">
            <text:p>116062</text:p>
          </table:table-cell>
          <table:table-cell office:value-type="float" office:value="14895" calcext:value-type="float">
            <text:p>14895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20200130" calcext:value-type="float">
            <text:p>20200130</text:p>
          </table:table-cell>
          <table:table-cell table:formula="of:=[.B32]/[.B$1]" office:value-type="percentage" office:value="0.920940286409079" calcext:value-type="percentage">
            <text:p>92%</text:p>
          </table:table-cell>
          <table:table-cell table:formula="of:=[.C32]/[.C$1]" office:value-type="percentage" office:value="0.857430593358737" calcext:value-type="percentage">
            <text:p>86%</text:p>
          </table:table-cell>
          <table:table-cell table:formula="of:=[.D32]/[.D$1]" office:value-type="percentage" office:value="0.953657294046113" calcext:value-type="percentage">
            <text:p>95%</text:p>
          </table:table-cell>
          <table:table-cell table:formula="of:=[.E32]/[.E$1]" office:value-type="percentage" office:value="0.910674981658107" calcext:value-type="percentage">
            <text:p>91%</text:p>
          </table:table-cell>
          <table:table-cell table:formula="of:=[.F32]/[.F$1]" office:value-type="percentage" office:value="0.691197691197691" calcext:value-type="percentage">
            <text:p>69%</text:p>
          </table:table-cell>
          <table:table-cell table:number-columns-repeated="39"/>
        </table:table-row>
        <table:table-row table:style-name="ro1">
          <table:table-cell office:value-type="float" office:value="20200131" calcext:value-type="float">
            <text:p>20200131</text:p>
          </table:table-cell>
          <table:table-cell office:value-type="float" office:value="17873" calcext:value-type="float">
            <text:p>17873</text:p>
          </table:table-cell>
          <table:table-cell office:value-type="float" office:value="15645" calcext:value-type="float">
            <text:p>15645</text:p>
          </table:table-cell>
          <table:table-cell office:value-type="float" office:value="120459" calcext:value-type="float">
            <text:p>120459</text:p>
          </table:table-cell>
          <table:table-cell office:value-type="float" office:value="14776" calcext:value-type="float">
            <text:p>14776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20200131" calcext:value-type="float">
            <text:p>20200131</text:p>
          </table:table-cell>
          <table:table-cell table:formula="of:=[.B33]/[.B$1]" office:value-type="percentage" office:value="0.965847068359903" calcext:value-type="percentage">
            <text:p>97%</text:p>
          </table:table-cell>
          <table:table-cell table:formula="of:=[.C33]/[.C$1]" office:value-type="percentage" office:value="0.851660315732172" calcext:value-type="percentage">
            <text:p>85%</text:p>
          </table:table-cell>
          <table:table-cell table:formula="of:=[.D33]/[.D$1]" office:value-type="percentage" office:value="0.989786527748106" calcext:value-type="percentage">
            <text:p>99%</text:p>
          </table:table-cell>
          <table:table-cell table:formula="of:=[.E33]/[.E$1]" office:value-type="percentage" office:value="0.903399364147713" calcext:value-type="percentage">
            <text:p>90%</text:p>
          </table:table-cell>
          <table:table-cell table:formula="of:=[.F33]/[.F$1]" office:value-type="percentage" office:value="0.734487734487735" calcext:value-type="percentage">
            <text:p>73%</text:p>
          </table:table-cell>
          <table:table-cell table:number-columns-repeated="39"/>
        </table:table-row>
        <table:table-row table:style-name="ro1">
          <table:table-cell office:value-type="float" office:value="20200201" calcext:value-type="float">
            <text:p>20200201</text:p>
          </table:table-cell>
          <table:table-cell office:value-type="float" office:value="15749" calcext:value-type="float">
            <text:p>15749</text:p>
          </table:table-cell>
          <table:table-cell office:value-type="float" office:value="10006" calcext:value-type="float">
            <text:p>10006</text:p>
          </table:table-cell>
          <table:table-cell office:value-type="float" office:value="118590" calcext:value-type="float">
            <text:p>118590</text:p>
          </table:table-cell>
          <table:table-cell office:value-type="float" office:value="8051" calcext:value-type="float">
            <text:p>8051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20200201" calcext:value-type="float">
            <text:p>20200201</text:p>
          </table:table-cell>
          <table:table-cell table:formula="of:=[.B34]/[.B$1]" office:value-type="percentage" office:value="0.851067279113753" calcext:value-type="percentage">
            <text:p>85%</text:p>
          </table:table-cell>
          <table:table-cell table:formula="of:=[.C34]/[.C$1]" office:value-type="percentage" office:value="0.544692433315188" calcext:value-type="percentage">
            <text:p>54%</text:p>
          </table:table-cell>
          <table:table-cell table:formula="of:=[.D34]/[.D$1]" office:value-type="percentage" office:value="0.974429343807004" calcext:value-type="percentage">
            <text:p>97%</text:p>
          </table:table-cell>
          <table:table-cell table:formula="of:=[.E34]/[.E$1]" office:value-type="percentage" office:value="0.49223526534605" calcext:value-type="percentage">
            <text:p>49%</text:p>
          </table:table-cell>
          <table:table-cell table:formula="of:=[.F34]/[.F$1]" office:value-type="percentage" office:value="0.226551226551227" calcext:value-type="percentage">
            <text:p>23%</text:p>
          </table:table-cell>
          <table:table-cell table:number-columns-repeated="39"/>
        </table:table-row>
        <table:table-row table:style-name="ro1">
          <table:table-cell office:value-type="float" office:value="20200202" calcext:value-type="float">
            <text:p>20200202</text:p>
          </table:table-cell>
          <table:table-cell office:value-type="float" office:value="11948" calcext:value-type="float">
            <text:p>11948</text:p>
          </table:table-cell>
          <table:table-cell office:value-type="float" office:value="8353" calcext:value-type="float">
            <text:p>8353</text:p>
          </table:table-cell>
          <table:table-cell office:value-type="float" office:value="98649" calcext:value-type="float">
            <text:p>98649</text:p>
          </table:table-cell>
          <table:table-cell office:value-type="float" office:value="5144" calcext:value-type="float">
            <text:p>514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0200202" calcext:value-type="float">
            <text:p>20200202</text:p>
          </table:table-cell>
          <table:table-cell table:formula="of:=[.B35]/[.B$1]" office:value-type="percentage" office:value="0.645663334233991" calcext:value-type="percentage">
            <text:p>65%</text:p>
          </table:table-cell>
          <table:table-cell table:formula="of:=[.C35]/[.C$1]" office:value-type="percentage" office:value="0.454708764289603" calcext:value-type="percentage">
            <text:p>45%</text:p>
          </table:table-cell>
          <table:table-cell table:formula="of:=[.D35]/[.D$1]" office:value-type="percentage" office:value="0.810578297809403" calcext:value-type="percentage">
            <text:p>81%</text:p>
          </table:table-cell>
          <table:table-cell table:formula="of:=[.E35]/[.E$1]" office:value-type="percentage" office:value="0.314502323306432" calcext:value-type="percentage">
            <text:p>31%</text:p>
          </table:table-cell>
          <table:table-cell table:formula="of:=[.F35]/[.F$1]" office:value-type="percentage" office:value="0.0909090909090909" calcext:value-type="percentage">
            <text:p>9%</text:p>
          </table:table-cell>
          <table:table-cell table:number-columns-repeated="39"/>
        </table:table-row>
        <table:table-row table:style-name="ro1">
          <table:table-cell office:value-type="float" office:value="20200203" calcext:value-type="float">
            <text:p>20200203</text:p>
          </table:table-cell>
          <table:table-cell office:value-type="float" office:value="18316" calcext:value-type="float">
            <text:p>18316</text:p>
          </table:table-cell>
          <table:table-cell office:value-type="float" office:value="17610" calcext:value-type="float">
            <text:p>17610</text:p>
          </table:table-cell>
          <table:table-cell office:value-type="float" office:value="109435" calcext:value-type="float">
            <text:p>109435</text:p>
          </table:table-cell>
          <table:table-cell office:value-type="float" office:value="15373" calcext:value-type="float">
            <text:p>15373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float" office:value="20200203" calcext:value-type="float">
            <text:p>20200203</text:p>
          </table:table-cell>
          <table:table-cell table:formula="of:=[.B36]/[.B$1]" office:value-type="percentage" office:value="0.989786544177249" calcext:value-type="percentage">
            <text:p>99%</text:p>
          </table:table-cell>
          <table:table-cell table:formula="of:=[.C36]/[.C$1]" office:value-type="percentage" office:value="0.958628198149156" calcext:value-type="percentage">
            <text:p>96%</text:p>
          </table:table-cell>
          <table:table-cell table:formula="of:=[.D36]/[.D$1]" office:value-type="percentage" office:value="0.899204614550295" calcext:value-type="percentage">
            <text:p>90%</text:p>
          </table:table-cell>
          <table:table-cell table:formula="of:=[.E36]/[.E$1]" office:value-type="percentage" office:value="0.939899730985571" calcext:value-type="percentage">
            <text:p>94%</text:p>
          </table:table-cell>
          <table:table-cell table:formula="of:=[.F36]/[.F$1]" office:value-type="percentage" office:value="0.813852813852814" calcext:value-type="percentage">
            <text:p>81%</text:p>
          </table:table-cell>
          <table:table-cell table:number-columns-repeated="39"/>
        </table:table-row>
        <table:table-row table:style-name="ro1">
          <table:table-cell office:value-type="float" office:value="20200204" calcext:value-type="float">
            <text:p>20200204</text:p>
          </table:table-cell>
          <table:table-cell office:value-type="float" office:value="18505" calcext:value-type="float">
            <text:p>18505</text:p>
          </table:table-cell>
          <table:table-cell office:value-type="float" office:value="18058" calcext:value-type="float">
            <text:p>18058</text:p>
          </table:table-cell>
          <table:table-cell office:value-type="float" office:value="112194" calcext:value-type="float">
            <text:p>112194</text:p>
          </table:table-cell>
          <table:table-cell office:value-type="float" office:value="15304" calcext:value-type="float">
            <text:p>15304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0200204" calcext:value-type="float">
            <text:p>20200204</text:p>
          </table:table-cell>
          <table:table-cell table:formula="of:=[.B37]/[.B$1]" office:value-type="percentage" office:value="1" calcext:value-type="percentage">
            <text:p>100%</text:p>
          </table:table-cell>
          <table:table-cell table:formula="of:=[.C37]/[.C$1]" office:value-type="percentage" office:value="0.983015786608601" calcext:value-type="percentage">
            <text:p>98%</text:p>
          </table:table-cell>
          <table:table-cell table:formula="of:=[.D37]/[.D$1]" office:value-type="percentage" office:value="0.921874743225255" calcext:value-type="percentage">
            <text:p>92%</text:p>
          </table:table-cell>
          <table:table-cell table:formula="of:=[.E37]/[.E$1]" office:value-type="percentage" office:value="0.935681095622402" calcext:value-type="percentage">
            <text:p>94%</text:p>
          </table:table-cell>
          <table:table-cell table:formula="of:=[.F37]/[.F$1]" office:value-type="percentage" office:value="0.86002886002886" calcext:value-type="percentage">
            <text:p>86%</text:p>
          </table:table-cell>
          <table:table-cell table:number-columns-repeated="39"/>
        </table:table-row>
        <table:table-row table:style-name="ro1">
          <table:table-cell office:value-type="float" office:value="20200205" calcext:value-type="float">
            <text:p>20200205</text:p>
          </table:table-cell>
          <table:table-cell office:value-type="float" office:value="18358" calcext:value-type="float">
            <text:p>18358</text:p>
          </table:table-cell>
          <table:table-cell office:value-type="float" office:value="16833" calcext:value-type="float">
            <text:p>16833</text:p>
          </table:table-cell>
          <table:table-cell office:value-type="float" office:value="113123" calcext:value-type="float">
            <text:p>113123</text:p>
          </table:table-cell>
          <table:table-cell office:value-type="float" office:value="15626" calcext:value-type="float">
            <text:p>15626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20200205" calcext:value-type="float">
            <text:p>20200205</text:p>
          </table:table-cell>
          <table:table-cell table:formula="of:=[.B38]/[.B$1]" office:value-type="percentage" office:value="0.992056201026749" calcext:value-type="percentage">
            <text:p>99%</text:p>
          </table:table-cell>
          <table:table-cell table:formula="of:=[.C38]/[.C$1]" office:value-type="percentage" office:value="0.916330974414807" calcext:value-type="percentage">
            <text:p>92%</text:p>
          </table:table-cell>
          <table:table-cell table:formula="of:=[.D38]/[.D$1]" office:value-type="percentage" office:value="0.929508142840709" calcext:value-type="percentage">
            <text:p>93%</text:p>
          </table:table-cell>
          <table:table-cell table:formula="of:=[.E38]/[.E$1]" office:value-type="percentage" office:value="0.955368060650526" calcext:value-type="percentage">
            <text:p>96%</text:p>
          </table:table-cell>
          <table:table-cell table:formula="of:=[.F38]/[.F$1]" office:value-type="percentage" office:value="1" calcext:value-type="percentage">
            <text:p>100%</text:p>
          </table:table-cell>
          <table:table-cell table:number-columns-repeated="39"/>
        </table:table-row>
        <table:table-row table:style-name="ro1">
          <table:table-cell office:value-type="float" office:value="20200206" calcext:value-type="float">
            <text:p>20200206</text:p>
          </table:table-cell>
          <table:table-cell office:value-type="float" office:value="16627" calcext:value-type="float">
            <text:p>16627</text:p>
          </table:table-cell>
          <table:table-cell office:value-type="float" office:value="15528" calcext:value-type="float">
            <text:p>15528</text:p>
          </table:table-cell>
          <table:table-cell office:value-type="float" office:value="110293" calcext:value-type="float">
            <text:p>110293</text:p>
          </table:table-cell>
          <table:table-cell office:value-type="float" office:value="15729" calcext:value-type="float">
            <text:p>15729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20200206" calcext:value-type="float">
            <text:p>20200206</text:p>
          </table:table-cell>
          <table:table-cell table:formula="of:=[.B39]/[.B$1]" office:value-type="percentage" office:value="0.898513915158065" calcext:value-type="percentage">
            <text:p>90%</text:p>
          </table:table-cell>
          <table:table-cell table:formula="of:=[.C39]/[.C$1]" office:value-type="percentage" office:value="0.845291235710397" calcext:value-type="percentage">
            <text:p>85%</text:p>
          </table:table-cell>
          <table:table-cell table:formula="of:=[.D39]/[.D$1]" office:value-type="percentage" office:value="0.906254621945408" calcext:value-type="percentage">
            <text:p>91%</text:p>
          </table:table-cell>
          <table:table-cell table:formula="of:=[.E39]/[.E$1]" office:value-type="percentage" office:value="0.961665443873808" calcext:value-type="percentage">
            <text:p>96%</text:p>
          </table:table-cell>
          <table:table-cell table:formula="of:=[.F39]/[.F$1]" office:value-type="percentage" office:value="0.806637806637807" calcext:value-type="percentage">
            <text:p>81%</text:p>
          </table:table-cell>
          <table:table-cell table:number-columns-repeated="39"/>
        </table:table-row>
        <table:table-row table:style-name="ro1">
          <table:table-cell office:value-type="float" office:value="20200207" calcext:value-type="float">
            <text:p>20200207</text:p>
          </table:table-cell>
          <table:table-cell office:value-type="float" office:value="17388" calcext:value-type="float">
            <text:p>17388</text:p>
          </table:table-cell>
          <table:table-cell office:value-type="float" office:value="15634" calcext:value-type="float">
            <text:p>15634</text:p>
          </table:table-cell>
          <table:table-cell office:value-type="float" office:value="118328" calcext:value-type="float">
            <text:p>118328</text:p>
          </table:table-cell>
          <table:table-cell office:value-type="float" office:value="15044" calcext:value-type="float">
            <text:p>15044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float" office:value="20200207" calcext:value-type="float">
            <text:p>20200207</text:p>
          </table:table-cell>
          <table:table-cell table:formula="of:=[.B40]/[.B$1]" office:value-type="percentage" office:value="0.939637935693056" calcext:value-type="percentage">
            <text:p>94%</text:p>
          </table:table-cell>
          <table:table-cell table:formula="of:=[.C40]/[.C$1]" office:value-type="percentage" office:value="0.851061513336962" calcext:value-type="percentage">
            <text:p>85%</text:p>
          </table:table-cell>
          <table:table-cell table:formula="of:=[.D40]/[.D$1]" office:value-type="percentage" office:value="0.972276544346025" calcext:value-type="percentage">
            <text:p>97%</text:p>
          </table:table-cell>
          <table:table-cell table:formula="of:=[.E40]/[.E$1]" office:value-type="percentage" office:value="0.919784788456835" calcext:value-type="percentage">
            <text:p>92%</text:p>
          </table:table-cell>
          <table:table-cell table:formula="of:=[.F40]/[.F$1]" office:value-type="percentage" office:value="0.97979797979798" calcext:value-type="percentage">
            <text:p>98%</text:p>
          </table:table-cell>
          <table:table-cell table:number-columns-repeated="39"/>
        </table:table-row>
        <table:table-row table:style-name="ro1">
          <table:table-cell office:value-type="float" office:value="20200208" calcext:value-type="float">
            <text:p>20200208</text:p>
          </table:table-cell>
          <table:table-cell office:value-type="float" office:value="15239" calcext:value-type="float">
            <text:p>15239</text:p>
          </table:table-cell>
          <table:table-cell office:value-type="float" office:value="9429" calcext:value-type="float">
            <text:p>9429</text:p>
          </table:table-cell>
          <table:table-cell office:value-type="float" office:value="113746" calcext:value-type="float">
            <text:p>113746</text:p>
          </table:table-cell>
          <table:table-cell office:value-type="float" office:value="7307" calcext:value-type="float">
            <text:p>7307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0200208" calcext:value-type="float">
            <text:p>20200208</text:p>
          </table:table-cell>
          <table:table-cell table:formula="of:=[.B41]/[.B$1]" office:value-type="percentage" office:value="0.823507160226966" calcext:value-type="percentage">
            <text:p>82%</text:p>
          </table:table-cell>
          <table:table-cell table:formula="of:=[.C41]/[.C$1]" office:value-type="percentage" office:value="0.513282525857376" calcext:value-type="percentage">
            <text:p>51%</text:p>
          </table:table-cell>
          <table:table-cell table:formula="of:=[.D41]/[.D$1]" office:value-type="percentage" office:value="0.93462720415441" calcext:value-type="percentage">
            <text:p>93%</text:p>
          </table:table-cell>
          <table:table-cell table:formula="of:=[.E41]/[.E$1]" office:value-type="percentage" office:value="0.446747370995353" calcext:value-type="percentage">
            <text:p>45%</text:p>
          </table:table-cell>
          <table:table-cell table:formula="of:=[.F41]/[.F$1]" office:value-type="percentage" office:value="0.151515151515152" calcext:value-type="percentage">
            <text:p>15%</text:p>
          </table:table-cell>
          <table:table-cell table:number-columns-repeated="39"/>
        </table:table-row>
        <table:table-row table:style-name="ro1">
          <table:table-cell office:value-type="float" office:value="20200209" calcext:value-type="float">
            <text:p>20200209</text:p>
          </table:table-cell>
          <table:table-cell office:value-type="float" office:value="7762" calcext:value-type="float">
            <text:p>7762</text:p>
          </table:table-cell>
          <table:table-cell office:value-type="float" office:value="3546" calcext:value-type="float">
            <text:p>3546</text:p>
          </table:table-cell>
          <table:table-cell office:value-type="float" office:value="88305" calcext:value-type="float">
            <text:p>88305</text:p>
          </table:table-cell>
          <table:table-cell office:value-type="float" office:value="4492" calcext:value-type="float">
            <text:p>4492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0200209" calcext:value-type="float">
            <text:p>20200209</text:p>
          </table:table-cell>
          <table:table-cell table:formula="of:=[.B42]/[.B$1]" office:value-type="percentage" office:value="0.419454201567144" calcext:value-type="percentage">
            <text:p>42%</text:p>
          </table:table-cell>
          <table:table-cell table:formula="of:=[.C42]/[.C$1]" office:value-type="percentage" office:value="0.193032117583016" calcext:value-type="percentage">
            <text:p>19%</text:p>
          </table:table-cell>
          <table:table-cell table:formula="of:=[.D42]/[.D$1]" office:value-type="percentage" office:value="0.725583803059933" calcext:value-type="percentage">
            <text:p>73%</text:p>
          </table:table-cell>
          <table:table-cell table:formula="of:=[.E42]/[.E$1]" office:value-type="percentage" office:value="0.274639276106627" calcext:value-type="percentage">
            <text:p>27%</text:p>
          </table:table-cell>
          <table:table-cell table:formula="of:=[.F42]/[.F$1]" office:value-type="percentage" office:value="0.075036075036075" calcext:value-type="percentage">
            <text:p>8%</text:p>
          </table:table-cell>
          <table:table-cell table:number-columns-repeated="39"/>
        </table:table-row>
        <table:table-row table:style-name="ro1">
          <table:table-cell office:value-type="float" office:value="20200210" calcext:value-type="float">
            <text:p>20200210</text:p>
          </table:table-cell>
          <table:table-cell office:value-type="float" office:value="15379" calcext:value-type="float">
            <text:p>15379</text:p>
          </table:table-cell>
          <table:table-cell office:value-type="float" office:value="12203" calcext:value-type="float">
            <text:p>12203</text:p>
          </table:table-cell>
          <table:table-cell office:value-type="float" office:value="114873" calcext:value-type="float">
            <text:p>114873</text:p>
          </table:table-cell>
          <table:table-cell office:value-type="float" office:value="15196" calcext:value-type="float">
            <text:p>15196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20200210" calcext:value-type="float">
            <text:p>20200210</text:p>
          </table:table-cell>
          <table:table-cell table:formula="of:=[.B43]/[.B$1]" office:value-type="percentage" office:value="0.831072683058633" calcext:value-type="percentage">
            <text:p>83%</text:p>
          </table:table-cell>
          <table:table-cell table:formula="of:=[.C43]/[.C$1]" office:value-type="percentage" office:value="0.664289602612956" calcext:value-type="percentage">
            <text:p>66%</text:p>
          </table:table-cell>
          <table:table-cell table:formula="of:=[.D43]/[.D$1]" office:value-type="percentage" office:value="0.943887528553352" calcext:value-type="percentage">
            <text:p>94%</text:p>
          </table:table-cell>
          <table:table-cell table:formula="of:=[.E43]/[.E$1]" office:value-type="percentage" office:value="0.929078014184397" calcext:value-type="percentage">
            <text:p>93%</text:p>
          </table:table-cell>
          <table:table-cell table:formula="of:=[.F43]/[.F$1]" office:value-type="percentage" office:value="0.907647907647907" calcext:value-type="percentage">
            <text:p>91%</text:p>
          </table:table-cell>
          <table:table-cell table:number-columns-repeated="39"/>
        </table:table-row>
        <table:table-row table:style-name="ro1">
          <table:table-cell office:value-type="float" office:value="20200211" calcext:value-type="float">
            <text:p>20200211</text:p>
          </table:table-cell>
          <table:table-cell office:value-type="float" office:value="16682" calcext:value-type="float">
            <text:p>16682</text:p>
          </table:table-cell>
          <table:table-cell office:value-type="float" office:value="14554" calcext:value-type="float">
            <text:p>14554</text:p>
          </table:table-cell>
          <table:table-cell office:value-type="float" office:value="117519" calcext:value-type="float">
            <text:p>117519</text:p>
          </table:table-cell>
          <table:table-cell office:value-type="float" office:value="15092" calcext:value-type="float">
            <text:p>15092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200211" calcext:value-type="float">
            <text:p>20200211</text:p>
          </table:table-cell>
          <table:table-cell table:formula="of:=[.B44]/[.B$1]" office:value-type="percentage" office:value="0.901486084841935" calcext:value-type="percentage">
            <text:p>90%</text:p>
          </table:table-cell>
          <table:table-cell table:formula="of:=[.C44]/[.C$1]" office:value-type="percentage" office:value="0.792270005443658" calcext:value-type="percentage">
            <text:p>79%</text:p>
          </table:table-cell>
          <table:table-cell table:formula="of:=[.D44]/[.D$1]" office:value-type="percentage" office:value="0.965629159750867" calcext:value-type="percentage">
            <text:p>97%</text:p>
          </table:table-cell>
          <table:table-cell table:formula="of:=[.E44]/[.E$1]" office:value-type="percentage" office:value="0.922719491318171" calcext:value-type="percentage">
            <text:p>92%</text:p>
          </table:table-cell>
          <table:table-cell table:formula="of:=[.F44]/[.F$1]" office:value-type="percentage" office:value="0.73015873015873" calcext:value-type="percentage">
            <text:p>73%</text:p>
          </table:table-cell>
          <table:table-cell table:number-columns-repeated="39"/>
        </table:table-row>
        <table:table-row table:style-name="ro1">
          <table:table-cell office:value-type="float" office:value="20200212" calcext:value-type="float">
            <text:p>20200212</text:p>
          </table:table-cell>
          <table:table-cell office:value-type="float" office:value="16880" calcext:value-type="float">
            <text:p>16880</text:p>
          </table:table-cell>
          <table:table-cell office:value-type="float" office:value="15077" calcext:value-type="float">
            <text:p>15077</text:p>
          </table:table-cell>
          <table:table-cell office:value-type="float" office:value="113790" calcext:value-type="float">
            <text:p>113790</text:p>
          </table:table-cell>
          <table:table-cell office:value-type="float" office:value="15498" calcext:value-type="float">
            <text:p>15498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20200212" calcext:value-type="float">
            <text:p>20200212</text:p>
          </table:table-cell>
          <table:table-cell table:formula="of:=[.B45]/[.B$1]" office:value-type="percentage" office:value="0.912185895703864" calcext:value-type="percentage">
            <text:p>91%</text:p>
          </table:table-cell>
          <table:table-cell table:formula="of:=[.C45]/[.C$1]" office:value-type="percentage" office:value="0.820740337506805" calcext:value-type="percentage">
            <text:p>82%</text:p>
          </table:table-cell>
          <table:table-cell table:formula="of:=[.D45]/[.D$1]" office:value-type="percentage" office:value="0.934988742995185" calcext:value-type="percentage">
            <text:p>93%</text:p>
          </table:table-cell>
          <table:table-cell table:formula="of:=[.E45]/[.E$1]" office:value-type="percentage" office:value="0.947542186353632" calcext:value-type="percentage">
            <text:p>95%</text:p>
          </table:table-cell>
          <table:table-cell table:formula="of:=[.F45]/[.F$1]" office:value-type="percentage" office:value="0.724386724386724" calcext:value-type="percentage">
            <text:p>72%</text:p>
          </table:table-cell>
          <table:table-cell table:number-columns-repeated="39"/>
        </table:table-row>
        <table:table-row table:style-name="ro1">
          <table:table-cell office:value-type="float" office:value="20200213" calcext:value-type="float">
            <text:p>20200213</text:p>
          </table:table-cell>
          <table:table-cell office:value-type="float" office:value="16299" calcext:value-type="float">
            <text:p>16299</text:p>
          </table:table-cell>
          <table:table-cell office:value-type="float" office:value="15044" calcext:value-type="float">
            <text:p>15044</text:p>
          </table:table-cell>
          <table:table-cell office:value-type="float" office:value="116547" calcext:value-type="float">
            <text:p>116547</text:p>
          </table:table-cell>
          <table:table-cell office:value-type="float" office:value="15220" calcext:value-type="float">
            <text:p>15220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20200213" calcext:value-type="float">
            <text:p>20200213</text:p>
          </table:table-cell>
          <table:table-cell table:formula="of:=[.B46]/[.B$1]" office:value-type="percentage" office:value="0.880788975952445" calcext:value-type="percentage">
            <text:p>88%</text:p>
          </table:table-cell>
          <table:table-cell table:formula="of:=[.C46]/[.C$1]" office:value-type="percentage" office:value="0.818943930321176" calcext:value-type="percentage">
            <text:p>82%</text:p>
          </table:table-cell>
          <table:table-cell table:formula="of:=[.D46]/[.D$1]" office:value-type="percentage" office:value="0.957642438086474" calcext:value-type="percentage">
            <text:p>96%</text:p>
          </table:table-cell>
          <table:table-cell table:formula="of:=[.E46]/[.E$1]" office:value-type="percentage" office:value="0.930545365615065" calcext:value-type="percentage">
            <text:p>93%</text:p>
          </table:table-cell>
          <table:table-cell table:formula="of:=[.F46]/[.F$1]" office:value-type="percentage" office:value="0.764790764790765" calcext:value-type="percentage">
            <text:p>76%</text:p>
          </table:table-cell>
          <table:table-cell table:number-columns-repeated="39"/>
        </table:table-row>
        <table:table-row table:style-name="ro1">
          <table:table-cell office:value-type="float" office:value="20200214" calcext:value-type="float">
            <text:p>20200214</text:p>
          </table:table-cell>
          <table:table-cell office:value-type="float" office:value="17608" calcext:value-type="float">
            <text:p>17608</text:p>
          </table:table-cell>
          <table:table-cell office:value-type="float" office:value="14865" calcext:value-type="float">
            <text:p>14865</text:p>
          </table:table-cell>
          <table:table-cell office:value-type="float" office:value="116924" calcext:value-type="float">
            <text:p>116924</text:p>
          </table:table-cell>
          <table:table-cell office:value-type="float" office:value="14985" calcext:value-type="float">
            <text:p>14985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20200214" calcext:value-type="float">
            <text:p>20200214</text:p>
          </table:table-cell>
          <table:table-cell table:formula="of:=[.B47]/[.B$1]" office:value-type="percentage" office:value="0.951526614428533" calcext:value-type="percentage">
            <text:p>95%</text:p>
          </table:table-cell>
          <table:table-cell table:formula="of:=[.C47]/[.C$1]" office:value-type="percentage" office:value="0.809199782253674" calcext:value-type="percentage">
            <text:p>81%</text:p>
          </table:table-cell>
          <table:table-cell table:formula="of:=[.D47]/[.D$1]" office:value-type="percentage" office:value="0.960740168608568" calcext:value-type="percentage">
            <text:p>96%</text:p>
          </table:table-cell>
          <table:table-cell table:formula="of:=[.E47]/[.E$1]" office:value-type="percentage" office:value="0.916177549523111" calcext:value-type="percentage">
            <text:p>92%</text:p>
          </table:table-cell>
          <table:table-cell table:formula="of:=[.F47]/[.F$1]" office:value-type="percentage" office:value="0.767676767676768" calcext:value-type="percentage">
            <text:p>77%</text:p>
          </table:table-cell>
          <table:table-cell table:number-columns-repeated="39"/>
        </table:table-row>
        <table:table-row table:style-name="ro1">
          <table:table-cell office:value-type="float" office:value="20200215" calcext:value-type="float">
            <text:p>20200215</text:p>
          </table:table-cell>
          <table:table-cell office:value-type="float" office:value="11184" calcext:value-type="float">
            <text:p>11184</text:p>
          </table:table-cell>
          <table:table-cell office:value-type="float" office:value="5999" calcext:value-type="float">
            <text:p>5999</text:p>
          </table:table-cell>
          <table:table-cell office:value-type="float" office:value="105525" calcext:value-type="float">
            <text:p>105525</text:p>
          </table:table-cell>
          <table:table-cell office:value-type="float" office:value="6697" calcext:value-type="float">
            <text:p>669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0200215" calcext:value-type="float">
            <text:p>20200215</text:p>
          </table:table-cell>
          <table:table-cell table:formula="of:=[.B48]/[.B$1]" office:value-type="percentage" office:value="0.604377195352607" calcext:value-type="percentage">
            <text:p>60%</text:p>
          </table:table-cell>
          <table:table-cell table:formula="of:=[.C48]/[.C$1]" office:value-type="percentage" office:value="0.326565051714752" calcext:value-type="percentage">
            <text:p>33%</text:p>
          </table:table-cell>
          <table:table-cell table:formula="of:=[.D48]/[.D$1]" office:value-type="percentage" office:value="0.867076958472334" calcext:value-type="percentage">
            <text:p>87%</text:p>
          </table:table-cell>
          <table:table-cell table:formula="of:=[.E48]/[.E$1]" office:value-type="percentage" office:value="0.409452188799217" calcext:value-type="percentage">
            <text:p>41%</text:p>
          </table:table-cell>
          <table:table-cell table:formula="of:=[.F48]/[.F$1]" office:value-type="percentage" office:value="0.11976911976912" calcext:value-type="percentage">
            <text:p>12%</text:p>
          </table:table-cell>
          <table:table-cell table:number-columns-repeated="39"/>
        </table:table-row>
        <table:table-row table:style-name="ro1">
          <table:table-cell office:value-type="float" office:value="20200216" calcext:value-type="float">
            <text:p>20200216</text:p>
          </table:table-cell>
          <table:table-cell office:value-type="float" office:value="9525" calcext:value-type="float">
            <text:p>9525</text:p>
          </table:table-cell>
          <table:table-cell office:value-type="float" office:value="5123" calcext:value-type="float">
            <text:p>5123</text:p>
          </table:table-cell>
          <table:table-cell office:value-type="float" office:value="91870" calcext:value-type="float">
            <text:p>91870</text:p>
          </table:table-cell>
          <table:table-cell office:value-type="float" office:value="4633" calcext:value-type="float">
            <text:p>463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0200216" calcext:value-type="float">
            <text:p>20200216</text:p>
          </table:table-cell>
          <table:table-cell table:formula="of:=[.B49]/[.B$1]" office:value-type="percentage" office:value="0.514725749797352" calcext:value-type="percentage">
            <text:p>51%</text:p>
          </table:table-cell>
          <table:table-cell table:formula="of:=[.C49]/[.C$1]" office:value-type="percentage" office:value="0.278878606423517" calcext:value-type="percentage">
            <text:p>28%</text:p>
          </table:table-cell>
          <table:table-cell table:formula="of:=[.D49]/[.D$1]" office:value-type="percentage" office:value="0.754876665954545" calcext:value-type="percentage">
            <text:p>75%</text:p>
          </table:table-cell>
          <table:table-cell table:formula="of:=[.E49]/[.E$1]" office:value-type="percentage" office:value="0.2832599657618" calcext:value-type="percentage">
            <text:p>28%</text:p>
          </table:table-cell>
          <table:table-cell table:formula="of:=[.F49]/[.F$1]" office:value-type="percentage" office:value="0.0649350649350649" calcext:value-type="percentage">
            <text:p>6%</text:p>
          </table:table-cell>
          <table:table-cell table:number-columns-repeated="39"/>
        </table:table-row>
        <table:table-row table:style-name="ro1">
          <table:table-cell office:value-type="float" office:value="20200217" calcext:value-type="float">
            <text:p>20200217</text:p>
          </table:table-cell>
          <table:table-cell office:value-type="float" office:value="16156" calcext:value-type="float">
            <text:p>16156</text:p>
          </table:table-cell>
          <table:table-cell office:value-type="float" office:value="13826" calcext:value-type="float">
            <text:p>13826</text:p>
          </table:table-cell>
          <table:table-cell office:value-type="float" office:value="105878" calcext:value-type="float">
            <text:p>105878</text:p>
          </table:table-cell>
          <table:table-cell office:value-type="float" office:value="15136" calcext:value-type="float">
            <text:p>15136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20200217" calcext:value-type="float">
            <text:p>20200217</text:p>
          </table:table-cell>
          <table:table-cell table:formula="of:=[.B50]/[.B$1]" office:value-type="percentage" office:value="0.873061334774385" calcext:value-type="percentage">
            <text:p>87%</text:p>
          </table:table-cell>
          <table:table-cell table:formula="of:=[.C50]/[.C$1]" office:value-type="percentage" office:value="0.75264017419706" calcext:value-type="percentage">
            <text:p>75%</text:p>
          </table:table-cell>
          <table:table-cell table:formula="of:=[.D50]/[.D$1]" office:value-type="percentage" office:value="0.86997748599037" calcext:value-type="percentage">
            <text:p>87%</text:p>
          </table:table-cell>
          <table:table-cell table:formula="of:=[.E50]/[.E$1]" office:value-type="percentage" office:value="0.925409635607728" calcext:value-type="percentage">
            <text:p>93%</text:p>
          </table:table-cell>
          <table:table-cell table:formula="of:=[.F50]/[.F$1]" office:value-type="percentage" office:value="0.759018759018759" calcext:value-type="percentage">
            <text:p>76%</text:p>
          </table:table-cell>
          <table:table-cell table:number-columns-repeated="39"/>
        </table:table-row>
        <table:table-row table:style-name="ro1">
          <table:table-cell office:value-type="float" office:value="20200218" calcext:value-type="float">
            <text:p>20200218</text:p>
          </table:table-cell>
          <table:table-cell office:value-type="float" office:value="14973" calcext:value-type="float">
            <text:p>14973</text:p>
          </table:table-cell>
          <table:table-cell office:value-type="float" office:value="13608" calcext:value-type="float">
            <text:p>13608</text:p>
          </table:table-cell>
          <table:table-cell office:value-type="float" office:value="108560" calcext:value-type="float">
            <text:p>108560</text:p>
          </table:table-cell>
          <table:table-cell office:value-type="float" office:value="15276" calcext:value-type="float">
            <text:p>15276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20200218" calcext:value-type="float">
            <text:p>20200218</text:p>
          </table:table-cell>
          <table:table-cell table:formula="of:=[.B51]/[.B$1]" office:value-type="percentage" office:value="0.809132666846798" calcext:value-type="percentage">
            <text:p>81%</text:p>
          </table:table-cell>
          <table:table-cell table:formula="of:=[.C51]/[.C$1]" office:value-type="percentage" office:value="0.740772999455634" calcext:value-type="percentage">
            <text:p>74%</text:p>
          </table:table-cell>
          <table:table-cell table:formula="of:=[.D51]/[.D$1]" office:value-type="percentage" office:value="0.892014921693974" calcext:value-type="percentage">
            <text:p>89%</text:p>
          </table:table-cell>
          <table:table-cell table:formula="of:=[.E51]/[.E$1]" office:value-type="percentage" office:value="0.933969185619956" calcext:value-type="percentage">
            <text:p>93%</text:p>
          </table:table-cell>
          <table:table-cell table:formula="of:=[.F51]/[.F$1]" office:value-type="percentage" office:value="0.971139971139971" calcext:value-type="percentage">
            <text:p>97%</text:p>
          </table:table-cell>
          <table:table-cell table:number-columns-repeated="39"/>
        </table:table-row>
        <table:table-row table:style-name="ro1">
          <table:table-cell office:value-type="float" office:value="20200219" calcext:value-type="float">
            <text:p>20200219</text:p>
          </table:table-cell>
          <table:table-cell office:value-type="float" office:value="13681" calcext:value-type="float">
            <text:p>13681</text:p>
          </table:table-cell>
          <table:table-cell office:value-type="float" office:value="12800" calcext:value-type="float">
            <text:p>12800</text:p>
          </table:table-cell>
          <table:table-cell office:value-type="float" office:value="111780" calcext:value-type="float">
            <text:p>111780</text:p>
          </table:table-cell>
          <table:table-cell office:value-type="float" office:value="15067" calcext:value-type="float">
            <text:p>15067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20200219" calcext:value-type="float">
            <text:p>20200219</text:p>
          </table:table-cell>
          <table:table-cell table:formula="of:=[.B52]/[.B$1]" office:value-type="percentage" office:value="0.73931369900027" calcext:value-type="percentage">
            <text:p>74%</text:p>
          </table:table-cell>
          <table:table-cell table:formula="of:=[.C52]/[.C$1]" office:value-type="percentage" office:value="0.696788241698421" calcext:value-type="percentage">
            <text:p>70%</text:p>
          </table:table-cell>
          <table:table-cell table:formula="of:=[.D52]/[.D$1]" office:value-type="percentage" office:value="0.918472991405236" calcext:value-type="percentage">
            <text:p>92%</text:p>
          </table:table-cell>
          <table:table-cell table:formula="of:=[.E52]/[.E$1]" office:value-type="percentage" office:value="0.921191000244558" calcext:value-type="percentage">
            <text:p>92%</text:p>
          </table:table-cell>
          <table:table-cell table:formula="of:=[.F52]/[.F$1]" office:value-type="percentage" office:value="0.84992784992785" calcext:value-type="percentage">
            <text:p>85%</text:p>
          </table:table-cell>
          <table:table-cell table:number-columns-repeated="39"/>
        </table:table-row>
        <table:table-row table:style-name="ro1">
          <table:table-cell office:value-type="float" office:value="20200220" calcext:value-type="float">
            <text:p>20200220</text:p>
          </table:table-cell>
          <table:table-cell office:value-type="float" office:value="13951" calcext:value-type="float">
            <text:p>13951</text:p>
          </table:table-cell>
          <table:table-cell office:value-type="float" office:value="12847" calcext:value-type="float">
            <text:p>12847</text:p>
          </table:table-cell>
          <table:table-cell office:value-type="float" office:value="115409" calcext:value-type="float">
            <text:p>115409</text:p>
          </table:table-cell>
          <table:table-cell office:value-type="float" office:value="15665" calcext:value-type="float">
            <text:p>15665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20200220" calcext:value-type="float">
            <text:p>20200220</text:p>
          </table:table-cell>
          <table:table-cell table:formula="of:=[.B53]/[.B$1]" office:value-type="percentage" office:value="0.753904350175628" calcext:value-type="percentage">
            <text:p>75%</text:p>
          </table:table-cell>
          <table:table-cell table:formula="of:=[.C53]/[.C$1]" office:value-type="percentage" office:value="0.699346761023408" calcext:value-type="percentage">
            <text:p>70%</text:p>
          </table:table-cell>
          <table:table-cell table:formula="of:=[.D53]/[.D$1]" office:value-type="percentage" office:value="0.948291728977338" calcext:value-type="percentage">
            <text:p>95%</text:p>
          </table:table-cell>
          <table:table-cell table:formula="of:=[.E53]/[.E$1]" office:value-type="percentage" office:value="0.957752506725361" calcext:value-type="percentage">
            <text:p>96%</text:p>
          </table:table-cell>
          <table:table-cell table:formula="of:=[.F53]/[.F$1]" office:value-type="percentage" office:value="0.711399711399711" calcext:value-type="percentage">
            <text:p>71%</text:p>
          </table:table-cell>
          <table:table-cell table:number-columns-repeated="39"/>
        </table:table-row>
        <table:table-row table:style-name="ro1">
          <table:table-cell table:number-columns-repeated="7"/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pedestrian</text:p>
          </table:table-cell>
          <table:table-cell table:style-name="Default" office:value-type="string" calcext:value-type="string">
            <text:p>cyclist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van</text:p>
          </table:table-cell>
          <table:table-cell table:style-name="Default" office:value-type="string" calcext:value-type="string">
            <text:p>truck</text:p>
          </table:table-cell>
          <table:table-cell table:number-columns-repeated="39"/>
        </table:table-row>
        <table:table-row table:style-name="ro1">
          <table:table-cell office:value-type="float" office:value="20200221" calcext:value-type="float">
            <text:p>20200221</text:p>
          </table:table-cell>
          <table:table-cell office:value-type="float" office:value="17472" calcext:value-type="float">
            <text:p>17472</text:p>
          </table:table-cell>
          <table:table-cell office:value-type="float" office:value="14599" calcext:value-type="float">
            <text:p>14599</text:p>
          </table:table-cell>
          <table:table-cell office:value-type="float" office:value="117852" calcext:value-type="float">
            <text:p>117852</text:p>
          </table:table-cell>
          <table:table-cell office:value-type="float" office:value="15306" calcext:value-type="float">
            <text:p>15306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0200221" calcext:value-type="float">
            <text:p>20200221</text:p>
          </table:table-cell>
          <table:table-cell table:formula="of:=[.B55]/[.B$1]" office:value-type="percentage" office:value="0.944177249392056" calcext:value-type="percentage">
            <text:p>94%</text:p>
          </table:table-cell>
          <table:table-cell table:formula="of:=[.C55]/[.C$1]" office:value-type="percentage" office:value="0.794719651605879" calcext:value-type="percentage">
            <text:p>79%</text:p>
          </table:table-cell>
          <table:table-cell table:formula="of:=[.D55]/[.D$1]" office:value-type="percentage" office:value="0.968365351432187" calcext:value-type="percentage">
            <text:p>97%</text:p>
          </table:table-cell>
          <table:table-cell table:formula="of:=[.E55]/[.E$1]" office:value-type="percentage" office:value="0.935803374908291" calcext:value-type="percentage">
            <text:p>94%</text:p>
          </table:table-cell>
          <table:table-cell table:formula="of:=[.F55]/[.F$1]" office:value-type="percentage" office:value="0.760461760461761" calcext:value-type="percentage">
            <text:p>76%</text:p>
          </table:table-cell>
          <table:table-cell table:number-columns-repeated="39"/>
        </table:table-row>
        <table:table-row table:style-name="ro1">
          <table:table-cell office:value-type="float" office:value="20200222" calcext:value-type="float">
            <text:p>20200222</text:p>
          </table:table-cell>
          <table:table-cell office:value-type="float" office:value="15433" calcext:value-type="float">
            <text:p>15433</text:p>
          </table:table-cell>
          <table:table-cell office:value-type="float" office:value="8442" calcext:value-type="float">
            <text:p>8442</text:p>
          </table:table-cell>
          <table:table-cell office:value-type="float" office:value="114074" calcext:value-type="float">
            <text:p>114074</text:p>
          </table:table-cell>
          <table:table-cell office:value-type="float" office:value="8168" calcext:value-type="float">
            <text:p>8168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20200222" calcext:value-type="float">
            <text:p>20200222</text:p>
          </table:table-cell>
          <table:table-cell table:formula="of:=[.B56]/[.B$1]" office:value-type="percentage" office:value="0.833990813293704" calcext:value-type="percentage">
            <text:p>83%</text:p>
          </table:table-cell>
          <table:table-cell table:formula="of:=[.C56]/[.C$1]" office:value-type="percentage" office:value="0.459553620032662" calcext:value-type="percentage">
            <text:p>46%</text:p>
          </table:table-cell>
          <table:table-cell table:formula="of:=[.D56]/[.D$1]" office:value-type="percentage" office:value="0.937322311876551" calcext:value-type="percentage">
            <text:p>94%</text:p>
          </table:table-cell>
          <table:table-cell table:formula="of:=[.E56]/[.E$1]" office:value-type="percentage" office:value="0.499388603570555" calcext:value-type="percentage">
            <text:p>50%</text:p>
          </table:table-cell>
          <table:table-cell table:formula="of:=[.F56]/[.F$1]" office:value-type="percentage" office:value="0.743145743145743" calcext:value-type="percentage">
            <text:p>74%</text:p>
          </table:table-cell>
          <table:table-cell table:number-columns-repeated="39"/>
        </table:table-row>
        <table:table-row table:style-name="ro1">
          <table:table-cell office:value-type="float" office:value="20200223" calcext:value-type="float">
            <text:p>20200223</text:p>
          </table:table-cell>
          <table:table-cell office:value-type="float" office:value="11407" calcext:value-type="float">
            <text:p>11407</text:p>
          </table:table-cell>
          <table:table-cell office:value-type="float" office:value="7237" calcext:value-type="float">
            <text:p>7237</text:p>
          </table:table-cell>
          <table:table-cell office:value-type="float" office:value="102724" calcext:value-type="float">
            <text:p>102724</text:p>
          </table:table-cell>
          <table:table-cell office:value-type="float" office:value="5389" calcext:value-type="float">
            <text:p>5389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20200223" calcext:value-type="float">
            <text:p>20200223</text:p>
          </table:table-cell>
          <table:table-cell table:formula="of:=[.B57]/[.B$1]" office:value-type="percentage" office:value="0.616427992434477" calcext:value-type="percentage">
            <text:p>62%</text:p>
          </table:table-cell>
          <table:table-cell table:formula="of:=[.C57]/[.C$1]" office:value-type="percentage" office:value="0.393957539466521" calcext:value-type="percentage">
            <text:p>39%</text:p>
          </table:table-cell>
          <table:table-cell table:formula="of:=[.D57]/[.D$1]" office:value-type="percentage" office:value="0.84406172454027" calcext:value-type="percentage">
            <text:p>84%</text:p>
          </table:table-cell>
          <table:table-cell table:formula="of:=[.E57]/[.E$1]" office:value-type="percentage" office:value="0.329481535827831" calcext:value-type="percentage">
            <text:p>33%</text:p>
          </table:table-cell>
          <table:table-cell table:formula="of:=[.F57]/[.F$1]" office:value-type="percentage" office:value="0.318903318903319" calcext:value-type="percentage">
            <text:p>32%</text:p>
          </table:table-cell>
          <table:table-cell table:number-columns-repeated="39"/>
        </table:table-row>
        <table:table-row table:style-name="ro1">
          <table:table-cell office:value-type="float" office:value="20200224" calcext:value-type="float">
            <text:p>20200224</text:p>
          </table:table-cell>
          <table:table-cell office:value-type="float" office:value="15688" calcext:value-type="float">
            <text:p>15688</text:p>
          </table:table-cell>
          <table:table-cell office:value-type="float" office:value="15984" calcext:value-type="float">
            <text:p>15984</text:p>
          </table:table-cell>
          <table:table-cell office:value-type="float" office:value="113714" calcext:value-type="float">
            <text:p>113714</text:p>
          </table:table-cell>
          <table:table-cell office:value-type="float" office:value="15051" calcext:value-type="float">
            <text:p>150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0200224" calcext:value-type="float">
            <text:p>20200224</text:p>
          </table:table-cell>
          <table:table-cell table:formula="of:=[.B58]/[.B$1]" office:value-type="percentage" office:value="0.847770872737098" calcext:value-type="percentage">
            <text:p>85%</text:p>
          </table:table-cell>
          <table:table-cell table:formula="of:=[.C58]/[.C$1]" office:value-type="percentage" office:value="0.870114316820904" calcext:value-type="percentage">
            <text:p>87%</text:p>
          </table:table-cell>
          <table:table-cell table:formula="of:=[.D58]/[.D$1]" office:value-type="percentage" office:value="0.934364266815665" calcext:value-type="percentage">
            <text:p>93%</text:p>
          </table:table-cell>
          <table:table-cell table:formula="of:=[.E58]/[.E$1]" office:value-type="percentage" office:value="0.920212765957447" calcext:value-type="percentage">
            <text:p>92%</text:p>
          </table:table-cell>
          <table:table-cell table:formula="of:=[.F58]/[.F$1]" office:value-type="percentage" office:value="0.53968253968254" calcext:value-type="percentage">
            <text:p>54%</text:p>
          </table:table-cell>
          <table:table-cell table:number-columns-repeated="39"/>
        </table:table-row>
        <table:table-row table:style-name="ro1">
          <table:table-cell office:value-type="float" office:value="20200225" calcext:value-type="float">
            <text:p>20200225</text:p>
          </table:table-cell>
          <table:table-cell office:value-type="float" office:value="15436" calcext:value-type="float">
            <text:p>15436</text:p>
          </table:table-cell>
          <table:table-cell office:value-type="float" office:value="15267" calcext:value-type="float">
            <text:p>15267</text:p>
          </table:table-cell>
          <table:table-cell office:value-type="float" office:value="114011" calcext:value-type="float">
            <text:p>114011</text:p>
          </table:table-cell>
          <table:table-cell office:value-type="float" office:value="15449" calcext:value-type="float">
            <text:p>15449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20200225" calcext:value-type="float">
            <text:p>20200225</text:p>
          </table:table-cell>
          <table:table-cell table:formula="of:=[.B59]/[.B$1]" office:value-type="percentage" office:value="0.834152931640097" calcext:value-type="percentage">
            <text:p>83%</text:p>
          </table:table-cell>
          <table:table-cell table:formula="of:=[.C59]/[.C$1]" office:value-type="percentage" office:value="0.831083287969515" calcext:value-type="percentage">
            <text:p>83%</text:p>
          </table:table-cell>
          <table:table-cell table:formula="of:=[.D59]/[.D$1]" office:value-type="percentage" office:value="0.936804653990896" calcext:value-type="percentage">
            <text:p>94%</text:p>
          </table:table-cell>
          <table:table-cell table:formula="of:=[.E59]/[.E$1]" office:value-type="percentage" office:value="0.944546343849352" calcext:value-type="percentage">
            <text:p>94%</text:p>
          </table:table-cell>
          <table:table-cell table:formula="of:=[.F59]/[.F$1]" office:value-type="percentage" office:value="0.898989898989899" calcext:value-type="percentage">
            <text:p>90%</text:p>
          </table:table-cell>
          <table:table-cell table:number-columns-repeated="39"/>
        </table:table-row>
        <table:table-row table:style-name="ro1">
          <table:table-cell office:value-type="float" office:value="20200226" calcext:value-type="float">
            <text:p>20200226</text:p>
          </table:table-cell>
          <table:table-cell office:value-type="float" office:value="16925" calcext:value-type="float">
            <text:p>16925</text:p>
          </table:table-cell>
          <table:table-cell office:value-type="float" office:value="17052" calcext:value-type="float">
            <text:p>17052</text:p>
          </table:table-cell>
          <table:table-cell office:value-type="float" office:value="116814" calcext:value-type="float">
            <text:p>116814</text:p>
          </table:table-cell>
          <table:table-cell office:value-type="float" office:value="15976" calcext:value-type="float">
            <text:p>15976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20200226" calcext:value-type="float">
            <text:p>20200226</text:p>
          </table:table-cell>
          <table:table-cell table:formula="of:=[.B60]/[.B$1]" office:value-type="percentage" office:value="0.914617670899757" calcext:value-type="percentage">
            <text:p>91%</text:p>
          </table:table-cell>
          <table:table-cell table:formula="of:=[.C60]/[.C$1]" office:value-type="percentage" office:value="0.928252585737616" calcext:value-type="percentage">
            <text:p>93%</text:p>
          </table:table-cell>
          <table:table-cell table:formula="of:=[.D60]/[.D$1]" office:value-type="percentage" office:value="0.959836321506631" calcext:value-type="percentage">
            <text:p>96%</text:p>
          </table:table-cell>
          <table:table-cell table:formula="of:=[.E60]/[.E$1]" office:value-type="percentage" office:value="0.976766935681096" calcext:value-type="percentage">
            <text:p>98%</text:p>
          </table:table-cell>
          <table:table-cell table:formula="of:=[.F60]/[.F$1]" office:value-type="percentage" office:value="0.94949494949495" calcext:value-type="percentage">
            <text:p>95%</text:p>
          </table:table-cell>
          <table:table-cell table:number-columns-repeated="39"/>
        </table:table-row>
        <table:table-row table:style-name="ro1">
          <table:table-cell office:value-type="float" office:value="20200227" calcext:value-type="float">
            <text:p>20200227</text:p>
          </table:table-cell>
          <table:table-cell office:value-type="float" office:value="15421" calcext:value-type="float">
            <text:p>15421</text:p>
          </table:table-cell>
          <table:table-cell office:value-type="float" office:value="13510" calcext:value-type="float">
            <text:p>13510</text:p>
          </table:table-cell>
          <table:table-cell office:value-type="float" office:value="118400" calcext:value-type="float">
            <text:p>118400</text:p>
          </table:table-cell>
          <table:table-cell office:value-type="float" office:value="15120" calcext:value-type="float">
            <text:p>15120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20200227" calcext:value-type="float">
            <text:p>20200227</text:p>
          </table:table-cell>
          <table:table-cell table:formula="of:=[.B61]/[.B$1]" office:value-type="percentage" office:value="0.833342339908133" calcext:value-type="percentage">
            <text:p>83%</text:p>
          </table:table-cell>
          <table:table-cell table:formula="of:=[.C61]/[.C$1]" office:value-type="percentage" office:value="0.735438214480131" calcext:value-type="percentage">
            <text:p>74%</text:p>
          </table:table-cell>
          <table:table-cell table:formula="of:=[.D61]/[.D$1]" office:value-type="percentage" office:value="0.972868153358203" calcext:value-type="percentage">
            <text:p>97%</text:p>
          </table:table-cell>
          <table:table-cell table:formula="of:=[.E61]/[.E$1]" office:value-type="percentage" office:value="0.924431401320616" calcext:value-type="percentage">
            <text:p>92%</text:p>
          </table:table-cell>
          <table:table-cell table:formula="of:=[.F61]/[.F$1]" office:value-type="percentage" office:value="0.772005772005772" calcext:value-type="percentage">
            <text:p>77%</text:p>
          </table:table-cell>
          <table:table-cell table:number-columns-repeated="39"/>
        </table:table-row>
        <table:table-row table:style-name="ro1">
          <table:table-cell office:value-type="float" office:value="20200228" calcext:value-type="float">
            <text:p>20200228</text:p>
          </table:table-cell>
          <table:table-cell office:value-type="float" office:value="13607" calcext:value-type="float">
            <text:p>13607</text:p>
          </table:table-cell>
          <table:table-cell office:value-type="float" office:value="13156" calcext:value-type="float">
            <text:p>13156</text:p>
          </table:table-cell>
          <table:table-cell office:value-type="float" office:value="120329" calcext:value-type="float">
            <text:p>120329</text:p>
          </table:table-cell>
          <table:table-cell office:value-type="float" office:value="14967" calcext:value-type="float">
            <text:p>14967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float" office:value="20200228" calcext:value-type="float">
            <text:p>20200228</text:p>
          </table:table-cell>
          <table:table-cell table:formula="of:=[.B62]/[.B$1]" office:value-type="percentage" office:value="0.735314779789246" calcext:value-type="percentage">
            <text:p>74%</text:p>
          </table:table-cell>
          <table:table-cell table:formula="of:=[.C62]/[.C$1]" office:value-type="percentage" office:value="0.716167664670659" calcext:value-type="percentage">
            <text:p>72%</text:p>
          </table:table-cell>
          <table:table-cell table:formula="of:=[.D62]/[.D$1]" office:value-type="percentage" office:value="0.988718344809453" calcext:value-type="percentage">
            <text:p>99%</text:p>
          </table:table-cell>
          <table:table-cell table:formula="of:=[.E62]/[.E$1]" office:value-type="percentage" office:value="0.91507703595011" calcext:value-type="percentage">
            <text:p>92%</text:p>
          </table:table-cell>
          <table:table-cell table:formula="of:=[.F62]/[.F$1]" office:value-type="percentage" office:value="0.58008658008658" calcext:value-type="percentage">
            <text:p>58%</text:p>
          </table:table-cell>
          <table:table-cell table:number-columns-repeated="39"/>
        </table:table-row>
        <table:table-row table:style-name="ro1">
          <table:table-cell office:value-type="float" office:value="20200229" calcext:value-type="float">
            <text:p>20200229</text:p>
          </table:table-cell>
          <table:table-cell office:value-type="float" office:value="13654" calcext:value-type="float">
            <text:p>13654</text:p>
          </table:table-cell>
          <table:table-cell office:value-type="float" office:value="7298" calcext:value-type="float">
            <text:p>7298</text:p>
          </table:table-cell>
          <table:table-cell office:value-type="float" office:value="120621" calcext:value-type="float">
            <text:p>120621</text:p>
          </table:table-cell>
          <table:table-cell office:value-type="float" office:value="7933" calcext:value-type="float">
            <text:p>7933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0200229" calcext:value-type="float">
            <text:p>20200229</text:p>
          </table:table-cell>
          <table:table-cell table:formula="of:=[.B63]/[.B$1]" office:value-type="percentage" office:value="0.737854633882734" calcext:value-type="percentage">
            <text:p>74%</text:p>
          </table:table-cell>
          <table:table-cell table:formula="of:=[.C63]/[.C$1]" office:value-type="percentage" office:value="0.397278170930866" calcext:value-type="percentage">
            <text:p>40%</text:p>
          </table:table-cell>
          <table:table-cell table:formula="of:=[.D63]/[.D$1]" office:value-type="percentage" office:value="0.991117648025505" calcext:value-type="percentage">
            <text:p>99%</text:p>
          </table:table-cell>
          <table:table-cell table:formula="of:=[.E63]/[.E$1]" office:value-type="percentage" office:value="0.485020787478601" calcext:value-type="percentage">
            <text:p>49%</text:p>
          </table:table-cell>
          <table:table-cell table:formula="of:=[.F63]/[.F$1]" office:value-type="percentage" office:value="0.246753246753247" calcext:value-type="percentage">
            <text:p>25%</text:p>
          </table:table-cell>
          <table:table-cell table:number-columns-repeated="39"/>
        </table:table-row>
        <table:table-row table:style-name="ro1">
          <table:table-cell office:value-type="float" office:value="20200301" calcext:value-type="float">
            <text:p>20200301</text:p>
          </table:table-cell>
          <table:table-cell office:value-type="float" office:value="12230" calcext:value-type="float">
            <text:p>12230</text:p>
          </table:table-cell>
          <table:table-cell office:value-type="float" office:value="7893" calcext:value-type="float">
            <text:p>7893</text:p>
          </table:table-cell>
          <table:table-cell office:value-type="float" office:value="101510" calcext:value-type="float">
            <text:p>101510</text:p>
          </table:table-cell>
          <table:table-cell office:value-type="float" office:value="5612" calcext:value-type="float">
            <text:p>5612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20200301" calcext:value-type="float">
            <text:p>20200301</text:p>
          </table:table-cell>
          <table:table-cell table:formula="of:=[.B64]/[.B$1]" office:value-type="percentage" office:value="0.66090245879492" calcext:value-type="percentage">
            <text:p>66%</text:p>
          </table:table-cell>
          <table:table-cell table:formula="of:=[.C64]/[.C$1]" office:value-type="percentage" office:value="0.429667936853566" calcext:value-type="percentage">
            <text:p>43%</text:p>
          </table:table-cell>
          <table:table-cell table:formula="of:=[.D64]/[.D$1]" office:value-type="percentage" office:value="0.834086539251615" calcext:value-type="percentage">
            <text:p>83%</text:p>
          </table:table-cell>
          <table:table-cell table:formula="of:=[.E64]/[.E$1]" office:value-type="percentage" office:value="0.343115676204451" calcext:value-type="percentage">
            <text:p>34%</text:p>
          </table:table-cell>
          <table:table-cell table:formula="of:=[.F64]/[.F$1]" office:value-type="percentage" office:value="0.165945165945166" calcext:value-type="percentage">
            <text:p>17%</text:p>
          </table:table-cell>
          <table:table-cell table:number-columns-repeated="39"/>
        </table:table-row>
        <table:table-row table:style-name="ro1">
          <table:table-cell office:value-type="float" office:value="20200302" calcext:value-type="float">
            <text:p>20200302</text:p>
          </table:table-cell>
          <table:table-cell office:value-type="float" office:value="17119" calcext:value-type="float">
            <text:p>17119</text:p>
          </table:table-cell>
          <table:table-cell office:value-type="float" office:value="17473" calcext:value-type="float">
            <text:p>17473</text:p>
          </table:table-cell>
          <table:table-cell office:value-type="float" office:value="111519" calcext:value-type="float">
            <text:p>111519</text:p>
          </table:table-cell>
          <table:table-cell office:value-type="float" office:value="15456" calcext:value-type="float">
            <text:p>15456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20200302" calcext:value-type="float">
            <text:p>20200302</text:p>
          </table:table-cell>
          <table:table-cell table:formula="of:=[.B65]/[.B$1]" office:value-type="percentage" office:value="0.925101323966496" calcext:value-type="percentage">
            <text:p>93%</text:p>
          </table:table-cell>
          <table:table-cell table:formula="of:=[.C65]/[.C$1]" office:value-type="percentage" office:value="0.951170386499728" calcext:value-type="percentage">
            <text:p>95%</text:p>
          </table:table-cell>
          <table:table-cell table:formula="of:=[.D65]/[.D$1]" office:value-type="percentage" office:value="0.916328408736093" calcext:value-type="percentage">
            <text:p>92%</text:p>
          </table:table-cell>
          <table:table-cell table:formula="of:=[.E65]/[.E$1]" office:value-type="percentage" office:value="0.944974321349963" calcext:value-type="percentage">
            <text:p>94%</text:p>
          </table:table-cell>
          <table:table-cell table:formula="of:=[.F65]/[.F$1]" office:value-type="percentage" office:value="0.753246753246753" calcext:value-type="percentage">
            <text:p>75%</text:p>
          </table:table-cell>
          <table:table-cell table:number-columns-repeated="39"/>
        </table:table-row>
        <table:table-row table:style-name="ro1">
          <table:table-cell office:value-type="float" office:value="20200303" calcext:value-type="float">
            <text:p>20200303</text:p>
          </table:table-cell>
          <table:table-cell office:value-type="float" office:value="17883" calcext:value-type="float">
            <text:p>17883</text:p>
          </table:table-cell>
          <table:table-cell office:value-type="float" office:value="18370" calcext:value-type="float">
            <text:p>18370</text:p>
          </table:table-cell>
          <table:table-cell office:value-type="float" office:value="113600" calcext:value-type="float">
            <text:p>113600</text:p>
          </table:table-cell>
          <table:table-cell office:value-type="float" office:value="15777" calcext:value-type="float">
            <text:p>15777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20200303" calcext:value-type="float">
            <text:p>20200303</text:p>
          </table:table-cell>
          <table:table-cell table:formula="of:=[.B66]/[.B$1]" office:value-type="percentage" office:value="0.966387462847879" calcext:value-type="percentage">
            <text:p>97%</text:p>
          </table:table-cell>
          <table:table-cell table:formula="of:=[.C66]/[.C$1]" office:value-type="percentage" office:value="1" calcext:value-type="percentage">
            <text:p>100%</text:p>
          </table:table-cell>
          <table:table-cell table:formula="of:=[.D66]/[.D$1]" office:value-type="percentage" office:value="0.933427552546384" calcext:value-type="percentage">
            <text:p>93%</text:p>
          </table:table-cell>
          <table:table-cell table:formula="of:=[.E66]/[.E$1]" office:value-type="percentage" office:value="0.964600146735143" calcext:value-type="percentage">
            <text:p>96%</text:p>
          </table:table-cell>
          <table:table-cell table:formula="of:=[.F66]/[.F$1]" office:value-type="percentage" office:value="0.708513708513709" calcext:value-type="percentage">
            <text:p>71%</text:p>
          </table:table-cell>
          <table:table-cell table:number-columns-repeated="39"/>
        </table:table-row>
        <table:table-row table:style-name="ro1">
          <table:table-cell office:value-type="float" office:value="20200304" calcext:value-type="float">
            <text:p>20200304</text:p>
          </table:table-cell>
          <table:table-cell office:value-type="float" office:value="16355" calcext:value-type="float">
            <text:p>16355</text:p>
          </table:table-cell>
          <table:table-cell office:value-type="float" office:value="17029" calcext:value-type="float">
            <text:p>17029</text:p>
          </table:table-cell>
          <table:table-cell office:value-type="float" office:value="109195" calcext:value-type="float">
            <text:p>109195</text:p>
          </table:table-cell>
          <table:table-cell office:value-type="float" office:value="15113" calcext:value-type="float">
            <text:p>15113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20200304" calcext:value-type="float">
            <text:p>20200304</text:p>
          </table:table-cell>
          <table:table-cell table:formula="of:=[.B67]/[.B$1]" office:value-type="percentage" office:value="0.883815185085112" calcext:value-type="percentage">
            <text:p>88%</text:p>
          </table:table-cell>
          <table:table-cell table:formula="of:=[.C67]/[.C$1]" office:value-type="percentage" office:value="0.927000544365814" calcext:value-type="percentage">
            <text:p>93%</text:p>
          </table:table-cell>
          <table:table-cell table:formula="of:=[.D67]/[.D$1]" office:value-type="percentage" office:value="0.897232584509704" calcext:value-type="percentage">
            <text:p>90%</text:p>
          </table:table-cell>
          <table:table-cell table:formula="of:=[.E67]/[.E$1]" office:value-type="percentage" office:value="0.924003423820005" calcext:value-type="percentage">
            <text:p>92%</text:p>
          </table:table-cell>
          <table:table-cell table:formula="of:=[.F67]/[.F$1]" office:value-type="percentage" office:value="0.914862914862915" calcext:value-type="percentage">
            <text:p>91%</text:p>
          </table:table-cell>
          <table:table-cell table:number-columns-repeated="39"/>
        </table:table-row>
        <table:table-row table:style-name="ro1">
          <table:table-cell office:value-type="float" office:value="20200305" calcext:value-type="float">
            <text:p>20200305</text:p>
          </table:table-cell>
          <table:table-cell office:value-type="float" office:value="15299" calcext:value-type="float">
            <text:p>15299</text:p>
          </table:table-cell>
          <table:table-cell office:value-type="float" office:value="15663" calcext:value-type="float">
            <text:p>15663</text:p>
          </table:table-cell>
          <table:table-cell office:value-type="float" office:value="115437" calcext:value-type="float">
            <text:p>115437</text:p>
          </table:table-cell>
          <table:table-cell office:value-type="float" office:value="15201" calcext:value-type="float">
            <text:p>15201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0200305" calcext:value-type="float">
            <text:p>20200305</text:p>
          </table:table-cell>
          <table:table-cell table:formula="of:=[.B68]/[.B$1]" office:value-type="percentage" office:value="0.826749527154823" calcext:value-type="percentage">
            <text:p>83%</text:p>
          </table:table-cell>
          <table:table-cell table:formula="of:=[.C68]/[.C$1]" office:value-type="percentage" office:value="0.85264017419706" calcext:value-type="percentage">
            <text:p>85%</text:p>
          </table:table-cell>
          <table:table-cell table:formula="of:=[.D68]/[.D$1]" office:value-type="percentage" office:value="0.94852179914874" calcext:value-type="percentage">
            <text:p>95%</text:p>
          </table:table-cell>
          <table:table-cell table:formula="of:=[.E68]/[.E$1]" office:value-type="percentage" office:value="0.929383712399119" calcext:value-type="percentage">
            <text:p>93%</text:p>
          </table:table-cell>
          <table:table-cell table:formula="of:=[.F68]/[.F$1]" office:value-type="percentage" office:value="0.652236652236652" calcext:value-type="percentage">
            <text:p>65%</text:p>
          </table:table-cell>
          <table:table-cell table:number-columns-repeated="39"/>
        </table:table-row>
        <table:table-row table:style-name="ro1">
          <table:table-cell office:value-type="float" office:value="20200306" calcext:value-type="float">
            <text:p>20200306</text:p>
          </table:table-cell>
          <table:table-cell office:value-type="float" office:value="17149" calcext:value-type="float">
            <text:p>17149</text:p>
          </table:table-cell>
          <table:table-cell office:value-type="float" office:value="15434" calcext:value-type="float">
            <text:p>15434</text:p>
          </table:table-cell>
          <table:table-cell office:value-type="float" office:value="121702" calcext:value-type="float">
            <text:p>121702</text:p>
          </table:table-cell>
          <table:table-cell office:value-type="float" office:value="16356" calcext:value-type="float">
            <text:p>1635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20200306" calcext:value-type="float">
            <text:p>20200306</text:p>
          </table:table-cell>
          <table:table-cell table:formula="of:=[.B69]/[.B$1]" office:value-type="percentage" office:value="0.926722507430424" calcext:value-type="percentage">
            <text:p>93%</text:p>
          </table:table-cell>
          <table:table-cell table:formula="of:=[.C69]/[.C$1]" office:value-type="percentage" office:value="0.840174197060425" calcext:value-type="percentage">
            <text:p>84%</text:p>
          </table:table-cell>
          <table:table-cell table:formula="of:=[.D69]/[.D$1]" office:value-type="percentage" office:value="1" calcext:value-type="percentage">
            <text:p>100%</text:p>
          </table:table-cell>
          <table:table-cell table:formula="of:=[.E69]/[.E$1]" office:value-type="percentage" office:value="1" calcext:value-type="percentage">
            <text:p>100%</text:p>
          </table:table-cell>
          <table:table-cell table:formula="of:=[.F69]/[.F$1]" office:value-type="percentage" office:value="0.782106782106782" calcext:value-type="percentage">
            <text:p>78%</text:p>
          </table:table-cell>
          <table:table-cell table:number-columns-repeated="39"/>
        </table:table-row>
        <table:table-row table:style-name="ro1">
          <table:table-cell office:value-type="float" office:value="20200307" calcext:value-type="float">
            <text:p>20200307</text:p>
          </table:table-cell>
          <table:table-cell office:value-type="float" office:value="15872" calcext:value-type="float">
            <text:p>15872</text:p>
          </table:table-cell>
          <table:table-cell office:value-type="float" office:value="9909" calcext:value-type="float">
            <text:p>9909</text:p>
          </table:table-cell>
          <table:table-cell office:value-type="float" office:value="108053" calcext:value-type="float">
            <text:p>108053</text:p>
          </table:table-cell>
          <table:table-cell office:value-type="float" office:value="7190" calcext:value-type="float">
            <text:p>719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20200307" calcext:value-type="float">
            <text:p>20200307</text:p>
          </table:table-cell>
          <table:table-cell table:formula="of:=[.B70]/[.B$1]" office:value-type="percentage" office:value="0.857714131315861" calcext:value-type="percentage">
            <text:p>86%</text:p>
          </table:table-cell>
          <table:table-cell table:formula="of:=[.C70]/[.C$1]" office:value-type="percentage" office:value="0.539412084921067" calcext:value-type="percentage">
            <text:p>54%</text:p>
          </table:table-cell>
          <table:table-cell table:formula="of:=[.D70]/[.D$1]" office:value-type="percentage" office:value="0.887849008233225" calcext:value-type="percentage">
            <text:p>89%</text:p>
          </table:table-cell>
          <table:table-cell table:formula="of:=[.E70]/[.E$1]" office:value-type="percentage" office:value="0.439594032770849" calcext:value-type="percentage">
            <text:p>44%</text:p>
          </table:table-cell>
          <table:table-cell table:formula="of:=[.F70]/[.F$1]" office:value-type="percentage" office:value="0.18037518037518" calcext:value-type="percentage">
            <text:p>18%</text:p>
          </table:table-cell>
          <table:table-cell table:number-columns-repeated="39"/>
        </table:table-row>
        <table:table-row table:style-name="ro1">
          <table:table-cell office:value-type="float" office:value="20200308" calcext:value-type="float">
            <text:p>20200308</text:p>
          </table:table-cell>
          <table:table-cell office:value-type="float" office:value="13065" calcext:value-type="float">
            <text:p>13065</text:p>
          </table:table-cell>
          <table:table-cell office:value-type="float" office:value="9118" calcext:value-type="float">
            <text:p>9118</text:p>
          </table:table-cell>
          <table:table-cell office:value-type="float" office:value="96765" calcext:value-type="float">
            <text:p>96765</text:p>
          </table:table-cell>
          <table:table-cell office:value-type="float" office:value="5619" calcext:value-type="float">
            <text:p>5619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0200308" calcext:value-type="float">
            <text:p>20200308</text:p>
          </table:table-cell>
          <table:table-cell table:formula="of:=[.B71]/[.B$1]" office:value-type="percentage" office:value="0.706025398540935" calcext:value-type="percentage">
            <text:p>71%</text:p>
          </table:table-cell>
          <table:table-cell table:formula="of:=[.C71]/[.C$1]" office:value-type="percentage" office:value="0.49635274904736" calcext:value-type="percentage">
            <text:p>50%</text:p>
          </table:table-cell>
          <table:table-cell table:formula="of:=[.D71]/[.D$1]" office:value-type="percentage" office:value="0.795097861990764" calcext:value-type="percentage">
            <text:p>80%</text:p>
          </table:table-cell>
          <table:table-cell table:formula="of:=[.E71]/[.E$1]" office:value-type="percentage" office:value="0.343543653705062" calcext:value-type="percentage">
            <text:p>34%</text:p>
          </table:table-cell>
          <table:table-cell table:formula="of:=[.F71]/[.F$1]" office:value-type="percentage" office:value="0.108225108225108" calcext:value-type="percentage">
            <text:p>11%</text:p>
          </table:table-cell>
          <table:table-cell table:number-columns-repeated="39"/>
        </table:table-row>
        <table:table-row table:style-name="ro1">
          <table:table-cell office:value-type="float" office:value="20200309" calcext:value-type="float">
            <text:p>20200309</text:p>
          </table:table-cell>
          <table:table-cell office:value-type="float" office:value="14964" calcext:value-type="float">
            <text:p>14964</text:p>
          </table:table-cell>
          <table:table-cell office:value-type="float" office:value="15533" calcext:value-type="float">
            <text:p>15533</text:p>
          </table:table-cell>
          <table:table-cell office:value-type="float" office:value="106235" calcext:value-type="float">
            <text:p>106235</text:p>
          </table:table-cell>
          <table:table-cell office:value-type="float" office:value="14764" calcext:value-type="float">
            <text:p>14764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200309" calcext:value-type="float">
            <text:p>20200309</text:p>
          </table:table-cell>
          <table:table-cell table:formula="of:=[.B72]/[.B$1]" office:value-type="percentage" office:value="0.80864631180762" calcext:value-type="percentage">
            <text:p>81%</text:p>
          </table:table-cell>
          <table:table-cell table:formula="of:=[.C72]/[.C$1]" office:value-type="percentage" office:value="0.845563418617311" calcext:value-type="percentage">
            <text:p>85%</text:p>
          </table:table-cell>
          <table:table-cell table:formula="of:=[.D72]/[.D$1]" office:value-type="percentage" office:value="0.872910880675749" calcext:value-type="percentage">
            <text:p>87%</text:p>
          </table:table-cell>
          <table:table-cell table:formula="of:=[.E72]/[.E$1]" office:value-type="percentage" office:value="0.90266568843238" calcext:value-type="percentage">
            <text:p>90%</text:p>
          </table:table-cell>
          <table:table-cell table:formula="of:=[.F72]/[.F$1]" office:value-type="percentage" office:value="0.733044733044733" calcext:value-type="percentage">
            <text:p>73%</text:p>
          </table:table-cell>
          <table:table-cell table:number-columns-repeated="39"/>
        </table:table-row>
        <table:table-row table:style-name="ro1">
          <table:table-cell office:value-type="float" office:value="20200310" calcext:value-type="float">
            <text:p>20200310</text:p>
          </table:table-cell>
          <table:table-cell office:value-type="float" office:value="16423" calcext:value-type="float">
            <text:p>16423</text:p>
          </table:table-cell>
          <table:table-cell office:value-type="float" office:value="17199" calcext:value-type="float">
            <text:p>17199</text:p>
          </table:table-cell>
          <table:table-cell office:value-type="float" office:value="110491" calcext:value-type="float">
            <text:p>110491</text:p>
          </table:table-cell>
          <table:table-cell office:value-type="float" office:value="15475" calcext:value-type="float">
            <text:p>15475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20200310" calcext:value-type="float">
            <text:p>20200310</text:p>
          </table:table-cell>
          <table:table-cell table:formula="of:=[.B73]/[.B$1]" office:value-type="percentage" office:value="0.887489867603351" calcext:value-type="percentage">
            <text:p>89%</text:p>
          </table:table-cell>
          <table:table-cell table:formula="of:=[.C73]/[.C$1]" office:value-type="percentage" office:value="0.936254763200871" calcext:value-type="percentage">
            <text:p>94%</text:p>
          </table:table-cell>
          <table:table-cell table:formula="of:=[.D73]/[.D$1]" office:value-type="percentage" office:value="0.907881546728895" calcext:value-type="percentage">
            <text:p>91%</text:p>
          </table:table-cell>
          <table:table-cell table:formula="of:=[.E73]/[.E$1]" office:value-type="percentage" office:value="0.946135974565908" calcext:value-type="percentage">
            <text:p>95%</text:p>
          </table:table-cell>
          <table:table-cell table:formula="of:=[.F73]/[.F$1]" office:value-type="percentage" office:value="0.715728715728716" calcext:value-type="percentage">
            <text:p>72%</text:p>
          </table:table-cell>
          <table:table-cell table:number-columns-repeated="39"/>
        </table:table-row>
        <table:table-row table:style-name="ro1">
          <table:table-cell office:value-type="float" office:value="20200311" calcext:value-type="float">
            <text:p>20200311</text:p>
          </table:table-cell>
          <table:table-cell office:value-type="float" office:value="16539" calcext:value-type="float">
            <text:p>16539</text:p>
          </table:table-cell>
          <table:table-cell office:value-type="float" office:value="18112" calcext:value-type="float">
            <text:p>18112</text:p>
          </table:table-cell>
          <table:table-cell office:value-type="float" office:value="113277" calcext:value-type="float">
            <text:p>113277</text:p>
          </table:table-cell>
          <table:table-cell office:value-type="float" office:value="15760" calcext:value-type="float">
            <text:p>15760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20200311" calcext:value-type="float">
            <text:p>20200311</text:p>
          </table:table-cell>
          <table:table-cell table:formula="of:=[.B74]/[.B$1]" office:value-type="percentage" office:value="0.893758443663875" calcext:value-type="percentage">
            <text:p>89%</text:p>
          </table:table-cell>
          <table:table-cell table:formula="of:=[.C74]/[.C$1]" office:value-type="percentage" office:value="0.985955362003266" calcext:value-type="percentage">
            <text:p>99%</text:p>
          </table:table-cell>
          <table:table-cell table:formula="of:=[.D74]/[.D$1]" office:value-type="percentage" office:value="0.930773528783422" calcext:value-type="percentage">
            <text:p>93%</text:p>
          </table:table-cell>
          <table:table-cell table:formula="of:=[.E74]/[.E$1]" office:value-type="percentage" office:value="0.963560772805087" calcext:value-type="percentage">
            <text:p>96%</text:p>
          </table:table-cell>
          <table:table-cell table:formula="of:=[.F74]/[.F$1]" office:value-type="percentage" office:value="0.900432900432901" calcext:value-type="percentage">
            <text:p>90%</text:p>
          </table:table-cell>
          <table:table-cell table:number-columns-repeated="39"/>
        </table:table-row>
        <table:table-row table:style-name="ro1">
          <table:table-cell office:value-type="float" office:value="20200312" calcext:value-type="float">
            <text:p>20200312</text:p>
          </table:table-cell>
          <table:table-cell office:value-type="float" office:value="15488" calcext:value-type="float">
            <text:p>15488</text:p>
          </table:table-cell>
          <table:table-cell office:value-type="float" office:value="15778" calcext:value-type="float">
            <text:p>15778</text:p>
          </table:table-cell>
          <table:table-cell office:value-type="float" office:value="112230" calcext:value-type="float">
            <text:p>112230</text:p>
          </table:table-cell>
          <table:table-cell office:value-type="float" office:value="15751" calcext:value-type="float">
            <text:p>1575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float" office:value="20200312" calcext:value-type="float">
            <text:p>20200312</text:p>
          </table:table-cell>
          <table:table-cell table:formula="of:=[.B75]/[.B$1]" office:value-type="percentage" office:value="0.836962982977574" calcext:value-type="percentage">
            <text:p>84%</text:p>
          </table:table-cell>
          <table:table-cell table:formula="of:=[.C75]/[.C$1]" office:value-type="percentage" office:value="0.85890038105607" calcext:value-type="percentage">
            <text:p>86%</text:p>
          </table:table-cell>
          <table:table-cell table:formula="of:=[.D75]/[.D$1]" office:value-type="percentage" office:value="0.922170547731344" calcext:value-type="percentage">
            <text:p>92%</text:p>
          </table:table-cell>
          <table:table-cell table:formula="of:=[.E75]/[.E$1]" office:value-type="percentage" office:value="0.963010516018586" calcext:value-type="percentage">
            <text:p>96%</text:p>
          </table:table-cell>
          <table:table-cell table:formula="of:=[.F75]/[.F$1]" office:value-type="percentage" office:value="0.926406926406926" calcext:value-type="percentage">
            <text:p>93%</text:p>
          </table:table-cell>
          <table:table-cell table:number-columns-repeated="39"/>
        </table:table-row>
        <table:table-row table:style-name="ro1">
          <table:table-cell office:value-type="float" office:value="20200313" calcext:value-type="float">
            <text:p>20200313</text:p>
          </table:table-cell>
          <table:table-cell office:value-type="float" office:value="16074" calcext:value-type="float">
            <text:p>16074</text:p>
          </table:table-cell>
          <table:table-cell office:value-type="float" office:value="15986" calcext:value-type="float">
            <text:p>15986</text:p>
          </table:table-cell>
          <table:table-cell office:value-type="float" office:value="110287" calcext:value-type="float">
            <text:p>110287</text:p>
          </table:table-cell>
          <table:table-cell office:value-type="float" office:value="14898" calcext:value-type="float">
            <text:p>14898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20200313" calcext:value-type="float">
            <text:p>20200313</text:p>
          </table:table-cell>
          <table:table-cell table:formula="of:=[.B76]/[.B$1]" office:value-type="percentage" office:value="0.86863009997298" calcext:value-type="percentage">
            <text:p>87%</text:p>
          </table:table-cell>
          <table:table-cell table:formula="of:=[.C76]/[.C$1]" office:value-type="percentage" office:value="0.870223189983669" calcext:value-type="percentage">
            <text:p>87%</text:p>
          </table:table-cell>
          <table:table-cell table:formula="of:=[.D76]/[.D$1]" office:value-type="percentage" office:value="0.906205321194393" calcext:value-type="percentage">
            <text:p>91%</text:p>
          </table:table-cell>
          <table:table-cell table:formula="of:=[.E76]/[.E$1]" office:value-type="percentage" office:value="0.910858400586941" calcext:value-type="percentage">
            <text:p>91%</text:p>
          </table:table-cell>
          <table:table-cell table:formula="of:=[.F76]/[.F$1]" office:value-type="percentage" office:value="0.741702741702742" calcext:value-type="percentage">
            <text:p>74%</text:p>
          </table:table-cell>
          <table:table-cell table:number-columns-repeated="39"/>
        </table:table-row>
        <table:table-row table:style-name="ro1">
          <table:table-cell office:value-type="float" office:value="20200314" calcext:value-type="float">
            <text:p>20200314</text:p>
          </table:table-cell>
          <table:table-cell office:value-type="float" office:value="12916" calcext:value-type="float">
            <text:p>12916</text:p>
          </table:table-cell>
          <table:table-cell office:value-type="float" office:value="9186" calcext:value-type="float">
            <text:p>9186</text:p>
          </table:table-cell>
          <table:table-cell office:value-type="float" office:value="101680" calcext:value-type="float">
            <text:p>101680</text:p>
          </table:table-cell>
          <table:table-cell office:value-type="float" office:value="6877" calcext:value-type="float">
            <text:p>687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0200314" calcext:value-type="float">
            <text:p>20200314</text:p>
          </table:table-cell>
          <table:table-cell table:formula="of:=[.B77]/[.B$1]" office:value-type="percentage" office:value="0.697973520670089" calcext:value-type="percentage">
            <text:p>70%</text:p>
          </table:table-cell>
          <table:table-cell table:formula="of:=[.C77]/[.C$1]" office:value-type="percentage" office:value="0.500054436581383" calcext:value-type="percentage">
            <text:p>50%</text:p>
          </table:table-cell>
          <table:table-cell table:formula="of:=[.D77]/[.D$1]" office:value-type="percentage" office:value="0.8354833938637" calcext:value-type="percentage">
            <text:p>84%</text:p>
          </table:table-cell>
          <table:table-cell table:formula="of:=[.E77]/[.E$1]" office:value-type="percentage" office:value="0.420457324529225" calcext:value-type="percentage">
            <text:p>42%</text:p>
          </table:table-cell>
          <table:table-cell table:formula="of:=[.F77]/[.F$1]" office:value-type="percentage" office:value="0.142857142857143" calcext:value-type="percentage">
            <text:p>14%</text:p>
          </table:table-cell>
          <table:table-cell table:number-columns-repeated="39"/>
        </table:table-row>
        <table:table-row table:style-name="ro1">
          <table:table-cell office:value-type="float" office:value="20200315" calcext:value-type="float">
            <text:p>20200315</text:p>
          </table:table-cell>
          <table:table-cell office:value-type="float" office:value="8468" calcext:value-type="float">
            <text:p>8468</text:p>
          </table:table-cell>
          <table:table-cell office:value-type="float" office:value="6385" calcext:value-type="float">
            <text:p>6385</text:p>
          </table:table-cell>
          <table:table-cell office:value-type="float" office:value="81209" calcext:value-type="float">
            <text:p>81209</text:p>
          </table:table-cell>
          <table:table-cell office:value-type="float" office:value="4383" calcext:value-type="float">
            <text:p>438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0200315" calcext:value-type="float">
            <text:p>20200315</text:p>
          </table:table-cell>
          <table:table-cell table:formula="of:=[.B78]/[.B$1]" office:value-type="percentage" office:value="0.457606052418265" calcext:value-type="percentage">
            <text:p>46%</text:p>
          </table:table-cell>
          <table:table-cell table:formula="of:=[.C78]/[.C$1]" office:value-type="percentage" office:value="0.34757757212847" calcext:value-type="percentage">
            <text:p>35%</text:p>
          </table:table-cell>
          <table:table-cell table:formula="of:=[.D78]/[.D$1]" office:value-type="percentage" office:value="0.667277448193128" calcext:value-type="percentage">
            <text:p>67%</text:p>
          </table:table-cell>
          <table:table-cell table:formula="of:=[.E78]/[.E$1]" office:value-type="percentage" office:value="0.267975055025679" calcext:value-type="percentage">
            <text:p>27%</text:p>
          </table:table-cell>
          <table:table-cell table:formula="of:=[.F78]/[.F$1]" office:value-type="percentage" office:value="0.101010101010101" calcext:value-type="percentage">
            <text:p>10%</text:p>
          </table:table-cell>
          <table:table-cell table:number-columns-repeated="39"/>
        </table:table-row>
        <table:table-row table:style-name="ro1">
          <table:table-cell office:value-type="float" office:value="20200316" calcext:value-type="float">
            <text:p>20200316</text:p>
          </table:table-cell>
          <table:table-cell office:value-type="float" office:value="14392" calcext:value-type="float">
            <text:p>14392</text:p>
          </table:table-cell>
          <table:table-cell office:value-type="float" office:value="14903" calcext:value-type="float">
            <text:p>14903</text:p>
          </table:table-cell>
          <table:table-cell office:value-type="float" office:value="98794" calcext:value-type="float">
            <text:p>98794</text:p>
          </table:table-cell>
          <table:table-cell office:value-type="float" office:value="15238" calcext:value-type="float">
            <text:p>15238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20200316" calcext:value-type="float">
            <text:p>20200316</text:p>
          </table:table-cell>
          <table:table-cell table:formula="of:=[.B79]/[.B$1]" office:value-type="percentage" office:value="0.77773574709538" calcext:value-type="percentage">
            <text:p>78%</text:p>
          </table:table-cell>
          <table:table-cell table:formula="of:=[.C79]/[.C$1]" office:value-type="percentage" office:value="0.811268372346217" calcext:value-type="percentage">
            <text:p>81%</text:p>
          </table:table-cell>
          <table:table-cell table:formula="of:=[.D79]/[.D$1]" office:value-type="percentage" office:value="0.811769732625594" calcext:value-type="percentage">
            <text:p>81%</text:p>
          </table:table-cell>
          <table:table-cell table:formula="of:=[.E79]/[.E$1]" office:value-type="percentage" office:value="0.931645879188065" calcext:value-type="percentage">
            <text:p>93%</text:p>
          </table:table-cell>
          <table:table-cell table:formula="of:=[.F79]/[.F$1]" office:value-type="percentage" office:value="0.624819624819625" calcext:value-type="percentage">
            <text:p>62%</text:p>
          </table:table-cell>
          <table:table-cell table:number-columns-repeated="39"/>
        </table:table-row>
        <table:table-row table:style-name="ro1">
          <table:table-cell office:value-type="float" office:value="20200317" calcext:value-type="float">
            <text:p>20200317</text:p>
          </table:table-cell>
          <table:table-cell office:value-type="float" office:value="13559" calcext:value-type="float">
            <text:p>13559</text:p>
          </table:table-cell>
          <table:table-cell office:value-type="float" office:value="14993" calcext:value-type="float">
            <text:p>14993</text:p>
          </table:table-cell>
          <table:table-cell office:value-type="float" office:value="95983" calcext:value-type="float">
            <text:p>95983</text:p>
          </table:table-cell>
          <table:table-cell office:value-type="float" office:value="14999" calcext:value-type="float">
            <text:p>14999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20200317" calcext:value-type="float">
            <text:p>20200317</text:p>
          </table:table-cell>
          <table:table-cell table:formula="of:=[.B80]/[.B$1]" office:value-type="percentage" office:value="0.73272088624696" calcext:value-type="percentage">
            <text:p>73%</text:p>
          </table:table-cell>
          <table:table-cell table:formula="of:=[.C80]/[.C$1]" office:value-type="percentage" office:value="0.816167664670659" calcext:value-type="percentage">
            <text:p>82%</text:p>
          </table:table-cell>
          <table:table-cell table:formula="of:=[.D80]/[.D$1]" office:value-type="percentage" office:value="0.788672330775172" calcext:value-type="percentage">
            <text:p>79%</text:p>
          </table:table-cell>
          <table:table-cell table:formula="of:=[.E80]/[.E$1]" office:value-type="percentage" office:value="0.917033504524334" calcext:value-type="percentage">
            <text:p>92%</text:p>
          </table:table-cell>
          <table:table-cell table:formula="of:=[.F80]/[.F$1]" office:value-type="percentage" office:value="0.929292929292929" calcext:value-type="percentage">
            <text:p>93%</text:p>
          </table:table-cell>
          <table:table-cell table:number-columns-repeated="39"/>
        </table:table-row>
        <table:table-row table:style-name="ro1">
          <table:table-cell office:value-type="float" office:value="20200318" calcext:value-type="float">
            <text:p>20200318</text:p>
          </table:table-cell>
          <table:table-cell office:value-type="float" office:value="10653" calcext:value-type="float">
            <text:p>10653</text:p>
          </table:table-cell>
          <table:table-cell office:value-type="float" office:value="12057" calcext:value-type="float">
            <text:p>12057</text:p>
          </table:table-cell>
          <table:table-cell office:value-type="float" office:value="87206" calcext:value-type="float">
            <text:p>87206</text:p>
          </table:table-cell>
          <table:table-cell office:value-type="float" office:value="14790" calcext:value-type="float">
            <text:p>14790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20200318" calcext:value-type="float">
            <text:p>20200318</text:p>
          </table:table-cell>
          <table:table-cell table:formula="of:=[.B81]/[.B$1]" office:value-type="percentage" office:value="0.57568224804107" calcext:value-type="percentage">
            <text:p>58%</text:p>
          </table:table-cell>
          <table:table-cell table:formula="of:=[.C81]/[.C$1]" office:value-type="percentage" office:value="0.656341861731083" calcext:value-type="percentage">
            <text:p>66%</text:p>
          </table:table-cell>
          <table:table-cell table:formula="of:=[.D81]/[.D$1]" office:value-type="percentage" office:value="0.716553548832394" calcext:value-type="percentage">
            <text:p>72%</text:p>
          </table:table-cell>
          <table:table-cell table:formula="of:=[.E81]/[.E$1]" office:value-type="percentage" office:value="0.904255319148936" calcext:value-type="percentage">
            <text:p>90%</text:p>
          </table:table-cell>
          <table:table-cell table:formula="of:=[.F81]/[.F$1]" office:value-type="percentage" office:value="0.656565656565657" calcext:value-type="percentage">
            <text:p>66%</text:p>
          </table:table-cell>
          <table:table-cell table:number-columns-repeated="39"/>
        </table:table-row>
        <table:table-row table:style-name="ro1">
          <table:table-cell office:value-type="float" office:value="20200319" calcext:value-type="float">
            <text:p>20200319</text:p>
          </table:table-cell>
          <table:table-cell office:value-type="float" office:value="11177" calcext:value-type="float">
            <text:p>11177</text:p>
          </table:table-cell>
          <table:table-cell office:value-type="float" office:value="12016" calcext:value-type="float">
            <text:p>12016</text:p>
          </table:table-cell>
          <table:table-cell office:value-type="float" office:value="88828" calcext:value-type="float">
            <text:p>88828</text:p>
          </table:table-cell>
          <table:table-cell office:value-type="float" office:value="14991" calcext:value-type="float">
            <text:p>14991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20200319" calcext:value-type="float">
            <text:p>20200319</text:p>
          </table:table-cell>
          <table:table-cell table:formula="of:=[.B82]/[.B$1]" office:value-type="percentage" office:value="0.603998919211024" calcext:value-type="percentage">
            <text:p>60%</text:p>
          </table:table-cell>
          <table:table-cell table:formula="of:=[.C82]/[.C$1]" office:value-type="percentage" office:value="0.654109961894393" calcext:value-type="percentage">
            <text:p>65%</text:p>
          </table:table-cell>
          <table:table-cell table:formula="of:=[.D82]/[.D$1]" office:value-type="percentage" office:value="0.729881185190054" calcext:value-type="percentage">
            <text:p>73%</text:p>
          </table:table-cell>
          <table:table-cell table:formula="of:=[.E82]/[.E$1]" office:value-type="percentage" office:value="0.916544387380778" calcext:value-type="percentage">
            <text:p>92%</text:p>
          </table:table-cell>
          <table:table-cell table:formula="of:=[.F82]/[.F$1]" office:value-type="percentage" office:value="0.779220779220779" calcext:value-type="percentage">
            <text:p>78%</text:p>
          </table:table-cell>
          <table:table-cell table:number-columns-repeated="39"/>
        </table:table-row>
        <table:table-row table:style-name="ro1">
          <table:table-cell office:value-type="float" office:value="20200320" calcext:value-type="float">
            <text:p>20200320</text:p>
          </table:table-cell>
          <table:table-cell office:value-type="float" office:value="10852" calcext:value-type="float">
            <text:p>10852</text:p>
          </table:table-cell>
          <table:table-cell office:value-type="float" office:value="11470" calcext:value-type="float">
            <text:p>11470</text:p>
          </table:table-cell>
          <table:table-cell office:value-type="float" office:value="87184" calcext:value-type="float">
            <text:p>87184</text:p>
          </table:table-cell>
          <table:table-cell office:value-type="float" office:value="13999" calcext:value-type="float">
            <text:p>13999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20200320" calcext:value-type="float">
            <text:p>20200320</text:p>
          </table:table-cell>
          <table:table-cell table:formula="of:=[.B83]/[.B$1]" office:value-type="percentage" office:value="0.586436098351797" calcext:value-type="percentage">
            <text:p>59%</text:p>
          </table:table-cell>
          <table:table-cell table:formula="of:=[.C83]/[.C$1]" office:value-type="percentage" office:value="0.624387588459445" calcext:value-type="percentage">
            <text:p>62%</text:p>
          </table:table-cell>
          <table:table-cell table:formula="of:=[.D83]/[.D$1]" office:value-type="percentage" office:value="0.716372779412006" calcext:value-type="percentage">
            <text:p>72%</text:p>
          </table:table-cell>
          <table:table-cell table:formula="of:=[.E83]/[.E$1]" office:value-type="percentage" office:value="0.855893861579848" calcext:value-type="percentage">
            <text:p>86%</text:p>
          </table:table-cell>
          <table:table-cell table:formula="of:=[.F83]/[.F$1]" office:value-type="percentage" office:value="0.862914862914863" calcext:value-type="percentage">
            <text:p>86%</text:p>
          </table:table-cell>
          <table:table-cell table:number-columns-repeated="39"/>
        </table:table-row>
        <table:table-row table:style-name="ro1">
          <table:table-cell office:value-type="float" office:value="20200321" calcext:value-type="float">
            <text:p>20200321</text:p>
          </table:table-cell>
          <table:table-cell office:value-type="float" office:value="7880" calcext:value-type="float">
            <text:p>7880</text:p>
          </table:table-cell>
          <table:table-cell office:value-type="float" office:value="6874" calcext:value-type="float">
            <text:p>6874</text:p>
          </table:table-cell>
          <table:table-cell office:value-type="float" office:value="68976" calcext:value-type="float">
            <text:p>68976</text:p>
          </table:table-cell>
          <table:table-cell office:value-type="float" office:value="6808" calcext:value-type="float">
            <text:p>6808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20200321" calcext:value-type="float">
            <text:p>20200321</text:p>
          </table:table-cell>
          <table:table-cell table:formula="of:=[.B84]/[.B$1]" office:value-type="percentage" office:value="0.425830856525263" calcext:value-type="percentage">
            <text:p>43%</text:p>
          </table:table-cell>
          <table:table-cell table:formula="of:=[.C84]/[.C$1]" office:value-type="percentage" office:value="0.374197060424605" calcext:value-type="percentage">
            <text:p>37%</text:p>
          </table:table-cell>
          <table:table-cell table:formula="of:=[.D84]/[.D$1]" office:value-type="percentage" office:value="0.56676143366584" calcext:value-type="percentage">
            <text:p>57%</text:p>
          </table:table-cell>
          <table:table-cell table:formula="of:=[.E84]/[.E$1]" office:value-type="percentage" office:value="0.416238689166055" calcext:value-type="percentage">
            <text:p>42%</text:p>
          </table:table-cell>
          <table:table-cell table:formula="of:=[.F84]/[.F$1]" office:value-type="percentage" office:value="0.282828282828283" calcext:value-type="percentage">
            <text:p>28%</text:p>
          </table:table-cell>
          <table:table-cell table:number-columns-repeated="39"/>
        </table:table-row>
        <table:table-row table:style-name="ro1">
          <table:table-cell office:value-type="float" office:value="20200322" calcext:value-type="float">
            <text:p>20200322</text:p>
          </table:table-cell>
          <table:table-cell office:value-type="float" office:value="5676" calcext:value-type="float">
            <text:p>5676</text:p>
          </table:table-cell>
          <table:table-cell office:value-type="float" office:value="5213" calcext:value-type="float">
            <text:p>5213</text:p>
          </table:table-cell>
          <table:table-cell office:value-type="float" office:value="49096" calcext:value-type="float">
            <text:p>49096</text:p>
          </table:table-cell>
          <table:table-cell office:value-type="float" office:value="3960" calcext:value-type="float">
            <text:p>396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0200322" calcext:value-type="float">
            <text:p>20200322</text:p>
          </table:table-cell>
          <table:table-cell table:formula="of:=[.B85]/[.B$1]" office:value-type="percentage" office:value="0.306727911375304" calcext:value-type="percentage">
            <text:p>31%</text:p>
          </table:table-cell>
          <table:table-cell table:formula="of:=[.C85]/[.C$1]" office:value-type="percentage" office:value="0.283777898747959" calcext:value-type="percentage">
            <text:p>28%</text:p>
          </table:table-cell>
          <table:table-cell table:formula="of:=[.D85]/[.D$1]" office:value-type="percentage" office:value="0.403411611970222" calcext:value-type="percentage">
            <text:p>40%</text:p>
          </table:table-cell>
          <table:table-cell table:formula="of:=[.E85]/[.E$1]" office:value-type="percentage" office:value="0.242112986060161" calcext:value-type="percentage">
            <text:p>24%</text:p>
          </table:table-cell>
          <table:table-cell table:formula="of:=[.F85]/[.F$1]" office:value-type="percentage" office:value="0.128427128427128" calcext:value-type="percentage">
            <text:p>13%</text:p>
          </table:table-cell>
          <table:table-cell table:number-columns-repeated="39"/>
        </table:table-row>
        <table:table-row table:style-name="ro1">
          <table:table-cell office:value-type="float" office:value="20200323" calcext:value-type="float">
            <text:p>20200323</text:p>
          </table:table-cell>
          <table:table-cell office:value-type="float" office:value="6412" calcext:value-type="float">
            <text:p>6412</text:p>
          </table:table-cell>
          <table:table-cell office:value-type="float" office:value="6900" calcext:value-type="float">
            <text:p>6900</text:p>
          </table:table-cell>
          <table:table-cell office:value-type="float" office:value="60913" calcext:value-type="float">
            <text:p>60913</text:p>
          </table:table-cell>
          <table:table-cell office:value-type="float" office:value="13229" calcext:value-type="float">
            <text:p>13229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0200323" calcext:value-type="float">
            <text:p>20200323</text:p>
          </table:table-cell>
          <table:table-cell table:formula="of:=[.B86]/[.B$1]" office:value-type="percentage" office:value="0.346500945690354" calcext:value-type="percentage">
            <text:p>35%</text:p>
          </table:table-cell>
          <table:table-cell table:formula="of:=[.C86]/[.C$1]" office:value-type="percentage" office:value="0.375612411540555" calcext:value-type="percentage">
            <text:p>38%</text:p>
          </table:table-cell>
          <table:table-cell table:formula="of:=[.D86]/[.D$1]" office:value-type="percentage" office:value="0.500509441093819" calcext:value-type="percentage">
            <text:p>50%</text:p>
          </table:table-cell>
          <table:table-cell table:formula="of:=[.E86]/[.E$1]" office:value-type="percentage" office:value="0.808816336512595" calcext:value-type="percentage">
            <text:p>81%</text:p>
          </table:table-cell>
          <table:table-cell table:formula="of:=[.F86]/[.F$1]" office:value-type="percentage" office:value="0.678210678210678" calcext:value-type="percentage">
            <text:p>68%</text:p>
          </table:table-cell>
          <table:table-cell table:number-columns-repeated="39"/>
        </table:table-row>
        <table:table-row table:style-name="ro1">
          <table:table-cell office:value-type="float" office:value="20200324" calcext:value-type="float">
            <text:p>20200324</text:p>
          </table:table-cell>
          <table:table-cell office:value-type="float" office:value="5425" calcext:value-type="float">
            <text:p>5425</text:p>
          </table:table-cell>
          <table:table-cell office:value-type="float" office:value="6224" calcext:value-type="float">
            <text:p>6224</text:p>
          </table:table-cell>
          <table:table-cell office:value-type="float" office:value="44338" calcext:value-type="float">
            <text:p>44338</text:p>
          </table:table-cell>
          <table:table-cell office:value-type="float" office:value="10287" calcext:value-type="float">
            <text:p>10287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20200324" calcext:value-type="float">
            <text:p>20200324</text:p>
          </table:table-cell>
          <table:table-cell table:formula="of:=[.B87]/[.B$1]" office:value-type="percentage" office:value="0.293164009727101" calcext:value-type="percentage">
            <text:p>29%</text:p>
          </table:table-cell>
          <table:table-cell table:formula="of:=[.C87]/[.C$1]" office:value-type="percentage" office:value="0.338813282525857" calcext:value-type="percentage">
            <text:p>34%</text:p>
          </table:table-cell>
          <table:table-cell table:formula="of:=[.D87]/[.D$1]" office:value-type="percentage" office:value="0.364316116415507" calcext:value-type="percentage">
            <text:p>36%</text:p>
          </table:table-cell>
          <table:table-cell table:formula="of:=[.E87]/[.E$1]" office:value-type="percentage" office:value="0.628943506969919" calcext:value-type="percentage">
            <text:p>63%</text:p>
          </table:table-cell>
          <table:table-cell table:formula="of:=[.F87]/[.F$1]" office:value-type="percentage" office:value="0.591630591630592" calcext:value-type="percentage">
            <text:p>59%</text:p>
          </table:table-cell>
          <table:table-cell table:number-columns-repeated="39"/>
        </table:table-row>
        <table:table-row table:style-name="ro1">
          <table:table-cell office:value-type="float" office:value="20200325" calcext:value-type="float">
            <text:p>20200325</text:p>
          </table:table-cell>
          <table:table-cell office:value-type="float" office:value="5285" calcext:value-type="float">
            <text:p>5285</text:p>
          </table:table-cell>
          <table:table-cell office:value-type="float" office:value="5908" calcext:value-type="float">
            <text:p>5908</text:p>
          </table:table-cell>
          <table:table-cell office:value-type="float" office:value="39124" calcext:value-type="float">
            <text:p>39124</text:p>
          </table:table-cell>
          <table:table-cell office:value-type="float" office:value="9356" calcext:value-type="float">
            <text:p>9356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20200325" calcext:value-type="float">
            <text:p>20200325</text:p>
          </table:table-cell>
          <table:table-cell table:formula="of:=[.B88]/[.B$1]" office:value-type="percentage" office:value="0.285598486895434" calcext:value-type="percentage">
            <text:p>29%</text:p>
          </table:table-cell>
          <table:table-cell table:formula="of:=[.C88]/[.C$1]" office:value-type="percentage" office:value="0.321611322808928" calcext:value-type="percentage">
            <text:p>32%</text:p>
          </table:table-cell>
          <table:table-cell table:formula="of:=[.D88]/[.D$1]" office:value-type="percentage" office:value="0.321473763783668" calcext:value-type="percentage">
            <text:p>32%</text:p>
          </table:table-cell>
          <table:table-cell table:formula="of:=[.E88]/[.E$1]" office:value-type="percentage" office:value="0.572022499388604" calcext:value-type="percentage">
            <text:p>57%</text:p>
          </table:table-cell>
          <table:table-cell table:formula="of:=[.F88]/[.F$1]" office:value-type="percentage" office:value="0.597402597402597" calcext:value-type="percentage">
            <text:p>60%</text:p>
          </table:table-cell>
          <table:table-cell table:number-columns-repeated="39"/>
        </table:table-row>
        <table:table-row table:style-name="ro1">
          <table:table-cell office:value-type="float" office:value="20200326" calcext:value-type="float">
            <text:p>20200326</text:p>
          </table:table-cell>
          <table:table-cell office:value-type="float" office:value="5265" calcext:value-type="float">
            <text:p>5265</text:p>
          </table:table-cell>
          <table:table-cell office:value-type="float" office:value="6079" calcext:value-type="float">
            <text:p>6079</text:p>
          </table:table-cell>
          <table:table-cell office:value-type="float" office:value="37613" calcext:value-type="float">
            <text:p>37613</text:p>
          </table:table-cell>
          <table:table-cell office:value-type="float" office:value="8291" calcext:value-type="float">
            <text:p>8291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20200326" calcext:value-type="float">
            <text:p>20200326</text:p>
          </table:table-cell>
          <table:table-cell table:formula="of:=[.B89]/[.B$1]" office:value-type="percentage" office:value="0.284517697919481" calcext:value-type="percentage">
            <text:p>28%</text:p>
          </table:table-cell>
          <table:table-cell table:formula="of:=[.C89]/[.C$1]" office:value-type="percentage" office:value="0.330919978225367" calcext:value-type="percentage">
            <text:p>33%</text:p>
          </table:table-cell>
          <table:table-cell table:formula="of:=[.D89]/[.D$1]" office:value-type="percentage" office:value="0.309058191319781" calcext:value-type="percentage">
            <text:p>31%</text:p>
          </table:table-cell>
          <table:table-cell table:formula="of:=[.E89]/[.E$1]" office:value-type="percentage" office:value="0.506908779652727" calcext:value-type="percentage">
            <text:p>51%</text:p>
          </table:table-cell>
          <table:table-cell table:formula="of:=[.F89]/[.F$1]" office:value-type="percentage" office:value="0.548340548340548" calcext:value-type="percentage">
            <text:p>55%</text:p>
          </table:table-cell>
          <table:table-cell table:number-columns-repeated="39"/>
        </table:table-row>
        <table:table-row table:style-name="ro1">
          <table:table-cell office:value-type="float" office:value="20200327" calcext:value-type="float">
            <text:p>20200327</text:p>
          </table:table-cell>
          <table:table-cell office:value-type="float" office:value="5354" calcext:value-type="float">
            <text:p>5354</text:p>
          </table:table-cell>
          <table:table-cell office:value-type="float" office:value="6323" calcext:value-type="float">
            <text:p>6323</text:p>
          </table:table-cell>
          <table:table-cell office:value-type="float" office:value="40908" calcext:value-type="float">
            <text:p>40908</text:p>
          </table:table-cell>
          <table:table-cell office:value-type="float" office:value="8192" calcext:value-type="float">
            <text:p>8192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0200327" calcext:value-type="float">
            <text:p>20200327</text:p>
          </table:table-cell>
          <table:table-cell table:formula="of:=[.B90]/[.B$1]" office:value-type="percentage" office:value="0.28932720886247" calcext:value-type="percentage">
            <text:p>29%</text:p>
          </table:table-cell>
          <table:table-cell table:formula="of:=[.C90]/[.C$1]" office:value-type="percentage" office:value="0.344202504082744" calcext:value-type="percentage">
            <text:p>34%</text:p>
          </table:table-cell>
          <table:table-cell table:formula="of:=[.D90]/[.D$1]" office:value-type="percentage" office:value="0.336132520418728" calcext:value-type="percentage">
            <text:p>34%</text:p>
          </table:table-cell>
          <table:table-cell table:formula="of:=[.E90]/[.E$1]" office:value-type="percentage" office:value="0.500855955001223" calcext:value-type="percentage">
            <text:p>50%</text:p>
          </table:table-cell>
          <table:table-cell table:formula="of:=[.F90]/[.F$1]" office:value-type="percentage" office:value="0.487734487734488" calcext:value-type="percentage">
            <text:p>49%</text:p>
          </table:table-cell>
          <table:table-cell table:number-columns-repeated="39"/>
        </table:table-row>
        <table:table-row table:style-name="ro1">
          <table:table-cell office:value-type="float" office:value="20200328" calcext:value-type="float">
            <text:p>20200328</text:p>
          </table:table-cell>
          <table:table-cell office:value-type="float" office:value="5150" calcext:value-type="float">
            <text:p>5150</text:p>
          </table:table-cell>
          <table:table-cell office:value-type="float" office:value="4648" calcext:value-type="float">
            <text:p>4648</text:p>
          </table:table-cell>
          <table:table-cell office:value-type="float" office:value="30126" calcext:value-type="float">
            <text:p>30126</text:p>
          </table:table-cell>
          <table:table-cell office:value-type="float" office:value="3705" calcext:value-type="float">
            <text:p>370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0200328" calcext:value-type="float">
            <text:p>20200328</text:p>
          </table:table-cell>
          <table:table-cell table:formula="of:=[.B91]/[.B$1]" office:value-type="percentage" office:value="0.278303161307755" calcext:value-type="percentage">
            <text:p>28%</text:p>
          </table:table-cell>
          <table:table-cell table:formula="of:=[.C91]/[.C$1]" office:value-type="percentage" office:value="0.253021230266739" calcext:value-type="percentage">
            <text:p>25%</text:p>
          </table:table-cell>
          <table:table-cell table:formula="of:=[.D91]/[.D$1]" office:value-type="percentage" office:value="0.247539070845179" calcext:value-type="percentage">
            <text:p>25%</text:p>
          </table:table-cell>
          <table:table-cell table:formula="of:=[.E91]/[.E$1]" office:value-type="percentage" office:value="0.226522377109318" calcext:value-type="percentage">
            <text:p>23%</text:p>
          </table:table-cell>
          <table:table-cell table:formula="of:=[.F91]/[.F$1]" office:value-type="percentage" office:value="0.135642135642136" calcext:value-type="percentage">
            <text:p>14%</text:p>
          </table:table-cell>
          <table:table-cell table:number-columns-repeated="39"/>
        </table:table-row>
        <table:table-row table:style-name="ro1">
          <table:table-cell office:value-type="float" office:value="20200329" calcext:value-type="float">
            <text:p>20200329</text:p>
          </table:table-cell>
          <table:table-cell office:value-type="float" office:value="4672" calcext:value-type="float">
            <text:p>4672</text:p>
          </table:table-cell>
          <table:table-cell office:value-type="float" office:value="3511" calcext:value-type="float">
            <text:p>3511</text:p>
          </table:table-cell>
          <table:table-cell office:value-type="float" office:value="24473" calcext:value-type="float">
            <text:p>24473</text:p>
          </table:table-cell>
          <table:table-cell office:value-type="float" office:value="2200" calcext:value-type="float">
            <text:p>220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0200329" calcext:value-type="float">
            <text:p>20200329</text:p>
          </table:table-cell>
          <table:table-cell table:formula="of:=[.B92]/[.B$1]" office:value-type="percentage" office:value="0.252472304782491" calcext:value-type="percentage">
            <text:p>25%</text:p>
          </table:table-cell>
          <table:table-cell table:formula="of:=[.C92]/[.C$1]" office:value-type="percentage" office:value="0.191126837234622" calcext:value-type="percentage">
            <text:p>19%</text:p>
          </table:table-cell>
          <table:table-cell table:formula="of:=[.D92]/[.D$1]" office:value-type="percentage" office:value="0.201089546597426" calcext:value-type="percentage">
            <text:p>20%</text:p>
          </table:table-cell>
          <table:table-cell table:formula="of:=[.E92]/[.E$1]" office:value-type="percentage" office:value="0.134507214477867" calcext:value-type="percentage">
            <text:p>13%</text:p>
          </table:table-cell>
          <table:table-cell table:formula="of:=[.F92]/[.F$1]" office:value-type="percentage" office:value="0.0909090909090909" calcext:value-type="percentage">
            <text:p>9%</text:p>
          </table:table-cell>
          <table:table-cell table:number-columns-repeated="39"/>
        </table:table-row>
        <table:table-row table:style-name="ro1">
          <table:table-cell office:value-type="float" office:value="20200330" calcext:value-type="float">
            <text:p>20200330</text:p>
          </table:table-cell>
          <table:table-cell office:value-type="float" office:value="5379" calcext:value-type="float">
            <text:p>5379</text:p>
          </table:table-cell>
          <table:table-cell office:value-type="float" office:value="5508" calcext:value-type="float">
            <text:p>5508</text:p>
          </table:table-cell>
          <table:table-cell office:value-type="float" office:value="35853" calcext:value-type="float">
            <text:p>35853</text:p>
          </table:table-cell>
          <table:table-cell office:value-type="float" office:value="7725" calcext:value-type="float">
            <text:p>7725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0200330" calcext:value-type="float">
            <text:p>20200330</text:p>
          </table:table-cell>
          <table:table-cell table:formula="of:=[.B93]/[.B$1]" office:value-type="percentage" office:value="0.29067819508241" calcext:value-type="percentage">
            <text:p>29%</text:p>
          </table:table-cell>
          <table:table-cell table:formula="of:=[.C93]/[.C$1]" office:value-type="percentage" office:value="0.299836690255852" calcext:value-type="percentage">
            <text:p>30%</text:p>
          </table:table-cell>
          <table:table-cell table:formula="of:=[.D93]/[.D$1]" office:value-type="percentage" office:value="0.294596637688781" calcext:value-type="percentage">
            <text:p>29%</text:p>
          </table:table-cell>
          <table:table-cell table:formula="of:=[.E93]/[.E$1]" office:value-type="percentage" office:value="0.472303741746148" calcext:value-type="percentage">
            <text:p>47%</text:p>
          </table:table-cell>
          <table:table-cell table:formula="of:=[.F93]/[.F$1]" office:value-type="percentage" office:value="0.38961038961039" calcext:value-type="percentage">
            <text:p>39%</text:p>
          </table:table-cell>
          <table:table-cell table:number-columns-repeated="39"/>
        </table:table-row>
        <table:table-row table:style-name="ro1">
          <table:table-cell office:value-type="float" office:value="20200331" calcext:value-type="float">
            <text:p>20200331</text:p>
          </table:table-cell>
          <table:table-cell office:value-type="float" office:value="5679" calcext:value-type="float">
            <text:p>5679</text:p>
          </table:table-cell>
          <table:table-cell office:value-type="float" office:value="6312" calcext:value-type="float">
            <text:p>6312</text:p>
          </table:table-cell>
          <table:table-cell office:value-type="float" office:value="35932" calcext:value-type="float">
            <text:p>35932</text:p>
          </table:table-cell>
          <table:table-cell office:value-type="float" office:value="7701" calcext:value-type="float">
            <text:p>7701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20200331" calcext:value-type="float">
            <text:p>20200331</text:p>
          </table:table-cell>
          <table:table-cell table:formula="of:=[.B94]/[.B$1]" office:value-type="percentage" office:value="0.306890029721697" calcext:value-type="percentage">
            <text:p>31%</text:p>
          </table:table-cell>
          <table:table-cell table:formula="of:=[.C94]/[.C$1]" office:value-type="percentage" office:value="0.343603701687534" calcext:value-type="percentage">
            <text:p>34%</text:p>
          </table:table-cell>
          <table:table-cell table:formula="of:=[.D94]/[.D$1]" office:value-type="percentage" office:value="0.295245764243809" calcext:value-type="percentage">
            <text:p>30%</text:p>
          </table:table-cell>
          <table:table-cell table:formula="of:=[.E94]/[.E$1]" office:value-type="percentage" office:value="0.470836390315481" calcext:value-type="percentage">
            <text:p>47%</text:p>
          </table:table-cell>
          <table:table-cell table:formula="of:=[.F94]/[.F$1]" office:value-type="percentage" office:value="0.375180375180375" calcext:value-type="percentage">
            <text:p>38%</text:p>
          </table:table-cell>
          <table:table-cell table:number-columns-repeated="39"/>
        </table:table-row>
        <table:table-row table:style-name="ro1">
          <table:table-cell office:value-type="float" office:value="20200401" calcext:value-type="float">
            <text:p>20200401</text:p>
          </table:table-cell>
          <table:table-cell office:value-type="float" office:value="5896" calcext:value-type="float">
            <text:p>5896</text:p>
          </table:table-cell>
          <table:table-cell office:value-type="float" office:value="6338" calcext:value-type="float">
            <text:p>6338</text:p>
          </table:table-cell>
          <table:table-cell office:value-type="float" office:value="36167" calcext:value-type="float">
            <text:p>36167</text:p>
          </table:table-cell>
          <table:table-cell office:value-type="float" office:value="7570" calcext:value-type="float">
            <text:p>7570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0200401" calcext:value-type="float">
            <text:p>20200401</text:p>
          </table:table-cell>
          <table:table-cell table:formula="of:=[.B95]/[.B$1]" office:value-type="percentage" office:value="0.318616590110781" calcext:value-type="percentage">
            <text:p>32%</text:p>
          </table:table-cell>
          <table:table-cell table:formula="of:=[.C95]/[.C$1]" office:value-type="percentage" office:value="0.345019052803484" calcext:value-type="percentage">
            <text:p>35%</text:p>
          </table:table-cell>
          <table:table-cell table:formula="of:=[.D95]/[.D$1]" office:value-type="percentage" office:value="0.297176710325221" calcext:value-type="percentage">
            <text:p>30%</text:p>
          </table:table-cell>
          <table:table-cell table:formula="of:=[.E95]/[.E$1]" office:value-type="percentage" office:value="0.462827097089753" calcext:value-type="percentage">
            <text:p>46%</text:p>
          </table:table-cell>
          <table:table-cell table:formula="of:=[.F95]/[.F$1]" office:value-type="percentage" office:value="0.32034632034632" calcext:value-type="percentage">
            <text:p>32%</text:p>
          </table:table-cell>
          <table:table-cell table:number-columns-repeated="39"/>
        </table:table-row>
        <table:table-row table:style-name="ro1">
          <table:table-cell office:value-type="float" office:value="20200402" calcext:value-type="float">
            <text:p>20200402</text:p>
          </table:table-cell>
          <table:table-cell office:value-type="float" office:value="5858" calcext:value-type="float">
            <text:p>5858</text:p>
          </table:table-cell>
          <table:table-cell office:value-type="float" office:value="6412" calcext:value-type="float">
            <text:p>6412</text:p>
          </table:table-cell>
          <table:table-cell office:value-type="float" office:value="35653" calcext:value-type="float">
            <text:p>35653</text:p>
          </table:table-cell>
          <table:table-cell office:value-type="float" office:value="7200" calcext:value-type="float">
            <text:p>7200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20200402" calcext:value-type="float">
            <text:p>20200402</text:p>
          </table:table-cell>
          <table:table-cell table:formula="of:=[.B96]/[.B$1]" office:value-type="percentage" office:value="0.316563091056471" calcext:value-type="percentage">
            <text:p>32%</text:p>
          </table:table-cell>
          <table:table-cell table:formula="of:=[.C96]/[.C$1]" office:value-type="percentage" office:value="0.349047359825803" calcext:value-type="percentage">
            <text:p>35%</text:p>
          </table:table-cell>
          <table:table-cell table:formula="of:=[.D96]/[.D$1]" office:value-type="percentage" office:value="0.292953279321622" calcext:value-type="percentage">
            <text:p>29%</text:p>
          </table:table-cell>
          <table:table-cell table:formula="of:=[.E96]/[.E$1]" office:value-type="percentage" office:value="0.440205429200293" calcext:value-type="percentage">
            <text:p>44%</text:p>
          </table:table-cell>
          <table:table-cell table:formula="of:=[.F96]/[.F$1]" office:value-type="percentage" office:value="0.385281385281385" calcext:value-type="percentage">
            <text:p>39%</text:p>
          </table:table-cell>
          <table:table-cell table:number-columns-repeated="39"/>
        </table:table-row>
        <table:table-row table:style-name="ro1">
          <table:table-cell office:value-type="float" office:value="20200403" calcext:value-type="float">
            <text:p>20200403</text:p>
          </table:table-cell>
          <table:table-cell office:value-type="float" office:value="6026" calcext:value-type="float">
            <text:p>6026</text:p>
          </table:table-cell>
          <table:table-cell office:value-type="float" office:value="7084" calcext:value-type="float">
            <text:p>7084</text:p>
          </table:table-cell>
          <table:table-cell office:value-type="float" office:value="39313" calcext:value-type="float">
            <text:p>39313</text:p>
          </table:table-cell>
          <table:table-cell office:value-type="float" office:value="7669" calcext:value-type="float">
            <text:p>7669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20200403" calcext:value-type="float">
            <text:p>20200403</text:p>
          </table:table-cell>
          <table:table-cell table:formula="of:=[.B97]/[.B$1]" office:value-type="percentage" office:value="0.325641718454472" calcext:value-type="percentage">
            <text:p>33%</text:p>
          </table:table-cell>
          <table:table-cell table:formula="of:=[.C97]/[.C$1]" office:value-type="percentage" office:value="0.38562874251497" calcext:value-type="percentage">
            <text:p>39%</text:p>
          </table:table-cell>
          <table:table-cell table:formula="of:=[.D97]/[.D$1]" office:value-type="percentage" office:value="0.323026737440634" calcext:value-type="percentage">
            <text:p>32%</text:p>
          </table:table-cell>
          <table:table-cell table:formula="of:=[.E97]/[.E$1]" office:value-type="percentage" office:value="0.468879921741257" calcext:value-type="percentage">
            <text:p>47%</text:p>
          </table:table-cell>
          <table:table-cell table:formula="of:=[.F97]/[.F$1]" office:value-type="percentage" office:value="0.418470418470418" calcext:value-type="percentage">
            <text:p>42%</text:p>
          </table:table-cell>
          <table:table-cell table:number-columns-repeated="39"/>
        </table:table-row>
        <table:table-row table:style-name="ro1">
          <table:table-cell office:value-type="float" office:value="20200404" calcext:value-type="float">
            <text:p>20200404</text:p>
          </table:table-cell>
          <table:table-cell office:value-type="float" office:value="5334" calcext:value-type="float">
            <text:p>5334</text:p>
          </table:table-cell>
          <table:table-cell office:value-type="float" office:value="6379" calcext:value-type="float">
            <text:p>6379</text:p>
          </table:table-cell>
          <table:table-cell office:value-type="float" office:value="31823" calcext:value-type="float">
            <text:p>31823</text:p>
          </table:table-cell>
          <table:table-cell office:value-type="float" office:value="3848" calcext:value-type="float">
            <text:p>3848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0200404" calcext:value-type="float">
            <text:p>20200404</text:p>
          </table:table-cell>
          <table:table-cell table:formula="of:=[.B98]/[.B$1]" office:value-type="percentage" office:value="0.288246419886517" calcext:value-type="percentage">
            <text:p>29%</text:p>
          </table:table-cell>
          <table:table-cell table:formula="of:=[.C98]/[.C$1]" office:value-type="percentage" office:value="0.347250952640174" calcext:value-type="percentage">
            <text:p>35%</text:p>
          </table:table-cell>
          <table:table-cell table:formula="of:=[.D98]/[.D$1]" office:value-type="percentage" office:value="0.261482966590524" calcext:value-type="percentage">
            <text:p>26%</text:p>
          </table:table-cell>
          <table:table-cell table:formula="of:=[.E98]/[.E$1]" office:value-type="percentage" office:value="0.235265346050379" calcext:value-type="percentage">
            <text:p>24%</text:p>
          </table:table-cell>
          <table:table-cell table:formula="of:=[.F98]/[.F$1]" office:value-type="percentage" office:value="0.121212121212121" calcext:value-type="percentage">
            <text:p>12%</text:p>
          </table:table-cell>
          <table:table-cell table:number-columns-repeated="39"/>
        </table:table-row>
        <table:table-row table:style-name="ro1">
          <table:table-cell office:value-type="float" office:value="20200405" calcext:value-type="float">
            <text:p>20200405</text:p>
          </table:table-cell>
          <table:table-cell office:value-type="float" office:value="4413" calcext:value-type="float">
            <text:p>4413</text:p>
          </table:table-cell>
          <table:table-cell office:value-type="float" office:value="5730" calcext:value-type="float">
            <text:p>5730</text:p>
          </table:table-cell>
          <table:table-cell office:value-type="float" office:value="23355" calcext:value-type="float">
            <text:p>23355</text:p>
          </table:table-cell>
          <table:table-cell office:value-type="float" office:value="2453" calcext:value-type="float">
            <text:p>245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0200405" calcext:value-type="float">
            <text:p>20200405</text:p>
          </table:table-cell>
          <table:table-cell table:formula="of:=[.B99]/[.B$1]" office:value-type="percentage" office:value="0.238476087543907" calcext:value-type="percentage">
            <text:p>24%</text:p>
          </table:table-cell>
          <table:table-cell table:formula="of:=[.C99]/[.C$1]" office:value-type="percentage" office:value="0.311921611322809" calcext:value-type="percentage">
            <text:p>31%</text:p>
          </table:table-cell>
          <table:table-cell table:formula="of:=[.D99]/[.D$1]" office:value-type="percentage" office:value="0.191903173325007" calcext:value-type="percentage">
            <text:p>19%</text:p>
          </table:table-cell>
          <table:table-cell table:formula="of:=[.E99]/[.E$1]" office:value-type="percentage" office:value="0.149975544142822" calcext:value-type="percentage">
            <text:p>15%</text:p>
          </table:table-cell>
          <table:table-cell table:formula="of:=[.F99]/[.F$1]" office:value-type="percentage" office:value="0.0865800865800866" calcext:value-type="percentage">
            <text:p>9%</text:p>
          </table:table-cell>
          <table:table-cell table:number-columns-repeated="39"/>
        </table:table-row>
        <table:table-row table:style-name="ro1">
          <table:table-cell office:value-type="float" office:value="20200406" calcext:value-type="float">
            <text:p>20200406</text:p>
          </table:table-cell>
          <table:table-cell office:value-type="float" office:value="5907" calcext:value-type="float">
            <text:p>5907</text:p>
          </table:table-cell>
          <table:table-cell office:value-type="float" office:value="6773" calcext:value-type="float">
            <text:p>6773</text:p>
          </table:table-cell>
          <table:table-cell office:value-type="float" office:value="35999" calcext:value-type="float">
            <text:p>35999</text:p>
          </table:table-cell>
          <table:table-cell office:value-type="float" office:value="7653" calcext:value-type="float">
            <text:p>7653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20200406" calcext:value-type="float">
            <text:p>20200406</text:p>
          </table:table-cell>
          <table:table-cell table:formula="of:=[.B100]/[.B$1]" office:value-type="percentage" office:value="0.319211024047555" calcext:value-type="percentage">
            <text:p>32%</text:p>
          </table:table-cell>
          <table:table-cell table:formula="of:=[.C100]/[.C$1]" office:value-type="percentage" office:value="0.368698965704954" calcext:value-type="percentage">
            <text:p>37%</text:p>
          </table:table-cell>
          <table:table-cell table:formula="of:=[.D100]/[.D$1]" office:value-type="percentage" office:value="0.295796289296807" calcext:value-type="percentage">
            <text:p>30%</text:p>
          </table:table-cell>
          <table:table-cell table:formula="of:=[.E100]/[.E$1]" office:value-type="percentage" office:value="0.467901687454145" calcext:value-type="percentage">
            <text:p>47%</text:p>
          </table:table-cell>
          <table:table-cell table:formula="of:=[.F100]/[.F$1]" office:value-type="percentage" office:value="0.337662337662338" calcext:value-type="percentage">
            <text:p>34%</text:p>
          </table:table-cell>
          <table:table-cell table:number-columns-repeated="39"/>
        </table:table-row>
        <table:table-row table:style-name="ro1">
          <table:table-cell office:value-type="float" office:value="20200407" calcext:value-type="float">
            <text:p>20200407</text:p>
          </table:table-cell>
          <table:table-cell office:value-type="float" office:value="5610" calcext:value-type="float">
            <text:p>5610</text:p>
          </table:table-cell>
          <table:table-cell office:value-type="float" office:value="6847" calcext:value-type="float">
            <text:p>6847</text:p>
          </table:table-cell>
          <table:table-cell office:value-type="float" office:value="36250" calcext:value-type="float">
            <text:p>36250</text:p>
          </table:table-cell>
          <table:table-cell office:value-type="float" office:value="7845" calcext:value-type="float">
            <text:p>7845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20200407" calcext:value-type="float">
            <text:p>20200407</text:p>
          </table:table-cell>
          <table:table-cell table:formula="of:=[.B101]/[.B$1]" office:value-type="percentage" office:value="0.303161307754661" calcext:value-type="percentage">
            <text:p>30%</text:p>
          </table:table-cell>
          <table:table-cell table:formula="of:=[.C101]/[.C$1]" office:value-type="percentage" office:value="0.372727272727273" calcext:value-type="percentage">
            <text:p>37%</text:p>
          </table:table-cell>
          <table:table-cell table:formula="of:=[.D101]/[.D$1]" office:value-type="percentage" office:value="0.297858704047592" calcext:value-type="percentage">
            <text:p>30%</text:p>
          </table:table-cell>
          <table:table-cell table:formula="of:=[.E101]/[.E$1]" office:value-type="percentage" office:value="0.479640498899486" calcext:value-type="percentage">
            <text:p>48%</text:p>
          </table:table-cell>
          <table:table-cell table:formula="of:=[.F101]/[.F$1]" office:value-type="percentage" office:value="0.422799422799423" calcext:value-type="percentage">
            <text:p>42%</text:p>
          </table:table-cell>
          <table:table-cell table:number-columns-repeated="39"/>
        </table:table-row>
        <table:table-row table:style-name="ro1">
          <table:table-cell office:value-type="float" office:value="20200408" calcext:value-type="float">
            <text:p>20200408</text:p>
          </table:table-cell>
          <table:table-cell office:value-type="float" office:value="6053" calcext:value-type="float">
            <text:p>6053</text:p>
          </table:table-cell>
          <table:table-cell office:value-type="float" office:value="8031" calcext:value-type="float">
            <text:p>8031</text:p>
          </table:table-cell>
          <table:table-cell office:value-type="float" office:value="39166" calcext:value-type="float">
            <text:p>39166</text:p>
          </table:table-cell>
          <table:table-cell office:value-type="float" office:value="8182" calcext:value-type="float">
            <text:p>8182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20200408" calcext:value-type="float">
            <text:p>20200408</text:p>
          </table:table-cell>
          <table:table-cell table:formula="of:=[.B102]/[.B$1]" office:value-type="percentage" office:value="0.327100783572008" calcext:value-type="percentage">
            <text:p>33%</text:p>
          </table:table-cell>
          <table:table-cell table:formula="of:=[.C102]/[.C$1]" office:value-type="percentage" office:value="0.437180185084377" calcext:value-type="percentage">
            <text:p>44%</text:p>
          </table:table-cell>
          <table:table-cell table:formula="of:=[.D102]/[.D$1]" office:value-type="percentage" office:value="0.321818869040772" calcext:value-type="percentage">
            <text:p>32%</text:p>
          </table:table-cell>
          <table:table-cell table:formula="of:=[.E102]/[.E$1]" office:value-type="percentage" office:value="0.500244558571778" calcext:value-type="percentage">
            <text:p>50%</text:p>
          </table:table-cell>
          <table:table-cell table:formula="of:=[.F102]/[.F$1]" office:value-type="percentage" office:value="0.509379509379509" calcext:value-type="percentage">
            <text:p>51%</text:p>
          </table:table-cell>
          <table:table-cell table:number-columns-repeated="39"/>
        </table:table-row>
        <table:table-row table:style-name="ro1">
          <table:table-cell office:value-type="float" office:value="20200409" calcext:value-type="float">
            <text:p>20200409</text:p>
          </table:table-cell>
          <table:table-cell office:value-type="float" office:value="6065" calcext:value-type="float">
            <text:p>6065</text:p>
          </table:table-cell>
          <table:table-cell office:value-type="float" office:value="8096" calcext:value-type="float">
            <text:p>8096</text:p>
          </table:table-cell>
          <table:table-cell office:value-type="float" office:value="43140" calcext:value-type="float">
            <text:p>43140</text:p>
          </table:table-cell>
          <table:table-cell office:value-type="float" office:value="8495" calcext:value-type="float">
            <text:p>8495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20200409" calcext:value-type="float">
            <text:p>20200409</text:p>
          </table:table-cell>
          <table:table-cell table:formula="of:=[.B103]/[.B$1]" office:value-type="percentage" office:value="0.327749256957579" calcext:value-type="percentage">
            <text:p>33%</text:p>
          </table:table-cell>
          <table:table-cell table:formula="of:=[.C103]/[.C$1]" office:value-type="percentage" office:value="0.440718562874251" calcext:value-type="percentage">
            <text:p>44%</text:p>
          </table:table-cell>
          <table:table-cell table:formula="of:=[.D103]/[.D$1]" office:value-type="percentage" office:value="0.354472399796224" calcext:value-type="percentage">
            <text:p>35%</text:p>
          </table:table-cell>
          <table:table-cell table:formula="of:=[.E103]/[.E$1]" office:value-type="percentage" office:value="0.519381266813402" calcext:value-type="percentage">
            <text:p>52%</text:p>
          </table:table-cell>
          <table:table-cell table:formula="of:=[.F103]/[.F$1]" office:value-type="percentage" office:value="0.422799422799423" calcext:value-type="percentage">
            <text:p>42%</text:p>
          </table:table-cell>
          <table:table-cell table:number-columns-repeated="39"/>
        </table:table-row>
        <table:table-row table:style-name="ro1">
          <table:table-cell office:value-type="float" office:value="20200410" calcext:value-type="float">
            <text:p>20200410</text:p>
          </table:table-cell>
          <table:table-cell office:value-type="float" office:value="5311" calcext:value-type="float">
            <text:p>5311</text:p>
          </table:table-cell>
          <table:table-cell office:value-type="float" office:value="7065" calcext:value-type="float">
            <text:p>7065</text:p>
          </table:table-cell>
          <table:table-cell office:value-type="float" office:value="32685" calcext:value-type="float">
            <text:p>32685</text:p>
          </table:table-cell>
          <table:table-cell office:value-type="float" office:value="4091" calcext:value-type="float">
            <text:p>4091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0200410" calcext:value-type="float">
            <text:p>20200410</text:p>
          </table:table-cell>
          <table:table-cell table:formula="of:=[.B104]/[.B$1]" office:value-type="percentage" office:value="0.287003512564172" calcext:value-type="percentage">
            <text:p>29%</text:p>
          </table:table-cell>
          <table:table-cell table:formula="of:=[.C104]/[.C$1]" office:value-type="percentage" office:value="0.384594447468699" calcext:value-type="percentage">
            <text:p>38%</text:p>
          </table:table-cell>
          <table:table-cell table:formula="of:=[.D104]/[.D$1]" office:value-type="percentage" office:value="0.26856584115298" calcext:value-type="percentage">
            <text:p>27%</text:p>
          </table:table-cell>
          <table:table-cell table:formula="of:=[.E104]/[.E$1]" office:value-type="percentage" office:value="0.250122279285889" calcext:value-type="percentage">
            <text:p>25%</text:p>
          </table:table-cell>
          <table:table-cell table:formula="of:=[.F104]/[.F$1]" office:value-type="percentage" office:value="0.174603174603175" calcext:value-type="percentage">
            <text:p>17%</text:p>
          </table:table-cell>
          <table:table-cell table:number-columns-repeated="39"/>
        </table:table-row>
        <table:table-row table:style-name="ro1">
          <table:table-cell office:value-type="float" office:value="20200411" calcext:value-type="float">
            <text:p>20200411</text:p>
          </table:table-cell>
          <table:table-cell office:value-type="float" office:value="5694" calcext:value-type="float">
            <text:p>5694</text:p>
          </table:table-cell>
          <table:table-cell office:value-type="float" office:value="8258" calcext:value-type="float">
            <text:p>8258</text:p>
          </table:table-cell>
          <table:table-cell office:value-type="float" office:value="31440" calcext:value-type="float">
            <text:p>31440</text:p>
          </table:table-cell>
          <table:table-cell office:value-type="float" office:value="3598" calcext:value-type="float">
            <text:p>3598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0200411" calcext:value-type="float">
            <text:p>20200411</text:p>
          </table:table-cell>
          <table:table-cell table:formula="of:=[.B105]/[.B$1]" office:value-type="percentage" office:value="0.307700621453661" calcext:value-type="percentage">
            <text:p>31%</text:p>
          </table:table-cell>
          <table:table-cell table:formula="of:=[.C105]/[.C$1]" office:value-type="percentage" office:value="0.449537289058247" calcext:value-type="percentage">
            <text:p>45%</text:p>
          </table:table-cell>
          <table:table-cell table:formula="of:=[.D105]/[.D$1]" office:value-type="percentage" office:value="0.258335935317415" calcext:value-type="percentage">
            <text:p>26%</text:p>
          </table:table-cell>
          <table:table-cell table:formula="of:=[.E105]/[.E$1]" office:value-type="percentage" office:value="0.219980435314258" calcext:value-type="percentage">
            <text:p>22%</text:p>
          </table:table-cell>
          <table:table-cell table:formula="of:=[.F105]/[.F$1]" office:value-type="percentage" office:value="0.121212121212121" calcext:value-type="percentage">
            <text:p>12%</text:p>
          </table:table-cell>
          <table:table-cell table:number-columns-repeated="39"/>
        </table:table-row>
        <table:table-row table:style-name="ro1">
          <table:table-cell office:value-type="float" office:value="20200412" calcext:value-type="float">
            <text:p>20200412</text:p>
          </table:table-cell>
          <table:table-cell office:value-type="float" office:value="4541" calcext:value-type="float">
            <text:p>4541</text:p>
          </table:table-cell>
          <table:table-cell office:value-type="float" office:value="6095" calcext:value-type="float">
            <text:p>6095</text:p>
          </table:table-cell>
          <table:table-cell office:value-type="float" office:value="18829" calcext:value-type="float">
            <text:p>18829</text:p>
          </table:table-cell>
          <table:table-cell office:value-type="float" office:value="1638" calcext:value-type="float">
            <text:p>163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0200412" calcext:value-type="float">
            <text:p>20200412</text:p>
          </table:table-cell>
          <table:table-cell table:formula="of:=[.B106]/[.B$1]" office:value-type="percentage" office:value="0.245393136990003" calcext:value-type="percentage">
            <text:p>25%</text:p>
          </table:table-cell>
          <table:table-cell table:formula="of:=[.C106]/[.C$1]" office:value-type="percentage" office:value="0.33179096352749" calcext:value-type="percentage">
            <text:p>33%</text:p>
          </table:table-cell>
          <table:table-cell table:formula="of:=[.D106]/[.D$1]" office:value-type="percentage" office:value="0.154713973476196" calcext:value-type="percentage">
            <text:p>15%</text:p>
          </table:table-cell>
          <table:table-cell table:formula="of:=[.E106]/[.E$1]" office:value-type="percentage" office:value="0.100146735143067" calcext:value-type="percentage">
            <text:p>10%</text:p>
          </table:table-cell>
          <table:table-cell table:formula="of:=[.F106]/[.F$1]" office:value-type="percentage" office:value="0.075036075036075" calcext:value-type="percentage">
            <text:p>8%</text:p>
          </table:table-cell>
          <table:table-cell table:number-columns-repeated="39"/>
        </table:table-row>
        <table:table-row table:style-name="ro1">
          <table:table-cell office:value-type="float" office:value="20200413" calcext:value-type="float">
            <text:p>20200413</text:p>
          </table:table-cell>
          <table:table-cell office:value-type="float" office:value="5613" calcext:value-type="float">
            <text:p>5613</text:p>
          </table:table-cell>
          <table:table-cell office:value-type="float" office:value="5245" calcext:value-type="float">
            <text:p>5245</text:p>
          </table:table-cell>
          <table:table-cell office:value-type="float" office:value="25821" calcext:value-type="float">
            <text:p>25821</text:p>
          </table:table-cell>
          <table:table-cell office:value-type="float" office:value="2822" calcext:value-type="float">
            <text:p>282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0200413" calcext:value-type="float">
            <text:p>20200413</text:p>
          </table:table-cell>
          <table:table-cell table:formula="of:=[.B107]/[.B$1]" office:value-type="percentage" office:value="0.303323426101054" calcext:value-type="percentage">
            <text:p>30%</text:p>
          </table:table-cell>
          <table:table-cell table:formula="of:=[.C107]/[.C$1]" office:value-type="percentage" office:value="0.285519869352205" calcext:value-type="percentage">
            <text:p>29%</text:p>
          </table:table-cell>
          <table:table-cell table:formula="of:=[.D107]/[.D$1]" office:value-type="percentage" office:value="0.212165781992079" calcext:value-type="percentage">
            <text:p>21%</text:p>
          </table:table-cell>
          <table:table-cell table:formula="of:=[.E107]/[.E$1]" office:value-type="percentage" office:value="0.172536072389337" calcext:value-type="percentage">
            <text:p>17%</text:p>
          </table:table-cell>
          <table:table-cell table:formula="of:=[.F107]/[.F$1]" office:value-type="percentage" office:value="0.108225108225108" calcext:value-type="percentage">
            <text:p>11%</text:p>
          </table:table-cell>
          <table:table-cell table:number-columns-repeated="39"/>
        </table:table-row>
        <table:table-row table:style-name="ro1">
          <table:table-cell office:value-type="float" office:value="20200414" calcext:value-type="float">
            <text:p>20200414</text:p>
          </table:table-cell>
          <table:table-cell office:value-type="float" office:value="6050" calcext:value-type="float">
            <text:p>6050</text:p>
          </table:table-cell>
          <table:table-cell office:value-type="float" office:value="6735" calcext:value-type="float">
            <text:p>6735</text:p>
          </table:table-cell>
          <table:table-cell office:value-type="float" office:value="37658" calcext:value-type="float">
            <text:p>37658</text:p>
          </table:table-cell>
          <table:table-cell office:value-type="float" office:value="8288" calcext:value-type="float">
            <text:p>8288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0200414" calcext:value-type="float">
            <text:p>20200414</text:p>
          </table:table-cell>
          <table:table-cell table:formula="of:=[.B108]/[.B$1]" office:value-type="percentage" office:value="0.326938665225615" calcext:value-type="percentage">
            <text:p>33%</text:p>
          </table:table-cell>
          <table:table-cell table:formula="of:=[.C108]/[.C$1]" office:value-type="percentage" office:value="0.366630375612411" calcext:value-type="percentage">
            <text:p>37%</text:p>
          </table:table-cell>
          <table:table-cell table:formula="of:=[.D108]/[.D$1]" office:value-type="percentage" office:value="0.309427946952392" calcext:value-type="percentage">
            <text:p>31%</text:p>
          </table:table-cell>
          <table:table-cell table:formula="of:=[.E108]/[.E$1]" office:value-type="percentage" office:value="0.506725360723893" calcext:value-type="percentage">
            <text:p>51%</text:p>
          </table:table-cell>
          <table:table-cell table:formula="of:=[.F108]/[.F$1]" office:value-type="percentage" office:value="0.31024531024531" calcext:value-type="percentage">
            <text:p>31%</text:p>
          </table:table-cell>
          <table:table-cell table:number-columns-repeated="39"/>
        </table:table-row>
        <table:table-row table:style-name="ro1">
          <table:table-cell office:value-type="float" office:value="20200415" calcext:value-type="float">
            <text:p>20200415</text:p>
          </table:table-cell>
          <table:table-cell office:value-type="float" office:value="5375" calcext:value-type="float">
            <text:p>5375</text:p>
          </table:table-cell>
          <table:table-cell office:value-type="float" office:value="6827" calcext:value-type="float">
            <text:p>6827</text:p>
          </table:table-cell>
          <table:table-cell office:value-type="float" office:value="37398" calcext:value-type="float">
            <text:p>37398</text:p>
          </table:table-cell>
          <table:table-cell office:value-type="float" office:value="8446" calcext:value-type="float">
            <text:p>8446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20200415" calcext:value-type="float">
            <text:p>20200415</text:p>
          </table:table-cell>
          <table:table-cell table:formula="of:=[.B109]/[.B$1]" office:value-type="percentage" office:value="0.29046203728722" calcext:value-type="percentage">
            <text:p>29%</text:p>
          </table:table-cell>
          <table:table-cell table:formula="of:=[.C109]/[.C$1]" office:value-type="percentage" office:value="0.371638541099619" calcext:value-type="percentage">
            <text:p>37%</text:p>
          </table:table-cell>
          <table:table-cell table:formula="of:=[.D109]/[.D$1]" office:value-type="percentage" office:value="0.307291581075085" calcext:value-type="percentage">
            <text:p>31%</text:p>
          </table:table-cell>
          <table:table-cell table:formula="of:=[.E109]/[.E$1]" office:value-type="percentage" office:value="0.516385424309122" calcext:value-type="percentage">
            <text:p>52%</text:p>
          </table:table-cell>
          <table:table-cell table:formula="of:=[.F109]/[.F$1]" office:value-type="percentage" office:value="0.434343434343434" calcext:value-type="percentage">
            <text:p>43%</text:p>
          </table:table-cell>
          <table:table-cell table:number-columns-repeated="39"/>
        </table:table-row>
        <table:table-row table:style-name="ro1">
          <table:table-cell office:value-type="float" office:value="20200416" calcext:value-type="float">
            <text:p>20200416</text:p>
          </table:table-cell>
          <table:table-cell office:value-type="float" office:value="6203" calcext:value-type="float">
            <text:p>6203</text:p>
          </table:table-cell>
          <table:table-cell office:value-type="float" office:value="7836" calcext:value-type="float">
            <text:p>7836</text:p>
          </table:table-cell>
          <table:table-cell office:value-type="float" office:value="37961" calcext:value-type="float">
            <text:p>37961</text:p>
          </table:table-cell>
          <table:table-cell office:value-type="float" office:value="8448" calcext:value-type="float">
            <text:p>8448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20200416" calcext:value-type="float">
            <text:p>20200416</text:p>
          </table:table-cell>
          <table:table-cell table:formula="of:=[.B110]/[.B$1]" office:value-type="percentage" office:value="0.335206700891651" calcext:value-type="percentage">
            <text:p>34%</text:p>
          </table:table-cell>
          <table:table-cell table:formula="of:=[.C110]/[.C$1]" office:value-type="percentage" office:value="0.426565051714752" calcext:value-type="percentage">
            <text:p>43%</text:p>
          </table:table-cell>
          <table:table-cell table:formula="of:=[.D110]/[.D$1]" office:value-type="percentage" office:value="0.311917634878638" calcext:value-type="percentage">
            <text:p>31%</text:p>
          </table:table-cell>
          <table:table-cell table:formula="of:=[.E110]/[.E$1]" office:value-type="percentage" office:value="0.516507703595011" calcext:value-type="percentage">
            <text:p>52%</text:p>
          </table:table-cell>
          <table:table-cell table:formula="of:=[.F110]/[.F$1]" office:value-type="percentage" office:value="0.479076479076479" calcext:value-type="percentage">
            <text:p>48%</text:p>
          </table:table-cell>
          <table:table-cell table:number-columns-repeated="39"/>
        </table:table-row>
        <table:table-row table:style-name="ro1">
          <table:table-cell office:value-type="float" office:value="20200417" calcext:value-type="float">
            <text:p>20200417</text:p>
          </table:table-cell>
          <table:table-cell office:value-type="float" office:value="5778" calcext:value-type="float">
            <text:p>5778</text:p>
          </table:table-cell>
          <table:table-cell office:value-type="float" office:value="7301" calcext:value-type="float">
            <text:p>7301</text:p>
          </table:table-cell>
          <table:table-cell office:value-type="float" office:value="41043" calcext:value-type="float">
            <text:p>41043</text:p>
          </table:table-cell>
          <table:table-cell office:value-type="float" office:value="8425" calcext:value-type="float">
            <text:p>8425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20200417" calcext:value-type="float">
            <text:p>20200417</text:p>
          </table:table-cell>
          <table:table-cell table:formula="of:=[.B111]/[.B$1]" office:value-type="percentage" office:value="0.312239935152661" calcext:value-type="percentage">
            <text:p>31%</text:p>
          </table:table-cell>
          <table:table-cell table:formula="of:=[.C111]/[.C$1]" office:value-type="percentage" office:value="0.397441480675014" calcext:value-type="percentage">
            <text:p>40%</text:p>
          </table:table-cell>
          <table:table-cell table:formula="of:=[.D111]/[.D$1]" office:value-type="percentage" office:value="0.33724178731656" calcext:value-type="percentage">
            <text:p>34%</text:p>
          </table:table-cell>
          <table:table-cell table:formula="of:=[.E111]/[.E$1]" office:value-type="percentage" office:value="0.515101491807288" calcext:value-type="percentage">
            <text:p>52%</text:p>
          </table:table-cell>
          <table:table-cell table:formula="of:=[.F111]/[.F$1]" office:value-type="percentage" office:value="0.406926406926407" calcext:value-type="percentage">
            <text:p>41%</text:p>
          </table:table-cell>
          <table:table-cell table:number-columns-repeated="39"/>
        </table:table-row>
        <table:table-row table:style-name="ro1">
          <table:table-cell office:value-type="float" office:value="20200418" calcext:value-type="float">
            <text:p>20200418</text:p>
          </table:table-cell>
          <table:table-cell office:value-type="float" office:value="5994" calcext:value-type="float">
            <text:p>5994</text:p>
          </table:table-cell>
          <table:table-cell office:value-type="float" office:value="5679" calcext:value-type="float">
            <text:p>5679</text:p>
          </table:table-cell>
          <table:table-cell office:value-type="float" office:value="33095" calcext:value-type="float">
            <text:p>33095</text:p>
          </table:table-cell>
          <table:table-cell office:value-type="float" office:value="4204" calcext:value-type="float">
            <text:p>4204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0200418" calcext:value-type="float">
            <text:p>20200418</text:p>
          </table:table-cell>
          <table:table-cell table:formula="of:=[.B112]/[.B$1]" office:value-type="percentage" office:value="0.323912456092948" calcext:value-type="percentage">
            <text:p>32%</text:p>
          </table:table-cell>
          <table:table-cell table:formula="of:=[.C112]/[.C$1]" office:value-type="percentage" office:value="0.309145345672292" calcext:value-type="percentage">
            <text:p>31%</text:p>
          </table:table-cell>
          <table:table-cell table:formula="of:=[.D112]/[.D$1]" office:value-type="percentage" office:value="0.271934725805656" calcext:value-type="percentage">
            <text:p>27%</text:p>
          </table:table-cell>
          <table:table-cell table:formula="of:=[.E112]/[.E$1]" office:value-type="percentage" office:value="0.257031058938616" calcext:value-type="percentage">
            <text:p>26%</text:p>
          </table:table-cell>
          <table:table-cell table:formula="of:=[.F112]/[.F$1]" office:value-type="percentage" office:value="0.186147186147186" calcext:value-type="percentage">
            <text:p>19%</text:p>
          </table:table-cell>
          <table:table-cell table:number-columns-repeated="39"/>
        </table:table-row>
        <table:table-row table:style-name="ro1">
          <table:table-cell office:value-type="float" office:value="20200419" calcext:value-type="float">
            <text:p>20200419</text:p>
          </table:table-cell>
          <table:table-cell office:value-type="float" office:value="4950" calcext:value-type="float">
            <text:p>4950</text:p>
          </table:table-cell>
          <table:table-cell office:value-type="float" office:value="6394" calcext:value-type="float">
            <text:p>6394</text:p>
          </table:table-cell>
          <table:table-cell office:value-type="float" office:value="25858" calcext:value-type="float">
            <text:p>25858</text:p>
          </table:table-cell>
          <table:table-cell office:value-type="float" office:value="2805" calcext:value-type="float">
            <text:p>280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0200419" calcext:value-type="float">
            <text:p>20200419</text:p>
          </table:table-cell>
          <table:table-cell table:formula="of:=[.B113]/[.B$1]" office:value-type="percentage" office:value="0.26749527154823" calcext:value-type="percentage">
            <text:p>27%</text:p>
          </table:table-cell>
          <table:table-cell table:formula="of:=[.C113]/[.C$1]" office:value-type="percentage" office:value="0.348067501360914" calcext:value-type="percentage">
            <text:p>35%</text:p>
          </table:table-cell>
          <table:table-cell table:formula="of:=[.D113]/[.D$1]" office:value-type="percentage" office:value="0.212469803290003" calcext:value-type="percentage">
            <text:p>21%</text:p>
          </table:table-cell>
          <table:table-cell table:formula="of:=[.E113]/[.E$1]" office:value-type="percentage" office:value="0.171496698459281" calcext:value-type="percentage">
            <text:p>17%</text:p>
          </table:table-cell>
          <table:table-cell table:formula="of:=[.F113]/[.F$1]" office:value-type="percentage" office:value="0.158730158730159" calcext:value-type="percentage">
            <text:p>16%</text:p>
          </table:table-cell>
          <table:table-cell table:number-columns-repeated="39"/>
        </table:table-row>
        <table:table-row table:style-name="ro1">
          <table:table-cell office:value-type="float" office:value="20200420" calcext:value-type="float">
            <text:p>20200420</text:p>
          </table:table-cell>
          <table:table-cell office:value-type="float" office:value="5556" calcext:value-type="float">
            <text:p>5556</text:p>
          </table:table-cell>
          <table:table-cell office:value-type="float" office:value="5791" calcext:value-type="float">
            <text:p>5791</text:p>
          </table:table-cell>
          <table:table-cell office:value-type="float" office:value="37062" calcext:value-type="float">
            <text:p>37062</text:p>
          </table:table-cell>
          <table:table-cell office:value-type="float" office:value="8584" calcext:value-type="float">
            <text:p>858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0200420" calcext:value-type="float">
            <text:p>20200420</text:p>
          </table:table-cell>
          <table:table-cell table:formula="of:=[.B114]/[.B$1]" office:value-type="percentage" office:value="0.300243177519589" calcext:value-type="percentage">
            <text:p>30%</text:p>
          </table:table-cell>
          <table:table-cell table:formula="of:=[.C114]/[.C$1]" office:value-type="percentage" office:value="0.315242242787153" calcext:value-type="percentage">
            <text:p>32%</text:p>
          </table:table-cell>
          <table:table-cell table:formula="of:=[.D114]/[.D$1]" office:value-type="percentage" office:value="0.304530739018258" calcext:value-type="percentage">
            <text:p>30%</text:p>
          </table:table-cell>
          <table:table-cell table:formula="of:=[.E114]/[.E$1]" office:value-type="percentage" office:value="0.524822695035461" calcext:value-type="percentage">
            <text:p>52%</text:p>
          </table:table-cell>
          <table:table-cell table:formula="of:=[.F114]/[.F$1]" office:value-type="percentage" office:value="0.404040404040404" calcext:value-type="percentage">
            <text:p>40%</text:p>
          </table:table-cell>
          <table:table-cell table:number-columns-repeated="39"/>
        </table:table-row>
        <table:table-row table:style-name="ro1">
          <table:table-cell office:value-type="float" office:value="20200421" calcext:value-type="float">
            <text:p>20200421</text:p>
          </table:table-cell>
          <table:table-cell office:value-type="float" office:value="5572" calcext:value-type="float">
            <text:p>5572</text:p>
          </table:table-cell>
          <table:table-cell office:value-type="float" office:value="6266" calcext:value-type="float">
            <text:p>6266</text:p>
          </table:table-cell>
          <table:table-cell office:value-type="float" office:value="38192" calcext:value-type="float">
            <text:p>38192</text:p>
          </table:table-cell>
          <table:table-cell office:value-type="float" office:value="8956" calcext:value-type="float">
            <text:p>8956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20200421" calcext:value-type="float">
            <text:p>20200421</text:p>
          </table:table-cell>
          <table:table-cell table:formula="of:=[.B115]/[.B$1]" office:value-type="percentage" office:value="0.301107808700351" calcext:value-type="percentage">
            <text:p>30%</text:p>
          </table:table-cell>
          <table:table-cell table:formula="of:=[.C115]/[.C$1]" office:value-type="percentage" office:value="0.34109961894393" calcext:value-type="percentage">
            <text:p>34%</text:p>
          </table:table-cell>
          <table:table-cell table:formula="of:=[.D115]/[.D$1]" office:value-type="percentage" office:value="0.313815713792707" calcext:value-type="percentage">
            <text:p>31%</text:p>
          </table:table-cell>
          <table:table-cell table:formula="of:=[.E115]/[.E$1]" office:value-type="percentage" office:value="0.547566642210809" calcext:value-type="percentage">
            <text:p>55%</text:p>
          </table:table-cell>
          <table:table-cell table:formula="of:=[.F115]/[.F$1]" office:value-type="percentage" office:value="0.545454545454545" calcext:value-type="percentage">
            <text:p>55%</text:p>
          </table:table-cell>
          <table:table-cell table:number-columns-repeated="39"/>
        </table:table-row>
        <table:table-row table:style-name="ro1">
          <table:table-cell office:value-type="float" office:value="20200422" calcext:value-type="float">
            <text:p>20200422</text:p>
          </table:table-cell>
          <table:table-cell office:value-type="float" office:value="5574" calcext:value-type="float">
            <text:p>5574</text:p>
          </table:table-cell>
          <table:table-cell office:value-type="float" office:value="7040" calcext:value-type="float">
            <text:p>7040</text:p>
          </table:table-cell>
          <table:table-cell office:value-type="float" office:value="38980" calcext:value-type="float">
            <text:p>38980</text:p>
          </table:table-cell>
          <table:table-cell office:value-type="float" office:value="9093" calcext:value-type="float">
            <text:p>9093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0200422" calcext:value-type="float">
            <text:p>20200422</text:p>
          </table:table-cell>
          <table:table-cell table:formula="of:=[.B116]/[.B$1]" office:value-type="percentage" office:value="0.301215887597946" calcext:value-type="percentage">
            <text:p>30%</text:p>
          </table:table-cell>
          <table:table-cell table:formula="of:=[.C116]/[.C$1]" office:value-type="percentage" office:value="0.383233532934132" calcext:value-type="percentage">
            <text:p>38%</text:p>
          </table:table-cell>
          <table:table-cell table:formula="of:=[.D116]/[.D$1]" office:value-type="percentage" office:value="0.320290545759314" calcext:value-type="percentage">
            <text:p>32%</text:p>
          </table:table-cell>
          <table:table-cell table:formula="of:=[.E116]/[.E$1]" office:value-type="percentage" office:value="0.555942773294204" calcext:value-type="percentage">
            <text:p>56%</text:p>
          </table:table-cell>
          <table:table-cell table:formula="of:=[.F116]/[.F$1]" office:value-type="percentage" office:value="0.6002886002886" calcext:value-type="percentage">
            <text:p>60%</text:p>
          </table:table-cell>
          <table:table-cell table:number-columns-repeated="39"/>
        </table:table-row>
        <table:table-row table:style-name="ro1">
          <table:table-cell office:value-type="float" office:value="20200423" calcext:value-type="float">
            <text:p>20200423</text:p>
          </table:table-cell>
          <table:table-cell office:value-type="float" office:value="5562" calcext:value-type="float">
            <text:p>5562</text:p>
          </table:table-cell>
          <table:table-cell office:value-type="float" office:value="7555" calcext:value-type="float">
            <text:p>7555</text:p>
          </table:table-cell>
          <table:table-cell office:value-type="float" office:value="39225" calcext:value-type="float">
            <text:p>39225</text:p>
          </table:table-cell>
          <table:table-cell office:value-type="float" office:value="8871" calcext:value-type="float">
            <text:p>8871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0200423" calcext:value-type="float">
            <text:p>20200423</text:p>
          </table:table-cell>
          <table:table-cell table:formula="of:=[.B117]/[.B$1]" office:value-type="percentage" office:value="0.300567414212375" calcext:value-type="percentage">
            <text:p>30%</text:p>
          </table:table-cell>
          <table:table-cell table:formula="of:=[.C117]/[.C$1]" office:value-type="percentage" office:value="0.411268372346217" calcext:value-type="percentage">
            <text:p>41%</text:p>
          </table:table-cell>
          <table:table-cell table:formula="of:=[.D117]/[.D$1]" office:value-type="percentage" office:value="0.322303659759084" calcext:value-type="percentage">
            <text:p>32%</text:p>
          </table:table-cell>
          <table:table-cell table:formula="of:=[.E117]/[.E$1]" office:value-type="percentage" office:value="0.542369772560528" calcext:value-type="percentage">
            <text:p>54%</text:p>
          </table:table-cell>
          <table:table-cell table:formula="of:=[.F117]/[.F$1]" office:value-type="percentage" office:value="0.593073593073593" calcext:value-type="percentage">
            <text:p>59%</text:p>
          </table:table-cell>
          <table:table-cell table:number-columns-repeated="39"/>
        </table:table-row>
        <table:table-row table:style-name="ro1">
          <table:table-cell office:value-type="float" office:value="20200424" calcext:value-type="float">
            <text:p>20200424</text:p>
          </table:table-cell>
          <table:table-cell office:value-type="float" office:value="4790" calcext:value-type="float">
            <text:p>4790</text:p>
          </table:table-cell>
          <table:table-cell office:value-type="float" office:value="7060" calcext:value-type="float">
            <text:p>7060</text:p>
          </table:table-cell>
          <table:table-cell office:value-type="float" office:value="42651" calcext:value-type="float">
            <text:p>42651</text:p>
          </table:table-cell>
          <table:table-cell office:value-type="float" office:value="9199" calcext:value-type="float">
            <text:p>9199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20200424" calcext:value-type="float">
            <text:p>20200424</text:p>
          </table:table-cell>
          <table:table-cell table:formula="of:=[.B118]/[.B$1]" office:value-type="percentage" office:value="0.258848959740611" calcext:value-type="percentage">
            <text:p>26%</text:p>
          </table:table-cell>
          <table:table-cell table:formula="of:=[.C118]/[.C$1]" office:value-type="percentage" office:value="0.384322264561786" calcext:value-type="percentage">
            <text:p>38%</text:p>
          </table:table-cell>
          <table:table-cell table:formula="of:=[.D118]/[.D$1]" office:value-type="percentage" office:value="0.350454388588519" calcext:value-type="percentage">
            <text:p>35%</text:p>
          </table:table-cell>
          <table:table-cell table:formula="of:=[.E118]/[.E$1]" office:value-type="percentage" office:value="0.562423575446319" calcext:value-type="percentage">
            <text:p>56%</text:p>
          </table:table-cell>
          <table:table-cell table:formula="of:=[.F118]/[.F$1]" office:value-type="percentage" office:value="0.542568542568543" calcext:value-type="percentage">
            <text:p>54%</text:p>
          </table:table-cell>
          <table:table-cell table:number-columns-repeated="39"/>
        </table:table-row>
        <table:table-row table:style-name="ro1">
          <table:table-cell office:value-type="float" office:value="20200425" calcext:value-type="float">
            <text:p>20200425</text:p>
          </table:table-cell>
          <table:table-cell office:value-type="float" office:value="5378" calcext:value-type="float">
            <text:p>5378</text:p>
          </table:table-cell>
          <table:table-cell office:value-type="float" office:value="6803" calcext:value-type="float">
            <text:p>6803</text:p>
          </table:table-cell>
          <table:table-cell office:value-type="float" office:value="37836" calcext:value-type="float">
            <text:p>37836</text:p>
          </table:table-cell>
          <table:table-cell office:value-type="float" office:value="5899" calcext:value-type="float">
            <text:p>5899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200425" calcext:value-type="float">
            <text:p>20200425</text:p>
          </table:table-cell>
          <table:table-cell table:formula="of:=[.B119]/[.B$1]" office:value-type="percentage" office:value="0.290624155633613" calcext:value-type="percentage">
            <text:p>29%</text:p>
          </table:table-cell>
          <table:table-cell table:formula="of:=[.C119]/[.C$1]" office:value-type="percentage" office:value="0.370332063146434" calcext:value-type="percentage">
            <text:p>37%</text:p>
          </table:table-cell>
          <table:table-cell table:formula="of:=[.D119]/[.D$1]" office:value-type="percentage" office:value="0.310890535899163" calcext:value-type="percentage">
            <text:p>31%</text:p>
          </table:table-cell>
          <table:table-cell table:formula="of:=[.E119]/[.E$1]" office:value-type="percentage" office:value="0.360662753729518" calcext:value-type="percentage">
            <text:p>36%</text:p>
          </table:table-cell>
          <table:table-cell table:formula="of:=[.F119]/[.F$1]" office:value-type="percentage" office:value="0.698412698412698" calcext:value-type="percentage">
            <text:p>70%</text:p>
          </table:table-cell>
          <table:table-cell table:number-columns-repeated="39"/>
        </table:table-row>
        <table:table-row table:style-name="ro1">
          <table:table-cell office:value-type="float" office:value="20200426" calcext:value-type="float">
            <text:p>20200426</text:p>
          </table:table-cell>
          <table:table-cell office:value-type="float" office:value="4697" calcext:value-type="float">
            <text:p>4697</text:p>
          </table:table-cell>
          <table:table-cell office:value-type="float" office:value="7568" calcext:value-type="float">
            <text:p>7568</text:p>
          </table:table-cell>
          <table:table-cell office:value-type="float" office:value="29533" calcext:value-type="float">
            <text:p>29533</text:p>
          </table:table-cell>
          <table:table-cell office:value-type="float" office:value="3567" calcext:value-type="float">
            <text:p>3567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20200426" calcext:value-type="float">
            <text:p>20200426</text:p>
          </table:table-cell>
          <table:table-cell table:formula="of:=[.B120]/[.B$1]" office:value-type="percentage" office:value="0.253823291002432" calcext:value-type="percentage">
            <text:p>25%</text:p>
          </table:table-cell>
          <table:table-cell table:formula="of:=[.C120]/[.C$1]" office:value-type="percentage" office:value="0.411976047904192" calcext:value-type="percentage">
            <text:p>41%</text:p>
          </table:table-cell>
          <table:table-cell table:formula="of:=[.D120]/[.D$1]" office:value-type="percentage" office:value="0.242666513286552" calcext:value-type="percentage">
            <text:p>24%</text:p>
          </table:table-cell>
          <table:table-cell table:formula="of:=[.E120]/[.E$1]" office:value-type="percentage" office:value="0.218085106382979" calcext:value-type="percentage">
            <text:p>22%</text:p>
          </table:table-cell>
          <table:table-cell table:formula="of:=[.F120]/[.F$1]" office:value-type="percentage" office:value="0.476190476190476" calcext:value-type="percentage">
            <text:p>48%</text:p>
          </table:table-cell>
          <table:table-cell table:number-columns-repeated="39"/>
        </table:table-row>
        <table:table-row table:style-name="ro1">
          <table:table-cell office:value-type="float" office:value="20200427" calcext:value-type="float">
            <text:p>20200427</text:p>
          </table:table-cell>
          <table:table-cell office:value-type="float" office:value="6288" calcext:value-type="float">
            <text:p>6288</text:p>
          </table:table-cell>
          <table:table-cell office:value-type="float" office:value="7951" calcext:value-type="float">
            <text:p>7951</text:p>
          </table:table-cell>
          <table:table-cell office:value-type="float" office:value="41200" calcext:value-type="float">
            <text:p>41200</text:p>
          </table:table-cell>
          <table:table-cell office:value-type="float" office:value="9219" calcext:value-type="float">
            <text:p>9219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20200427" calcext:value-type="float">
            <text:p>20200427</text:p>
          </table:table-cell>
          <table:table-cell table:formula="of:=[.B121]/[.B$1]" office:value-type="percentage" office:value="0.339800054039449" calcext:value-type="percentage">
            <text:p>34%</text:p>
          </table:table-cell>
          <table:table-cell table:formula="of:=[.C121]/[.C$1]" office:value-type="percentage" office:value="0.432825258573762" calcext:value-type="percentage">
            <text:p>43%</text:p>
          </table:table-cell>
          <table:table-cell table:formula="of:=[.D121]/[.D$1]" office:value-type="percentage" office:value="0.33853182363478" calcext:value-type="percentage">
            <text:p>34%</text:p>
          </table:table-cell>
          <table:table-cell table:formula="of:=[.E121]/[.E$1]" office:value-type="percentage" office:value="0.563646368305209" calcext:value-type="percentage">
            <text:p>56%</text:p>
          </table:table-cell>
          <table:table-cell table:formula="of:=[.F121]/[.F$1]" office:value-type="percentage" office:value="0.41991341991342" calcext:value-type="percentage">
            <text:p>42%</text:p>
          </table:table-cell>
          <table:table-cell table:number-columns-repeated="39"/>
        </table:table-row>
        <table:table-row table:style-name="ro1">
          <table:table-cell office:value-type="float" office:value="20200428" calcext:value-type="float">
            <text:p>20200428</text:p>
          </table:table-cell>
          <table:table-cell office:value-type="float" office:value="3958" calcext:value-type="float">
            <text:p>3958</text:p>
          </table:table-cell>
          <table:table-cell office:value-type="float" office:value="4120" calcext:value-type="float">
            <text:p>4120</text:p>
          </table:table-cell>
          <table:table-cell office:value-type="float" office:value="41872" calcext:value-type="float">
            <text:p>41872</text:p>
          </table:table-cell>
          <table:table-cell office:value-type="float" office:value="9056" calcext:value-type="float">
            <text:p>9056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20200428" calcext:value-type="float">
            <text:p>20200428</text:p>
          </table:table-cell>
          <table:table-cell table:formula="of:=[.B122]/[.B$1]" office:value-type="percentage" office:value="0.213888138340989" calcext:value-type="percentage">
            <text:p>21%</text:p>
          </table:table-cell>
          <table:table-cell table:formula="of:=[.C122]/[.C$1]" office:value-type="percentage" office:value="0.224278715296679" calcext:value-type="percentage">
            <text:p>22%</text:p>
          </table:table-cell>
          <table:table-cell table:formula="of:=[.D122]/[.D$1]" office:value-type="percentage" office:value="0.344053507748435" calcext:value-type="percentage">
            <text:p>34%</text:p>
          </table:table-cell>
          <table:table-cell table:formula="of:=[.E122]/[.E$1]" office:value-type="percentage" office:value="0.553680606505258" calcext:value-type="percentage">
            <text:p>55%</text:p>
          </table:table-cell>
          <table:table-cell table:formula="of:=[.F122]/[.F$1]" office:value-type="percentage" office:value="0.525252525252525" calcext:value-type="percentage">
            <text:p>53%</text:p>
          </table:table-cell>
          <table:table-cell table:number-columns-repeated="39"/>
        </table:table-row>
        <table:table-row table:style-name="ro1">
          <table:table-cell office:value-type="float" office:value="20200429" calcext:value-type="float">
            <text:p>20200429</text:p>
          </table:table-cell>
          <table:table-cell office:value-type="float" office:value="6033" calcext:value-type="float">
            <text:p>6033</text:p>
          </table:table-cell>
          <table:table-cell office:value-type="float" office:value="6200" calcext:value-type="float">
            <text:p>6200</text:p>
          </table:table-cell>
          <table:table-cell office:value-type="float" office:value="41834" calcext:value-type="float">
            <text:p>41834</text:p>
          </table:table-cell>
          <table:table-cell office:value-type="float" office:value="9132" calcext:value-type="float">
            <text:p>9132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float" office:value="20200429" calcext:value-type="float">
            <text:p>20200429</text:p>
          </table:table-cell>
          <table:table-cell table:formula="of:=[.B123]/[.B$1]" office:value-type="percentage" office:value="0.326019994596055" calcext:value-type="percentage">
            <text:p>33%</text:p>
          </table:table-cell>
          <table:table-cell table:formula="of:=[.C123]/[.C$1]" office:value-type="percentage" office:value="0.337506804572673" calcext:value-type="percentage">
            <text:p>34%</text:p>
          </table:table-cell>
          <table:table-cell table:formula="of:=[.D123]/[.D$1]" office:value-type="percentage" office:value="0.343741269658674" calcext:value-type="percentage">
            <text:p>34%</text:p>
          </table:table-cell>
          <table:table-cell table:formula="of:=[.E123]/[.E$1]" office:value-type="percentage" office:value="0.558327219369039" calcext:value-type="percentage">
            <text:p>56%</text:p>
          </table:table-cell>
          <table:table-cell table:formula="of:=[.F123]/[.F$1]" office:value-type="percentage" office:value="0.681096681096681" calcext:value-type="percentage">
            <text:p>68%</text:p>
          </table:table-cell>
          <table:table-cell table:number-columns-repeated="39"/>
        </table:table-row>
        <table:table-row table:style-name="ro1">
          <table:table-cell office:value-type="float" office:value="20200430" calcext:value-type="float">
            <text:p>20200430</text:p>
          </table:table-cell>
          <table:table-cell office:value-type="float" office:value="4842" calcext:value-type="float">
            <text:p>4842</text:p>
          </table:table-cell>
          <table:table-cell office:value-type="float" office:value="5449" calcext:value-type="float">
            <text:p>5449</text:p>
          </table:table-cell>
          <table:table-cell office:value-type="float" office:value="43295" calcext:value-type="float">
            <text:p>43295</text:p>
          </table:table-cell>
          <table:table-cell office:value-type="float" office:value="9679" calcext:value-type="float">
            <text:p>9679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20200430" calcext:value-type="float">
            <text:p>20200430</text:p>
          </table:table-cell>
          <table:table-cell table:formula="of:=[.B124]/[.B$1]" office:value-type="percentage" office:value="0.261659011078087" calcext:value-type="percentage">
            <text:p>26%</text:p>
          </table:table-cell>
          <table:table-cell table:formula="of:=[.C124]/[.C$1]" office:value-type="percentage" office:value="0.296624931954273" calcext:value-type="percentage">
            <text:p>30%</text:p>
          </table:table-cell>
          <table:table-cell table:formula="of:=[.D124]/[.D$1]" office:value-type="percentage" office:value="0.355746002530772" calcext:value-type="percentage">
            <text:p>36%</text:p>
          </table:table-cell>
          <table:table-cell table:formula="of:=[.E124]/[.E$1]" office:value-type="percentage" office:value="0.591770604059672" calcext:value-type="percentage">
            <text:p>59%</text:p>
          </table:table-cell>
          <table:table-cell table:formula="of:=[.F124]/[.F$1]" office:value-type="percentage" office:value="0.751803751803752" calcext:value-type="percentage">
            <text:p>75%</text:p>
          </table:table-cell>
          <table:table-cell table:number-columns-repeated="39"/>
        </table:table-row>
        <table:table-row table:style-name="ro1">
          <table:table-cell office:value-type="float" office:value="20200501" calcext:value-type="float">
            <text:p>20200501</text:p>
          </table:table-cell>
          <table:table-cell office:value-type="float" office:value="6124" calcext:value-type="float">
            <text:p>6124</text:p>
          </table:table-cell>
          <table:table-cell office:value-type="float" office:value="7082" calcext:value-type="float">
            <text:p>7082</text:p>
          </table:table-cell>
          <table:table-cell office:value-type="float" office:value="47867" calcext:value-type="float">
            <text:p>47867</text:p>
          </table:table-cell>
          <table:table-cell office:value-type="float" office:value="9927" calcext:value-type="float">
            <text:p>9927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20200501" calcext:value-type="float">
            <text:p>20200501</text:p>
          </table:table-cell>
          <table:table-cell table:formula="of:=[.B125]/[.B$1]" office:value-type="percentage" office:value="0.330937584436639" calcext:value-type="percentage">
            <text:p>33%</text:p>
          </table:table-cell>
          <table:table-cell table:formula="of:=[.C125]/[.C$1]" office:value-type="percentage" office:value="0.385519869352205" calcext:value-type="percentage">
            <text:p>39%</text:p>
          </table:table-cell>
          <table:table-cell table:formula="of:=[.D125]/[.D$1]" office:value-type="percentage" office:value="0.393313174804029" calcext:value-type="percentage">
            <text:p>39%</text:p>
          </table:table-cell>
          <table:table-cell table:formula="of:=[.E125]/[.E$1]" office:value-type="percentage" office:value="0.606933235509905" calcext:value-type="percentage">
            <text:p>61%</text:p>
          </table:table-cell>
          <table:table-cell table:formula="of:=[.F125]/[.F$1]" office:value-type="percentage" office:value="0.784992784992785" calcext:value-type="percentage">
            <text:p>78%</text:p>
          </table:table-cell>
          <table:table-cell table:number-columns-repeated="39"/>
        </table:table-row>
        <table:table-row table:style-name="ro1">
          <table:table-cell office:value-type="float" office:value="20200502" calcext:value-type="float">
            <text:p>20200502</text:p>
          </table:table-cell>
          <table:table-cell office:value-type="float" office:value="6245" calcext:value-type="float">
            <text:p>6245</text:p>
          </table:table-cell>
          <table:table-cell office:value-type="float" office:value="7920" calcext:value-type="float">
            <text:p>7920</text:p>
          </table:table-cell>
          <table:table-cell office:value-type="float" office:value="41904" calcext:value-type="float">
            <text:p>41904</text:p>
          </table:table-cell>
          <table:table-cell office:value-type="float" office:value="5596" calcext:value-type="float">
            <text:p>5596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float" office:value="20200502" calcext:value-type="float">
            <text:p>20200502</text:p>
          </table:table-cell>
          <table:table-cell table:formula="of:=[.B126]/[.B$1]" office:value-type="percentage" office:value="0.337476357741151" calcext:value-type="percentage">
            <text:p>34%</text:p>
          </table:table-cell>
          <table:table-cell table:formula="of:=[.C126]/[.C$1]" office:value-type="percentage" office:value="0.431137724550898" calcext:value-type="percentage">
            <text:p>43%</text:p>
          </table:table-cell>
          <table:table-cell table:formula="of:=[.D126]/[.D$1]" office:value-type="percentage" office:value="0.34431644508718" calcext:value-type="percentage">
            <text:p>34%</text:p>
          </table:table-cell>
          <table:table-cell table:formula="of:=[.E126]/[.E$1]" office:value-type="percentage" office:value="0.342137441917339" calcext:value-type="percentage">
            <text:p>34%</text:p>
          </table:table-cell>
          <table:table-cell table:formula="of:=[.F126]/[.F$1]" office:value-type="percentage" office:value="0.55988455988456" calcext:value-type="percentage">
            <text:p>56%</text:p>
          </table:table-cell>
          <table:table-cell table:number-columns-repeated="39"/>
        </table:table-row>
        <table:table-row table:style-name="ro1">
          <table:table-cell office:value-type="float" office:value="20200503" calcext:value-type="float">
            <text:p>20200503</text:p>
          </table:table-cell>
          <table:table-cell office:value-type="float" office:value="6824" calcext:value-type="float">
            <text:p>6824</text:p>
          </table:table-cell>
          <table:table-cell office:value-type="float" office:value="6281" calcext:value-type="float">
            <text:p>6281</text:p>
          </table:table-cell>
          <table:table-cell office:value-type="float" office:value="31650" calcext:value-type="float">
            <text:p>31650</text:p>
          </table:table-cell>
          <table:table-cell office:value-type="float" office:value="3230" calcext:value-type="float">
            <text:p>3230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20200503" calcext:value-type="float">
            <text:p>20200503</text:p>
          </table:table-cell>
          <table:table-cell table:formula="of:=[.B127]/[.B$1]" office:value-type="percentage" office:value="0.368765198594974" calcext:value-type="percentage">
            <text:p>37%</text:p>
          </table:table-cell>
          <table:table-cell table:formula="of:=[.C127]/[.C$1]" office:value-type="percentage" office:value="0.341916167664671" calcext:value-type="percentage">
            <text:p>34%</text:p>
          </table:table-cell>
          <table:table-cell table:formula="of:=[.D127]/[.D$1]" office:value-type="percentage" office:value="0.260061461602932" calcext:value-type="percentage">
            <text:p>26%</text:p>
          </table:table-cell>
          <table:table-cell table:formula="of:=[.E127]/[.E$1]" office:value-type="percentage" office:value="0.197481046710687" calcext:value-type="percentage">
            <text:p>20%</text:p>
          </table:table-cell>
          <table:table-cell table:formula="of:=[.F127]/[.F$1]" office:value-type="percentage" office:value="0.473304473304473" calcext:value-type="percentage">
            <text:p>47%</text:p>
          </table:table-cell>
          <table:table-cell table:number-columns-repeated="39"/>
        </table:table-row>
      </table:table>
      <table:table table:name="chart 2020-05-03" table:style-name="ta1">
        <table:shapes>
          <draw:frame draw:z-index="0" draw:style-name="gr1" draw:text-style-name="P1" svg:width="40.254cm" svg:height="19.462cm" svg:x="2.258cm" svg:y="0.453cm">
            <draw:object draw:notify-on-update-of-ranges="counts_truck_in_per_day.H55:counts_truck_in_per_day.H127 counts_truck_in_per_day.I54:counts_truck_in_per_day.I54 counts_truck_in_per_day.I55:counts_truck_in_per_day.I127 counts_truck_in_per_day.J54:counts_truck_in_per_day.J54 counts_truck_in_per_day.J55:counts_truck_in_per_day.J127 counts_truck_in_per_day.K54:counts_truck_in_per_day.K54 counts_truck_in_per_day.K55:counts_truck_in_per_day.K127 counts_truck_in_per_day.L54:counts_truck_in_per_day.L54 counts_truck_in_per_day.L55:counts_truck_in_per_day.L127 counts_truck_in_per_day.M54:counts_truck_in_per_day.M54 counts_truck_in_per_day.M55:counts_truck_in_per_day.M1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3:25:22.9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04T13:29:31.575000000</dc:date>
    <meta:editing-duration>PT6M31S</meta:editing-duration>
    <meta:editing-cycles>2</meta:editing-cycles>
    <meta:generator>LibreOffice/6.4.2.2$Windows_X86_64 LibreOffice_project/4e471d8c02c9c90f512f7f9ead8875b57fcb1ec3</meta:generator>
    <meta:document-statistic meta:table-count="2" meta:cell-count="151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DejaVu Sans'" style:font-style-name="Book" fo:font-size="18pt" style:font-size-asian="13pt" style:font-size-complex="13pt"/>
    </style:style>
    <style:style style:name="ch3" style:family="chart">
      <style:chart-properties chart:auto-position="true" style:rotation-angle="0"/>
      <style:text-properties fo:font-family="'DejaVu Sans'" style:font-style-name="Book"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'DejaVu Sans'" style:font-style-name="Book"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DejaVu Sans'" style:font-style-name="Book" fo:font-size="12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display-label="true" chart:logarithmic="false" chart:maximum="1" chart:origin="0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family="'DejaVu Sans'" style:font-style-name="Book" fo:font-size="14pt" style:font-size-asian="10pt" style:font-size-complex="10pt"/>
    </style:style>
    <style:style style:name="ch9" style:family="chart" style:data-style-name="N1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0.255cm" svg:height="19.463cm" xlink:href=".." xlink:type="simple" chart:class="chart:line" chart:style-name="ch1">
        <chart:title svg:x="12.366cm" svg:y="0.525cm" chart:style-name="ch2">
          <text:p>Cambridge Lockdown 2020 Feb 21st to May 3rd</text:p>
        </chart:title>
        <chart:subtitle svg:x="12.338cm" svg:y="2.037cm" chart:style-name="ch3">
          <text:p>Daily counts from ~40 sensors, relative to peak, by category</text:p>
        </chart:subtitle>
        <chart:legend chart:legend-position="end" svg:x="36.616cm" svg:y="8.171cm" style:legend-expansion="high" chart:style-name="ch4"/>
        <chart:plot-area chart:style-name="ch5" table:cell-range-address="counts_truck_in_per_day.H54:counts_truck_in_per_day.M127" chart:data-source-has-labels="both" svg:x="0.805cm" svg:y="3.305cm" svg:width="35.006cm" svg:height="15.769cm">
          <chartooo:coordinate-region svg:x="2.167cm" svg:y="3.305cm" svg:width="33.149cm" svg:height="13.374cm"/>
          <chart:axis chart:dimension="x" chart:name="primary-x" chart:style-name="ch6" chartooo:axis-type="auto">
            <chartooo:date-scale/>
            <chart:categories table:cell-range-address="counts_truck_in_per_day.H55:counts_truck_in_per_day.H127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counts_truck_in_per_day.I55:counts_truck_in_per_day.I127" chart:label-cell-address="counts_truck_in_per_day.I54:counts_truck_in_per_day.I54" chart:class="chart:line">
            <chart:data-point chart:repeated="73"/>
          </chart:series>
          <chart:series chart:style-name="ch10" chart:values-cell-range-address="counts_truck_in_per_day.J55:counts_truck_in_per_day.J127" chart:label-cell-address="counts_truck_in_per_day.J54:counts_truck_in_per_day.J54" chart:class="chart:line">
            <chart:data-point chart:repeated="73"/>
          </chart:series>
          <chart:series chart:style-name="ch11" chart:values-cell-range-address="counts_truck_in_per_day.K55:counts_truck_in_per_day.K127" chart:label-cell-address="counts_truck_in_per_day.K54:counts_truck_in_per_day.K54" chart:class="chart:line">
            <chart:data-point chart:repeated="73"/>
          </chart:series>
          <chart:series chart:style-name="ch12" chart:values-cell-range-address="counts_truck_in_per_day.L55:counts_truck_in_per_day.L127" chart:label-cell-address="counts_truck_in_per_day.L54:counts_truck_in_per_day.L54" chart:class="chart:line">
            <chart:data-point chart:repeated="73"/>
          </chart:series>
          <chart:series chart:style-name="ch13" chart:values-cell-range-address="counts_truck_in_per_day.M55:counts_truck_in_per_day.M127" chart:label-cell-address="counts_truck_in_per_day.M54:counts_truck_in_per_day.M54" chart:class="chart:line">
            <chart:data-point chart:repeated="7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destrian</text:p>
                <draw:g>
                  <svg:desc>counts_truck_in_per_day.I54:counts_truck_in_per_day.I54</svg:desc>
                </draw:g>
              </table:table-cell>
              <table:table-cell office:value-type="string">
                <text:p>cyclist</text:p>
                <draw:g>
                  <svg:desc>counts_truck_in_per_day.J54:counts_truck_in_per_day.J54</svg:desc>
                </draw:g>
              </table:table-cell>
              <table:table-cell office:value-type="string">
                <text:p>car</text:p>
                <draw:g>
                  <svg:desc>counts_truck_in_per_day.K54:counts_truck_in_per_day.K54</svg:desc>
                </draw:g>
              </table:table-cell>
              <table:table-cell office:value-type="string">
                <text:p>van</text:p>
                <draw:g>
                  <svg:desc>counts_truck_in_per_day.L54:counts_truck_in_per_day.L54</svg:desc>
                </draw:g>
              </table:table-cell>
              <table:table-cell office:value-type="string">
                <text:p>truck</text:p>
                <draw:g>
                  <svg:desc>counts_truck_in_per_day.M54:counts_truck_in_per_day.M54</svg:desc>
                </draw:g>
              </table:table-cell>
            </table:table-row>
          </table:table-header-rows>
          <table:table-rows>
            <table:table-row>
              <table:table-cell office:value-type="float" office:value="20200221">
                <text:p>20200221</text:p>
                <draw:g>
                  <svg:desc>counts_truck_in_per_day.H55:counts_truck_in_per_day.H127</svg:desc>
                </draw:g>
              </table:table-cell>
              <table:table-cell office:value-type="float" office:value="0.944177249392056">
                <text:p>0.944177249392056</text:p>
                <draw:g>
                  <svg:desc>counts_truck_in_per_day.I55:counts_truck_in_per_day.I127</svg:desc>
                </draw:g>
              </table:table-cell>
              <table:table-cell office:value-type="float" office:value="0.794719651605879">
                <text:p>0.794719651605879</text:p>
                <draw:g>
                  <svg:desc>counts_truck_in_per_day.J55:counts_truck_in_per_day.J127</svg:desc>
                </draw:g>
              </table:table-cell>
              <table:table-cell office:value-type="float" office:value="0.968365351432187">
                <text:p>0.968365351432187</text:p>
                <draw:g>
                  <svg:desc>counts_truck_in_per_day.K55:counts_truck_in_per_day.K127</svg:desc>
                </draw:g>
              </table:table-cell>
              <table:table-cell office:value-type="float" office:value="0.935803374908291">
                <text:p>0.935803374908291</text:p>
                <draw:g>
                  <svg:desc>counts_truck_in_per_day.L55:counts_truck_in_per_day.L127</svg:desc>
                </draw:g>
              </table:table-cell>
              <table:table-cell office:value-type="float" office:value="0.760461760461761">
                <text:p>0.760461760461761</text:p>
                <draw:g>
                  <svg:desc>counts_truck_in_per_day.M55:counts_truck_in_per_day.M127</svg:desc>
                </draw:g>
              </table:table-cell>
            </table:table-row>
            <table:table-row>
              <table:table-cell office:value-type="float" office:value="20200222">
                <text:p>20200222</text:p>
              </table:table-cell>
              <table:table-cell office:value-type="float" office:value="0.833990813293704">
                <text:p>0.833990813293704</text:p>
              </table:table-cell>
              <table:table-cell office:value-type="float" office:value="0.459553620032662">
                <text:p>0.459553620032662</text:p>
              </table:table-cell>
              <table:table-cell office:value-type="float" office:value="0.937322311876551">
                <text:p>0.937322311876551</text:p>
              </table:table-cell>
              <table:table-cell office:value-type="float" office:value="0.499388603570555">
                <text:p>0.499388603570555</text:p>
              </table:table-cell>
              <table:table-cell office:value-type="float" office:value="0.743145743145743">
                <text:p>0.743145743145743</text:p>
              </table:table-cell>
            </table:table-row>
            <table:table-row>
              <table:table-cell office:value-type="float" office:value="20200223">
                <text:p>20200223</text:p>
              </table:table-cell>
              <table:table-cell office:value-type="float" office:value="0.616427992434477">
                <text:p>0.616427992434477</text:p>
              </table:table-cell>
              <table:table-cell office:value-type="float" office:value="0.393957539466521">
                <text:p>0.393957539466521</text:p>
              </table:table-cell>
              <table:table-cell office:value-type="float" office:value="0.84406172454027">
                <text:p>0.84406172454027</text:p>
              </table:table-cell>
              <table:table-cell office:value-type="float" office:value="0.329481535827831">
                <text:p>0.329481535827831</text:p>
              </table:table-cell>
              <table:table-cell office:value-type="float" office:value="0.318903318903319">
                <text:p>0.318903318903319</text:p>
              </table:table-cell>
            </table:table-row>
            <table:table-row>
              <table:table-cell office:value-type="float" office:value="20200224">
                <text:p>20200224</text:p>
              </table:table-cell>
              <table:table-cell office:value-type="float" office:value="0.847770872737098">
                <text:p>0.847770872737098</text:p>
              </table:table-cell>
              <table:table-cell office:value-type="float" office:value="0.870114316820904">
                <text:p>0.870114316820904</text:p>
              </table:table-cell>
              <table:table-cell office:value-type="float" office:value="0.934364266815665">
                <text:p>0.934364266815665</text:p>
              </table:table-cell>
              <table:table-cell office:value-type="float" office:value="0.920212765957447">
                <text:p>0.920212765957447</text:p>
              </table:table-cell>
              <table:table-cell office:value-type="float" office:value="0.53968253968254">
                <text:p>0.53968253968254</text:p>
              </table:table-cell>
            </table:table-row>
            <table:table-row>
              <table:table-cell office:value-type="float" office:value="20200225">
                <text:p>20200225</text:p>
              </table:table-cell>
              <table:table-cell office:value-type="float" office:value="0.834152931640097">
                <text:p>0.834152931640097</text:p>
              </table:table-cell>
              <table:table-cell office:value-type="float" office:value="0.831083287969515">
                <text:p>0.831083287969515</text:p>
              </table:table-cell>
              <table:table-cell office:value-type="float" office:value="0.936804653990896">
                <text:p>0.936804653990896</text:p>
              </table:table-cell>
              <table:table-cell office:value-type="float" office:value="0.944546343849352">
                <text:p>0.944546343849352</text:p>
              </table:table-cell>
              <table:table-cell office:value-type="float" office:value="0.898989898989899">
                <text:p>0.898989898989899</text:p>
              </table:table-cell>
            </table:table-row>
            <table:table-row>
              <table:table-cell office:value-type="float" office:value="20200226">
                <text:p>20200226</text:p>
              </table:table-cell>
              <table:table-cell office:value-type="float" office:value="0.914617670899757">
                <text:p>0.914617670899757</text:p>
              </table:table-cell>
              <table:table-cell office:value-type="float" office:value="0.928252585737616">
                <text:p>0.928252585737616</text:p>
              </table:table-cell>
              <table:table-cell office:value-type="float" office:value="0.959836321506631">
                <text:p>0.959836321506631</text:p>
              </table:table-cell>
              <table:table-cell office:value-type="float" office:value="0.976766935681096">
                <text:p>0.976766935681096</text:p>
              </table:table-cell>
              <table:table-cell office:value-type="float" office:value="0.94949494949495">
                <text:p>0.94949494949495</text:p>
              </table:table-cell>
            </table:table-row>
            <table:table-row>
              <table:table-cell office:value-type="float" office:value="20200227">
                <text:p>20200227</text:p>
              </table:table-cell>
              <table:table-cell office:value-type="float" office:value="0.833342339908133">
                <text:p>0.833342339908133</text:p>
              </table:table-cell>
              <table:table-cell office:value-type="float" office:value="0.735438214480131">
                <text:p>0.735438214480131</text:p>
              </table:table-cell>
              <table:table-cell office:value-type="float" office:value="0.972868153358203">
                <text:p>0.972868153358203</text:p>
              </table:table-cell>
              <table:table-cell office:value-type="float" office:value="0.924431401320616">
                <text:p>0.924431401320616</text:p>
              </table:table-cell>
              <table:table-cell office:value-type="float" office:value="0.772005772005772">
                <text:p>0.772005772005772</text:p>
              </table:table-cell>
            </table:table-row>
            <table:table-row>
              <table:table-cell office:value-type="float" office:value="20200228">
                <text:p>20200228</text:p>
              </table:table-cell>
              <table:table-cell office:value-type="float" office:value="0.735314779789246">
                <text:p>0.735314779789246</text:p>
              </table:table-cell>
              <table:table-cell office:value-type="float" office:value="0.716167664670659">
                <text:p>0.716167664670659</text:p>
              </table:table-cell>
              <table:table-cell office:value-type="float" office:value="0.988718344809453">
                <text:p>0.988718344809453</text:p>
              </table:table-cell>
              <table:table-cell office:value-type="float" office:value="0.91507703595011">
                <text:p>0.91507703595011</text:p>
              </table:table-cell>
              <table:table-cell office:value-type="float" office:value="0.58008658008658">
                <text:p>0.58008658008658</text:p>
              </table:table-cell>
            </table:table-row>
            <table:table-row>
              <table:table-cell office:value-type="float" office:value="20200229">
                <text:p>20200229</text:p>
              </table:table-cell>
              <table:table-cell office:value-type="float" office:value="0.737854633882734">
                <text:p>0.737854633882734</text:p>
              </table:table-cell>
              <table:table-cell office:value-type="float" office:value="0.397278170930866">
                <text:p>0.397278170930866</text:p>
              </table:table-cell>
              <table:table-cell office:value-type="float" office:value="0.991117648025505">
                <text:p>0.991117648025505</text:p>
              </table:table-cell>
              <table:table-cell office:value-type="float" office:value="0.485020787478601">
                <text:p>0.485020787478601</text:p>
              </table:table-cell>
              <table:table-cell office:value-type="float" office:value="0.246753246753247">
                <text:p>0.246753246753247</text:p>
              </table:table-cell>
            </table:table-row>
            <table:table-row>
              <table:table-cell office:value-type="float" office:value="20200301">
                <text:p>20200301</text:p>
              </table:table-cell>
              <table:table-cell office:value-type="float" office:value="0.66090245879492">
                <text:p>0.66090245879492</text:p>
              </table:table-cell>
              <table:table-cell office:value-type="float" office:value="0.429667936853566">
                <text:p>0.429667936853566</text:p>
              </table:table-cell>
              <table:table-cell office:value-type="float" office:value="0.834086539251615">
                <text:p>0.834086539251615</text:p>
              </table:table-cell>
              <table:table-cell office:value-type="float" office:value="0.343115676204451">
                <text:p>0.343115676204451</text:p>
              </table:table-cell>
              <table:table-cell office:value-type="float" office:value="0.165945165945166">
                <text:p>0.165945165945166</text:p>
              </table:table-cell>
            </table:table-row>
            <table:table-row>
              <table:table-cell office:value-type="float" office:value="20200302">
                <text:p>20200302</text:p>
              </table:table-cell>
              <table:table-cell office:value-type="float" office:value="0.925101323966496">
                <text:p>0.925101323966496</text:p>
              </table:table-cell>
              <table:table-cell office:value-type="float" office:value="0.951170386499728">
                <text:p>0.951170386499728</text:p>
              </table:table-cell>
              <table:table-cell office:value-type="float" office:value="0.916328408736093">
                <text:p>0.916328408736093</text:p>
              </table:table-cell>
              <table:table-cell office:value-type="float" office:value="0.944974321349963">
                <text:p>0.944974321349963</text:p>
              </table:table-cell>
              <table:table-cell office:value-type="float" office:value="0.753246753246753">
                <text:p>0.753246753246753</text:p>
              </table:table-cell>
            </table:table-row>
            <table:table-row>
              <table:table-cell office:value-type="float" office:value="20200303">
                <text:p>20200303</text:p>
              </table:table-cell>
              <table:table-cell office:value-type="float" office:value="0.966387462847879">
                <text:p>0.966387462847879</text:p>
              </table:table-cell>
              <table:table-cell office:value-type="float" office:value="1">
                <text:p>1</text:p>
              </table:table-cell>
              <table:table-cell office:value-type="float" office:value="0.933427552546384">
                <text:p>0.933427552546384</text:p>
              </table:table-cell>
              <table:table-cell office:value-type="float" office:value="0.964600146735143">
                <text:p>0.964600146735143</text:p>
              </table:table-cell>
              <table:table-cell office:value-type="float" office:value="0.708513708513709">
                <text:p>0.708513708513709</text:p>
              </table:table-cell>
            </table:table-row>
            <table:table-row>
              <table:table-cell office:value-type="float" office:value="20200304">
                <text:p>20200304</text:p>
              </table:table-cell>
              <table:table-cell office:value-type="float" office:value="0.883815185085112">
                <text:p>0.883815185085112</text:p>
              </table:table-cell>
              <table:table-cell office:value-type="float" office:value="0.927000544365814">
                <text:p>0.927000544365814</text:p>
              </table:table-cell>
              <table:table-cell office:value-type="float" office:value="0.897232584509704">
                <text:p>0.897232584509704</text:p>
              </table:table-cell>
              <table:table-cell office:value-type="float" office:value="0.924003423820005">
                <text:p>0.924003423820005</text:p>
              </table:table-cell>
              <table:table-cell office:value-type="float" office:value="0.914862914862915">
                <text:p>0.914862914862915</text:p>
              </table:table-cell>
            </table:table-row>
            <table:table-row>
              <table:table-cell office:value-type="float" office:value="20200305">
                <text:p>20200305</text:p>
              </table:table-cell>
              <table:table-cell office:value-type="float" office:value="0.826749527154823">
                <text:p>0.826749527154823</text:p>
              </table:table-cell>
              <table:table-cell office:value-type="float" office:value="0.85264017419706">
                <text:p>0.85264017419706</text:p>
              </table:table-cell>
              <table:table-cell office:value-type="float" office:value="0.94852179914874">
                <text:p>0.94852179914874</text:p>
              </table:table-cell>
              <table:table-cell office:value-type="float" office:value="0.929383712399119">
                <text:p>0.929383712399119</text:p>
              </table:table-cell>
              <table:table-cell office:value-type="float" office:value="0.652236652236652">
                <text:p>0.652236652236652</text:p>
              </table:table-cell>
            </table:table-row>
            <table:table-row>
              <table:table-cell office:value-type="float" office:value="20200306">
                <text:p>20200306</text:p>
              </table:table-cell>
              <table:table-cell office:value-type="float" office:value="0.926722507430424">
                <text:p>0.926722507430424</text:p>
              </table:table-cell>
              <table:table-cell office:value-type="float" office:value="0.840174197060425">
                <text:p>0.8401741970604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82106782106782">
                <text:p>0.782106782106782</text:p>
              </table:table-cell>
            </table:table-row>
            <table:table-row>
              <table:table-cell office:value-type="float" office:value="20200307">
                <text:p>20200307</text:p>
              </table:table-cell>
              <table:table-cell office:value-type="float" office:value="0.857714131315861">
                <text:p>0.857714131315861</text:p>
              </table:table-cell>
              <table:table-cell office:value-type="float" office:value="0.539412084921067">
                <text:p>0.539412084921067</text:p>
              </table:table-cell>
              <table:table-cell office:value-type="float" office:value="0.887849008233225">
                <text:p>0.887849008233225</text:p>
              </table:table-cell>
              <table:table-cell office:value-type="float" office:value="0.439594032770849">
                <text:p>0.439594032770849</text:p>
              </table:table-cell>
              <table:table-cell office:value-type="float" office:value="0.18037518037518">
                <text:p>0.18037518037518</text:p>
              </table:table-cell>
            </table:table-row>
            <table:table-row>
              <table:table-cell office:value-type="float" office:value="20200308">
                <text:p>20200308</text:p>
              </table:table-cell>
              <table:table-cell office:value-type="float" office:value="0.706025398540935">
                <text:p>0.706025398540935</text:p>
              </table:table-cell>
              <table:table-cell office:value-type="float" office:value="0.49635274904736">
                <text:p>0.49635274904736</text:p>
              </table:table-cell>
              <table:table-cell office:value-type="float" office:value="0.795097861990764">
                <text:p>0.795097861990764</text:p>
              </table:table-cell>
              <table:table-cell office:value-type="float" office:value="0.343543653705062">
                <text:p>0.343543653705062</text:p>
              </table:table-cell>
              <table:table-cell office:value-type="float" office:value="0.108225108225108">
                <text:p>0.108225108225108</text:p>
              </table:table-cell>
            </table:table-row>
            <table:table-row>
              <table:table-cell office:value-type="float" office:value="20200309">
                <text:p>20200309</text:p>
              </table:table-cell>
              <table:table-cell office:value-type="float" office:value="0.80864631180762">
                <text:p>0.80864631180762</text:p>
              </table:table-cell>
              <table:table-cell office:value-type="float" office:value="0.845563418617311">
                <text:p>0.845563418617311</text:p>
              </table:table-cell>
              <table:table-cell office:value-type="float" office:value="0.872910880675749">
                <text:p>0.872910880675749</text:p>
              </table:table-cell>
              <table:table-cell office:value-type="float" office:value="0.90266568843238">
                <text:p>0.90266568843238</text:p>
              </table:table-cell>
              <table:table-cell office:value-type="float" office:value="0.733044733044733">
                <text:p>0.733044733044733</text:p>
              </table:table-cell>
            </table:table-row>
            <table:table-row>
              <table:table-cell office:value-type="float" office:value="20200310">
                <text:p>20200310</text:p>
              </table:table-cell>
              <table:table-cell office:value-type="float" office:value="0.887489867603351">
                <text:p>0.887489867603351</text:p>
              </table:table-cell>
              <table:table-cell office:value-type="float" office:value="0.936254763200871">
                <text:p>0.936254763200871</text:p>
              </table:table-cell>
              <table:table-cell office:value-type="float" office:value="0.907881546728895">
                <text:p>0.907881546728895</text:p>
              </table:table-cell>
              <table:table-cell office:value-type="float" office:value="0.946135974565908">
                <text:p>0.946135974565908</text:p>
              </table:table-cell>
              <table:table-cell office:value-type="float" office:value="0.715728715728716">
                <text:p>0.715728715728716</text:p>
              </table:table-cell>
            </table:table-row>
            <table:table-row>
              <table:table-cell office:value-type="float" office:value="20200311">
                <text:p>20200311</text:p>
              </table:table-cell>
              <table:table-cell office:value-type="float" office:value="0.893758443663875">
                <text:p>0.893758443663875</text:p>
              </table:table-cell>
              <table:table-cell office:value-type="float" office:value="0.985955362003266">
                <text:p>0.985955362003266</text:p>
              </table:table-cell>
              <table:table-cell office:value-type="float" office:value="0.930773528783422">
                <text:p>0.930773528783422</text:p>
              </table:table-cell>
              <table:table-cell office:value-type="float" office:value="0.963560772805087">
                <text:p>0.963560772805087</text:p>
              </table:table-cell>
              <table:table-cell office:value-type="float" office:value="0.900432900432901">
                <text:p>0.900432900432901</text:p>
              </table:table-cell>
            </table:table-row>
            <table:table-row>
              <table:table-cell office:value-type="float" office:value="20200312">
                <text:p>20200312</text:p>
              </table:table-cell>
              <table:table-cell office:value-type="float" office:value="0.836962982977574">
                <text:p>0.836962982977574</text:p>
              </table:table-cell>
              <table:table-cell office:value-type="float" office:value="0.85890038105607">
                <text:p>0.85890038105607</text:p>
              </table:table-cell>
              <table:table-cell office:value-type="float" office:value="0.922170547731344">
                <text:p>0.922170547731344</text:p>
              </table:table-cell>
              <table:table-cell office:value-type="float" office:value="0.963010516018586">
                <text:p>0.963010516018586</text:p>
              </table:table-cell>
              <table:table-cell office:value-type="float" office:value="0.926406926406926">
                <text:p>0.926406926406926</text:p>
              </table:table-cell>
            </table:table-row>
            <table:table-row>
              <table:table-cell office:value-type="float" office:value="20200313">
                <text:p>20200313</text:p>
              </table:table-cell>
              <table:table-cell office:value-type="float" office:value="0.86863009997298">
                <text:p>0.86863009997298</text:p>
              </table:table-cell>
              <table:table-cell office:value-type="float" office:value="0.870223189983669">
                <text:p>0.870223189983669</text:p>
              </table:table-cell>
              <table:table-cell office:value-type="float" office:value="0.906205321194393">
                <text:p>0.906205321194393</text:p>
              </table:table-cell>
              <table:table-cell office:value-type="float" office:value="0.910858400586941">
                <text:p>0.910858400586941</text:p>
              </table:table-cell>
              <table:table-cell office:value-type="float" office:value="0.741702741702742">
                <text:p>0.741702741702742</text:p>
              </table:table-cell>
            </table:table-row>
            <table:table-row>
              <table:table-cell office:value-type="float" office:value="20200314">
                <text:p>20200314</text:p>
              </table:table-cell>
              <table:table-cell office:value-type="float" office:value="0.697973520670089">
                <text:p>0.697973520670089</text:p>
              </table:table-cell>
              <table:table-cell office:value-type="float" office:value="0.500054436581383">
                <text:p>0.500054436581383</text:p>
              </table:table-cell>
              <table:table-cell office:value-type="float" office:value="0.8354833938637">
                <text:p>0.8354833938637</text:p>
              </table:table-cell>
              <table:table-cell office:value-type="float" office:value="0.420457324529225">
                <text:p>0.420457324529225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20200315">
                <text:p>20200315</text:p>
              </table:table-cell>
              <table:table-cell office:value-type="float" office:value="0.457606052418265">
                <text:p>0.457606052418265</text:p>
              </table:table-cell>
              <table:table-cell office:value-type="float" office:value="0.34757757212847">
                <text:p>0.34757757212847</text:p>
              </table:table-cell>
              <table:table-cell office:value-type="float" office:value="0.667277448193128">
                <text:p>0.667277448193128</text:p>
              </table:table-cell>
              <table:table-cell office:value-type="float" office:value="0.267975055025679">
                <text:p>0.267975055025679</text:p>
              </table:table-cell>
              <table:table-cell office:value-type="float" office:value="0.101010101010101">
                <text:p>0.101010101010101</text:p>
              </table:table-cell>
            </table:table-row>
            <table:table-row>
              <table:table-cell office:value-type="float" office:value="20200316">
                <text:p>20200316</text:p>
              </table:table-cell>
              <table:table-cell office:value-type="float" office:value="0.77773574709538">
                <text:p>0.77773574709538</text:p>
              </table:table-cell>
              <table:table-cell office:value-type="float" office:value="0.811268372346217">
                <text:p>0.811268372346217</text:p>
              </table:table-cell>
              <table:table-cell office:value-type="float" office:value="0.811769732625594">
                <text:p>0.811769732625594</text:p>
              </table:table-cell>
              <table:table-cell office:value-type="float" office:value="0.931645879188065">
                <text:p>0.931645879188065</text:p>
              </table:table-cell>
              <table:table-cell office:value-type="float" office:value="0.624819624819625">
                <text:p>0.624819624819625</text:p>
              </table:table-cell>
            </table:table-row>
            <table:table-row>
              <table:table-cell office:value-type="float" office:value="20200317">
                <text:p>20200317</text:p>
              </table:table-cell>
              <table:table-cell office:value-type="float" office:value="0.73272088624696">
                <text:p>0.73272088624696</text:p>
              </table:table-cell>
              <table:table-cell office:value-type="float" office:value="0.816167664670659">
                <text:p>0.816167664670659</text:p>
              </table:table-cell>
              <table:table-cell office:value-type="float" office:value="0.788672330775172">
                <text:p>0.788672330775172</text:p>
              </table:table-cell>
              <table:table-cell office:value-type="float" office:value="0.917033504524334">
                <text:p>0.917033504524334</text:p>
              </table:table-cell>
              <table:table-cell office:value-type="float" office:value="0.929292929292929">
                <text:p>0.929292929292929</text:p>
              </table:table-cell>
            </table:table-row>
            <table:table-row>
              <table:table-cell office:value-type="float" office:value="20200318">
                <text:p>20200318</text:p>
              </table:table-cell>
              <table:table-cell office:value-type="float" office:value="0.57568224804107">
                <text:p>0.57568224804107</text:p>
              </table:table-cell>
              <table:table-cell office:value-type="float" office:value="0.656341861731083">
                <text:p>0.656341861731083</text:p>
              </table:table-cell>
              <table:table-cell office:value-type="float" office:value="0.716553548832394">
                <text:p>0.716553548832394</text:p>
              </table:table-cell>
              <table:table-cell office:value-type="float" office:value="0.904255319148936">
                <text:p>0.904255319148936</text:p>
              </table:table-cell>
              <table:table-cell office:value-type="float" office:value="0.656565656565657">
                <text:p>0.656565656565657</text:p>
              </table:table-cell>
            </table:table-row>
            <table:table-row>
              <table:table-cell office:value-type="float" office:value="20200319">
                <text:p>20200319</text:p>
              </table:table-cell>
              <table:table-cell office:value-type="float" office:value="0.603998919211024">
                <text:p>0.603998919211024</text:p>
              </table:table-cell>
              <table:table-cell office:value-type="float" office:value="0.654109961894393">
                <text:p>0.654109961894393</text:p>
              </table:table-cell>
              <table:table-cell office:value-type="float" office:value="0.729881185190054">
                <text:p>0.729881185190054</text:p>
              </table:table-cell>
              <table:table-cell office:value-type="float" office:value="0.916544387380778">
                <text:p>0.916544387380778</text:p>
              </table:table-cell>
              <table:table-cell office:value-type="float" office:value="0.779220779220779">
                <text:p>0.779220779220779</text:p>
              </table:table-cell>
            </table:table-row>
            <table:table-row>
              <table:table-cell office:value-type="float" office:value="20200320">
                <text:p>20200320</text:p>
              </table:table-cell>
              <table:table-cell office:value-type="float" office:value="0.586436098351797">
                <text:p>0.586436098351797</text:p>
              </table:table-cell>
              <table:table-cell office:value-type="float" office:value="0.624387588459445">
                <text:p>0.624387588459445</text:p>
              </table:table-cell>
              <table:table-cell office:value-type="float" office:value="0.716372779412006">
                <text:p>0.716372779412006</text:p>
              </table:table-cell>
              <table:table-cell office:value-type="float" office:value="0.855893861579848">
                <text:p>0.855893861579848</text:p>
              </table:table-cell>
              <table:table-cell office:value-type="float" office:value="0.862914862914863">
                <text:p>0.862914862914863</text:p>
              </table:table-cell>
            </table:table-row>
            <table:table-row>
              <table:table-cell office:value-type="float" office:value="20200321">
                <text:p>20200321</text:p>
              </table:table-cell>
              <table:table-cell office:value-type="float" office:value="0.425830856525263">
                <text:p>0.425830856525263</text:p>
              </table:table-cell>
              <table:table-cell office:value-type="float" office:value="0.374197060424605">
                <text:p>0.374197060424605</text:p>
              </table:table-cell>
              <table:table-cell office:value-type="float" office:value="0.56676143366584">
                <text:p>0.56676143366584</text:p>
              </table:table-cell>
              <table:table-cell office:value-type="float" office:value="0.416238689166055">
                <text:p>0.416238689166055</text:p>
              </table:table-cell>
              <table:table-cell office:value-type="float" office:value="0.282828282828283">
                <text:p>0.282828282828283</text:p>
              </table:table-cell>
            </table:table-row>
            <table:table-row>
              <table:table-cell office:value-type="float" office:value="20200322">
                <text:p>20200322</text:p>
              </table:table-cell>
              <table:table-cell office:value-type="float" office:value="0.306727911375304">
                <text:p>0.306727911375304</text:p>
              </table:table-cell>
              <table:table-cell office:value-type="float" office:value="0.283777898747959">
                <text:p>0.283777898747959</text:p>
              </table:table-cell>
              <table:table-cell office:value-type="float" office:value="0.403411611970222">
                <text:p>0.403411611970222</text:p>
              </table:table-cell>
              <table:table-cell office:value-type="float" office:value="0.242112986060161">
                <text:p>0.242112986060161</text:p>
              </table:table-cell>
              <table:table-cell office:value-type="float" office:value="0.128427128427128">
                <text:p>0.128427128427128</text:p>
              </table:table-cell>
            </table:table-row>
            <table:table-row>
              <table:table-cell office:value-type="float" office:value="20200323">
                <text:p>20200323</text:p>
              </table:table-cell>
              <table:table-cell office:value-type="float" office:value="0.346500945690354">
                <text:p>0.346500945690354</text:p>
              </table:table-cell>
              <table:table-cell office:value-type="float" office:value="0.375612411540555">
                <text:p>0.375612411540555</text:p>
              </table:table-cell>
              <table:table-cell office:value-type="float" office:value="0.500509441093819">
                <text:p>0.500509441093819</text:p>
              </table:table-cell>
              <table:table-cell office:value-type="float" office:value="0.808816336512595">
                <text:p>0.808816336512595</text:p>
              </table:table-cell>
              <table:table-cell office:value-type="float" office:value="0.678210678210678">
                <text:p>0.678210678210678</text:p>
              </table:table-cell>
            </table:table-row>
            <table:table-row>
              <table:table-cell office:value-type="float" office:value="20200324">
                <text:p>20200324</text:p>
              </table:table-cell>
              <table:table-cell office:value-type="float" office:value="0.293164009727101">
                <text:p>0.293164009727101</text:p>
              </table:table-cell>
              <table:table-cell office:value-type="float" office:value="0.338813282525857">
                <text:p>0.338813282525857</text:p>
              </table:table-cell>
              <table:table-cell office:value-type="float" office:value="0.364316116415507">
                <text:p>0.364316116415507</text:p>
              </table:table-cell>
              <table:table-cell office:value-type="float" office:value="0.628943506969919">
                <text:p>0.628943506969919</text:p>
              </table:table-cell>
              <table:table-cell office:value-type="float" office:value="0.591630591630592">
                <text:p>0.591630591630592</text:p>
              </table:table-cell>
            </table:table-row>
            <table:table-row>
              <table:table-cell office:value-type="float" office:value="20200325">
                <text:p>20200325</text:p>
              </table:table-cell>
              <table:table-cell office:value-type="float" office:value="0.285598486895434">
                <text:p>0.285598486895434</text:p>
              </table:table-cell>
              <table:table-cell office:value-type="float" office:value="0.321611322808928">
                <text:p>0.321611322808928</text:p>
              </table:table-cell>
              <table:table-cell office:value-type="float" office:value="0.321473763783668">
                <text:p>0.321473763783668</text:p>
              </table:table-cell>
              <table:table-cell office:value-type="float" office:value="0.572022499388604">
                <text:p>0.572022499388604</text:p>
              </table:table-cell>
              <table:table-cell office:value-type="float" office:value="0.597402597402597">
                <text:p>0.597402597402597</text:p>
              </table:table-cell>
            </table:table-row>
            <table:table-row>
              <table:table-cell office:value-type="float" office:value="20200326">
                <text:p>20200326</text:p>
              </table:table-cell>
              <table:table-cell office:value-type="float" office:value="0.284517697919481">
                <text:p>0.284517697919481</text:p>
              </table:table-cell>
              <table:table-cell office:value-type="float" office:value="0.330919978225367">
                <text:p>0.330919978225367</text:p>
              </table:table-cell>
              <table:table-cell office:value-type="float" office:value="0.309058191319781">
                <text:p>0.309058191319781</text:p>
              </table:table-cell>
              <table:table-cell office:value-type="float" office:value="0.506908779652727">
                <text:p>0.506908779652727</text:p>
              </table:table-cell>
              <table:table-cell office:value-type="float" office:value="0.548340548340548">
                <text:p>0.548340548340548</text:p>
              </table:table-cell>
            </table:table-row>
            <table:table-row>
              <table:table-cell office:value-type="float" office:value="20200327">
                <text:p>20200327</text:p>
              </table:table-cell>
              <table:table-cell office:value-type="float" office:value="0.28932720886247">
                <text:p>0.28932720886247</text:p>
              </table:table-cell>
              <table:table-cell office:value-type="float" office:value="0.344202504082744">
                <text:p>0.344202504082744</text:p>
              </table:table-cell>
              <table:table-cell office:value-type="float" office:value="0.336132520418728">
                <text:p>0.336132520418728</text:p>
              </table:table-cell>
              <table:table-cell office:value-type="float" office:value="0.500855955001223">
                <text:p>0.500855955001223</text:p>
              </table:table-cell>
              <table:table-cell office:value-type="float" office:value="0.487734487734488">
                <text:p>0.487734487734488</text:p>
              </table:table-cell>
            </table:table-row>
            <table:table-row>
              <table:table-cell office:value-type="float" office:value="20200328">
                <text:p>20200328</text:p>
              </table:table-cell>
              <table:table-cell office:value-type="float" office:value="0.278303161307755">
                <text:p>0.278303161307755</text:p>
              </table:table-cell>
              <table:table-cell office:value-type="float" office:value="0.253021230266739">
                <text:p>0.253021230266739</text:p>
              </table:table-cell>
              <table:table-cell office:value-type="float" office:value="0.247539070845179">
                <text:p>0.247539070845179</text:p>
              </table:table-cell>
              <table:table-cell office:value-type="float" office:value="0.226522377109318">
                <text:p>0.226522377109318</text:p>
              </table:table-cell>
              <table:table-cell office:value-type="float" office:value="0.135642135642136">
                <text:p>0.135642135642136</text:p>
              </table:table-cell>
            </table:table-row>
            <table:table-row>
              <table:table-cell office:value-type="float" office:value="20200329">
                <text:p>20200329</text:p>
              </table:table-cell>
              <table:table-cell office:value-type="float" office:value="0.252472304782491">
                <text:p>0.252472304782491</text:p>
              </table:table-cell>
              <table:table-cell office:value-type="float" office:value="0.191126837234622">
                <text:p>0.191126837234622</text:p>
              </table:table-cell>
              <table:table-cell office:value-type="float" office:value="0.201089546597426">
                <text:p>0.201089546597426</text:p>
              </table:table-cell>
              <table:table-cell office:value-type="float" office:value="0.134507214477867">
                <text:p>0.134507214477867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20200330">
                <text:p>20200330</text:p>
              </table:table-cell>
              <table:table-cell office:value-type="float" office:value="0.29067819508241">
                <text:p>0.29067819508241</text:p>
              </table:table-cell>
              <table:table-cell office:value-type="float" office:value="0.299836690255852">
                <text:p>0.299836690255852</text:p>
              </table:table-cell>
              <table:table-cell office:value-type="float" office:value="0.294596637688781">
                <text:p>0.294596637688781</text:p>
              </table:table-cell>
              <table:table-cell office:value-type="float" office:value="0.472303741746148">
                <text:p>0.472303741746148</text:p>
              </table:table-cell>
              <table:table-cell office:value-type="float" office:value="0.38961038961039">
                <text:p>0.38961038961039</text:p>
              </table:table-cell>
            </table:table-row>
            <table:table-row>
              <table:table-cell office:value-type="float" office:value="20200331">
                <text:p>20200331</text:p>
              </table:table-cell>
              <table:table-cell office:value-type="float" office:value="0.306890029721697">
                <text:p>0.306890029721697</text:p>
              </table:table-cell>
              <table:table-cell office:value-type="float" office:value="0.343603701687534">
                <text:p>0.343603701687534</text:p>
              </table:table-cell>
              <table:table-cell office:value-type="float" office:value="0.295245764243809">
                <text:p>0.295245764243809</text:p>
              </table:table-cell>
              <table:table-cell office:value-type="float" office:value="0.470836390315481">
                <text:p>0.470836390315481</text:p>
              </table:table-cell>
              <table:table-cell office:value-type="float" office:value="0.375180375180375">
                <text:p>0.375180375180375</text:p>
              </table:table-cell>
            </table:table-row>
            <table:table-row>
              <table:table-cell office:value-type="float" office:value="20200401">
                <text:p>20200401</text:p>
              </table:table-cell>
              <table:table-cell office:value-type="float" office:value="0.318616590110781">
                <text:p>0.318616590110781</text:p>
              </table:table-cell>
              <table:table-cell office:value-type="float" office:value="0.345019052803484">
                <text:p>0.345019052803484</text:p>
              </table:table-cell>
              <table:table-cell office:value-type="float" office:value="0.297176710325221">
                <text:p>0.297176710325221</text:p>
              </table:table-cell>
              <table:table-cell office:value-type="float" office:value="0.462827097089753">
                <text:p>0.462827097089753</text:p>
              </table:table-cell>
              <table:table-cell office:value-type="float" office:value="0.32034632034632">
                <text:p>0.32034632034632</text:p>
              </table:table-cell>
            </table:table-row>
            <table:table-row>
              <table:table-cell office:value-type="float" office:value="20200402">
                <text:p>20200402</text:p>
              </table:table-cell>
              <table:table-cell office:value-type="float" office:value="0.316563091056471">
                <text:p>0.316563091056471</text:p>
              </table:table-cell>
              <table:table-cell office:value-type="float" office:value="0.349047359825803">
                <text:p>0.349047359825803</text:p>
              </table:table-cell>
              <table:table-cell office:value-type="float" office:value="0.292953279321622">
                <text:p>0.292953279321622</text:p>
              </table:table-cell>
              <table:table-cell office:value-type="float" office:value="0.440205429200293">
                <text:p>0.440205429200293</text:p>
              </table:table-cell>
              <table:table-cell office:value-type="float" office:value="0.385281385281385">
                <text:p>0.385281385281385</text:p>
              </table:table-cell>
            </table:table-row>
            <table:table-row>
              <table:table-cell office:value-type="float" office:value="20200403">
                <text:p>20200403</text:p>
              </table:table-cell>
              <table:table-cell office:value-type="float" office:value="0.325641718454472">
                <text:p>0.325641718454472</text:p>
              </table:table-cell>
              <table:table-cell office:value-type="float" office:value="0.38562874251497">
                <text:p>0.38562874251497</text:p>
              </table:table-cell>
              <table:table-cell office:value-type="float" office:value="0.323026737440634">
                <text:p>0.323026737440634</text:p>
              </table:table-cell>
              <table:table-cell office:value-type="float" office:value="0.468879921741257">
                <text:p>0.468879921741257</text:p>
              </table:table-cell>
              <table:table-cell office:value-type="float" office:value="0.418470418470418">
                <text:p>0.418470418470418</text:p>
              </table:table-cell>
            </table:table-row>
            <table:table-row>
              <table:table-cell office:value-type="float" office:value="20200404">
                <text:p>20200404</text:p>
              </table:table-cell>
              <table:table-cell office:value-type="float" office:value="0.288246419886517">
                <text:p>0.288246419886517</text:p>
              </table:table-cell>
              <table:table-cell office:value-type="float" office:value="0.347250952640174">
                <text:p>0.347250952640174</text:p>
              </table:table-cell>
              <table:table-cell office:value-type="float" office:value="0.261482966590524">
                <text:p>0.261482966590524</text:p>
              </table:table-cell>
              <table:table-cell office:value-type="float" office:value="0.235265346050379">
                <text:p>0.235265346050379</text:p>
              </table:table-cell>
              <table:table-cell office:value-type="float" office:value="0.121212121212121">
                <text:p>0.121212121212121</text:p>
              </table:table-cell>
            </table:table-row>
            <table:table-row>
              <table:table-cell office:value-type="float" office:value="20200405">
                <text:p>20200405</text:p>
              </table:table-cell>
              <table:table-cell office:value-type="float" office:value="0.238476087543907">
                <text:p>0.238476087543907</text:p>
              </table:table-cell>
              <table:table-cell office:value-type="float" office:value="0.311921611322809">
                <text:p>0.311921611322809</text:p>
              </table:table-cell>
              <table:table-cell office:value-type="float" office:value="0.191903173325007">
                <text:p>0.191903173325007</text:p>
              </table:table-cell>
              <table:table-cell office:value-type="float" office:value="0.149975544142822">
                <text:p>0.149975544142822</text:p>
              </table:table-cell>
              <table:table-cell office:value-type="float" office:value="0.0865800865800866">
                <text:p>0.0865800865800866</text:p>
              </table:table-cell>
            </table:table-row>
            <table:table-row>
              <table:table-cell office:value-type="float" office:value="20200406">
                <text:p>20200406</text:p>
              </table:table-cell>
              <table:table-cell office:value-type="float" office:value="0.319211024047555">
                <text:p>0.319211024047555</text:p>
              </table:table-cell>
              <table:table-cell office:value-type="float" office:value="0.368698965704954">
                <text:p>0.368698965704954</text:p>
              </table:table-cell>
              <table:table-cell office:value-type="float" office:value="0.295796289296807">
                <text:p>0.295796289296807</text:p>
              </table:table-cell>
              <table:table-cell office:value-type="float" office:value="0.467901687454145">
                <text:p>0.467901687454145</text:p>
              </table:table-cell>
              <table:table-cell office:value-type="float" office:value="0.337662337662338">
                <text:p>0.337662337662338</text:p>
              </table:table-cell>
            </table:table-row>
            <table:table-row>
              <table:table-cell office:value-type="float" office:value="20200407">
                <text:p>20200407</text:p>
              </table:table-cell>
              <table:table-cell office:value-type="float" office:value="0.303161307754661">
                <text:p>0.303161307754661</text:p>
              </table:table-cell>
              <table:table-cell office:value-type="float" office:value="0.372727272727273">
                <text:p>0.372727272727273</text:p>
              </table:table-cell>
              <table:table-cell office:value-type="float" office:value="0.297858704047592">
                <text:p>0.297858704047592</text:p>
              </table:table-cell>
              <table:table-cell office:value-type="float" office:value="0.479640498899486">
                <text:p>0.479640498899486</text:p>
              </table:table-cell>
              <table:table-cell office:value-type="float" office:value="0.422799422799423">
                <text:p>0.422799422799423</text:p>
              </table:table-cell>
            </table:table-row>
            <table:table-row>
              <table:table-cell office:value-type="float" office:value="20200408">
                <text:p>20200408</text:p>
              </table:table-cell>
              <table:table-cell office:value-type="float" office:value="0.327100783572008">
                <text:p>0.327100783572008</text:p>
              </table:table-cell>
              <table:table-cell office:value-type="float" office:value="0.437180185084377">
                <text:p>0.437180185084377</text:p>
              </table:table-cell>
              <table:table-cell office:value-type="float" office:value="0.321818869040772">
                <text:p>0.321818869040772</text:p>
              </table:table-cell>
              <table:table-cell office:value-type="float" office:value="0.500244558571778">
                <text:p>0.500244558571778</text:p>
              </table:table-cell>
              <table:table-cell office:value-type="float" office:value="0.509379509379509">
                <text:p>0.509379509379509</text:p>
              </table:table-cell>
            </table:table-row>
            <table:table-row>
              <table:table-cell office:value-type="float" office:value="20200409">
                <text:p>20200409</text:p>
              </table:table-cell>
              <table:table-cell office:value-type="float" office:value="0.327749256957579">
                <text:p>0.327749256957579</text:p>
              </table:table-cell>
              <table:table-cell office:value-type="float" office:value="0.440718562874251">
                <text:p>0.440718562874251</text:p>
              </table:table-cell>
              <table:table-cell office:value-type="float" office:value="0.354472399796224">
                <text:p>0.354472399796224</text:p>
              </table:table-cell>
              <table:table-cell office:value-type="float" office:value="0.519381266813402">
                <text:p>0.519381266813402</text:p>
              </table:table-cell>
              <table:table-cell office:value-type="float" office:value="0.422799422799423">
                <text:p>0.422799422799423</text:p>
              </table:table-cell>
            </table:table-row>
            <table:table-row>
              <table:table-cell office:value-type="float" office:value="20200410">
                <text:p>20200410</text:p>
              </table:table-cell>
              <table:table-cell office:value-type="float" office:value="0.287003512564172">
                <text:p>0.287003512564172</text:p>
              </table:table-cell>
              <table:table-cell office:value-type="float" office:value="0.384594447468699">
                <text:p>0.384594447468699</text:p>
              </table:table-cell>
              <table:table-cell office:value-type="float" office:value="0.26856584115298">
                <text:p>0.26856584115298</text:p>
              </table:table-cell>
              <table:table-cell office:value-type="float" office:value="0.250122279285889">
                <text:p>0.250122279285889</text:p>
              </table:table-cell>
              <table:table-cell office:value-type="float" office:value="0.174603174603175">
                <text:p>0.174603174603175</text:p>
              </table:table-cell>
            </table:table-row>
            <table:table-row>
              <table:table-cell office:value-type="float" office:value="20200411">
                <text:p>20200411</text:p>
              </table:table-cell>
              <table:table-cell office:value-type="float" office:value="0.307700621453661">
                <text:p>0.307700621453661</text:p>
              </table:table-cell>
              <table:table-cell office:value-type="float" office:value="0.449537289058247">
                <text:p>0.449537289058247</text:p>
              </table:table-cell>
              <table:table-cell office:value-type="float" office:value="0.258335935317415">
                <text:p>0.258335935317415</text:p>
              </table:table-cell>
              <table:table-cell office:value-type="float" office:value="0.219980435314258">
                <text:p>0.219980435314258</text:p>
              </table:table-cell>
              <table:table-cell office:value-type="float" office:value="0.121212121212121">
                <text:p>0.121212121212121</text:p>
              </table:table-cell>
            </table:table-row>
            <table:table-row>
              <table:table-cell office:value-type="float" office:value="20200412">
                <text:p>20200412</text:p>
              </table:table-cell>
              <table:table-cell office:value-type="float" office:value="0.245393136990003">
                <text:p>0.245393136990003</text:p>
              </table:table-cell>
              <table:table-cell office:value-type="float" office:value="0.33179096352749">
                <text:p>0.33179096352749</text:p>
              </table:table-cell>
              <table:table-cell office:value-type="float" office:value="0.154713973476196">
                <text:p>0.154713973476196</text:p>
              </table:table-cell>
              <table:table-cell office:value-type="float" office:value="0.100146735143067">
                <text:p>0.100146735143067</text:p>
              </table:table-cell>
              <table:table-cell office:value-type="float" office:value="0.075036075036075">
                <text:p>0.075036075036075</text:p>
              </table:table-cell>
            </table:table-row>
            <table:table-row>
              <table:table-cell office:value-type="float" office:value="20200413">
                <text:p>20200413</text:p>
              </table:table-cell>
              <table:table-cell office:value-type="float" office:value="0.303323426101054">
                <text:p>0.303323426101054</text:p>
              </table:table-cell>
              <table:table-cell office:value-type="float" office:value="0.285519869352205">
                <text:p>0.285519869352205</text:p>
              </table:table-cell>
              <table:table-cell office:value-type="float" office:value="0.212165781992079">
                <text:p>0.212165781992079</text:p>
              </table:table-cell>
              <table:table-cell office:value-type="float" office:value="0.172536072389337">
                <text:p>0.172536072389337</text:p>
              </table:table-cell>
              <table:table-cell office:value-type="float" office:value="0.108225108225108">
                <text:p>0.108225108225108</text:p>
              </table:table-cell>
            </table:table-row>
            <table:table-row>
              <table:table-cell office:value-type="float" office:value="20200414">
                <text:p>20200414</text:p>
              </table:table-cell>
              <table:table-cell office:value-type="float" office:value="0.326938665225615">
                <text:p>0.326938665225615</text:p>
              </table:table-cell>
              <table:table-cell office:value-type="float" office:value="0.366630375612411">
                <text:p>0.366630375612411</text:p>
              </table:table-cell>
              <table:table-cell office:value-type="float" office:value="0.309427946952392">
                <text:p>0.309427946952392</text:p>
              </table:table-cell>
              <table:table-cell office:value-type="float" office:value="0.506725360723893">
                <text:p>0.506725360723893</text:p>
              </table:table-cell>
              <table:table-cell office:value-type="float" office:value="0.31024531024531">
                <text:p>0.31024531024531</text:p>
              </table:table-cell>
            </table:table-row>
            <table:table-row>
              <table:table-cell office:value-type="float" office:value="20200415">
                <text:p>20200415</text:p>
              </table:table-cell>
              <table:table-cell office:value-type="float" office:value="0.29046203728722">
                <text:p>0.29046203728722</text:p>
              </table:table-cell>
              <table:table-cell office:value-type="float" office:value="0.371638541099619">
                <text:p>0.371638541099619</text:p>
              </table:table-cell>
              <table:table-cell office:value-type="float" office:value="0.307291581075085">
                <text:p>0.307291581075085</text:p>
              </table:table-cell>
              <table:table-cell office:value-type="float" office:value="0.516385424309122">
                <text:p>0.516385424309122</text:p>
              </table:table-cell>
              <table:table-cell office:value-type="float" office:value="0.434343434343434">
                <text:p>0.434343434343434</text:p>
              </table:table-cell>
            </table:table-row>
            <table:table-row>
              <table:table-cell office:value-type="float" office:value="20200416">
                <text:p>20200416</text:p>
              </table:table-cell>
              <table:table-cell office:value-type="float" office:value="0.335206700891651">
                <text:p>0.335206700891651</text:p>
              </table:table-cell>
              <table:table-cell office:value-type="float" office:value="0.426565051714752">
                <text:p>0.426565051714752</text:p>
              </table:table-cell>
              <table:table-cell office:value-type="float" office:value="0.311917634878638">
                <text:p>0.311917634878638</text:p>
              </table:table-cell>
              <table:table-cell office:value-type="float" office:value="0.516507703595011">
                <text:p>0.516507703595011</text:p>
              </table:table-cell>
              <table:table-cell office:value-type="float" office:value="0.479076479076479">
                <text:p>0.479076479076479</text:p>
              </table:table-cell>
            </table:table-row>
            <table:table-row>
              <table:table-cell office:value-type="float" office:value="20200417">
                <text:p>20200417</text:p>
              </table:table-cell>
              <table:table-cell office:value-type="float" office:value="0.312239935152661">
                <text:p>0.312239935152661</text:p>
              </table:table-cell>
              <table:table-cell office:value-type="float" office:value="0.397441480675014">
                <text:p>0.397441480675014</text:p>
              </table:table-cell>
              <table:table-cell office:value-type="float" office:value="0.33724178731656">
                <text:p>0.33724178731656</text:p>
              </table:table-cell>
              <table:table-cell office:value-type="float" office:value="0.515101491807288">
                <text:p>0.515101491807288</text:p>
              </table:table-cell>
              <table:table-cell office:value-type="float" office:value="0.406926406926407">
                <text:p>0.406926406926407</text:p>
              </table:table-cell>
            </table:table-row>
            <table:table-row>
              <table:table-cell office:value-type="float" office:value="20200418">
                <text:p>20200418</text:p>
              </table:table-cell>
              <table:table-cell office:value-type="float" office:value="0.323912456092948">
                <text:p>0.323912456092948</text:p>
              </table:table-cell>
              <table:table-cell office:value-type="float" office:value="0.309145345672292">
                <text:p>0.309145345672292</text:p>
              </table:table-cell>
              <table:table-cell office:value-type="float" office:value="0.271934725805656">
                <text:p>0.271934725805656</text:p>
              </table:table-cell>
              <table:table-cell office:value-type="float" office:value="0.257031058938616">
                <text:p>0.257031058938616</text:p>
              </table:table-cell>
              <table:table-cell office:value-type="float" office:value="0.186147186147186">
                <text:p>0.186147186147186</text:p>
              </table:table-cell>
            </table:table-row>
            <table:table-row>
              <table:table-cell office:value-type="float" office:value="20200419">
                <text:p>20200419</text:p>
              </table:table-cell>
              <table:table-cell office:value-type="float" office:value="0.26749527154823">
                <text:p>0.26749527154823</text:p>
              </table:table-cell>
              <table:table-cell office:value-type="float" office:value="0.348067501360914">
                <text:p>0.348067501360914</text:p>
              </table:table-cell>
              <table:table-cell office:value-type="float" office:value="0.212469803290003">
                <text:p>0.212469803290003</text:p>
              </table:table-cell>
              <table:table-cell office:value-type="float" office:value="0.171496698459281">
                <text:p>0.171496698459281</text:p>
              </table:table-cell>
              <table:table-cell office:value-type="float" office:value="0.158730158730159">
                <text:p>0.158730158730159</text:p>
              </table:table-cell>
            </table:table-row>
            <table:table-row>
              <table:table-cell office:value-type="float" office:value="20200420">
                <text:p>20200420</text:p>
              </table:table-cell>
              <table:table-cell office:value-type="float" office:value="0.300243177519589">
                <text:p>0.300243177519589</text:p>
              </table:table-cell>
              <table:table-cell office:value-type="float" office:value="0.315242242787153">
                <text:p>0.315242242787153</text:p>
              </table:table-cell>
              <table:table-cell office:value-type="float" office:value="0.304530739018258">
                <text:p>0.304530739018258</text:p>
              </table:table-cell>
              <table:table-cell office:value-type="float" office:value="0.524822695035461">
                <text:p>0.524822695035461</text:p>
              </table:table-cell>
              <table:table-cell office:value-type="float" office:value="0.404040404040404">
                <text:p>0.404040404040404</text:p>
              </table:table-cell>
            </table:table-row>
            <table:table-row>
              <table:table-cell office:value-type="float" office:value="20200421">
                <text:p>20200421</text:p>
              </table:table-cell>
              <table:table-cell office:value-type="float" office:value="0.301107808700351">
                <text:p>0.301107808700351</text:p>
              </table:table-cell>
              <table:table-cell office:value-type="float" office:value="0.34109961894393">
                <text:p>0.34109961894393</text:p>
              </table:table-cell>
              <table:table-cell office:value-type="float" office:value="0.313815713792707">
                <text:p>0.313815713792707</text:p>
              </table:table-cell>
              <table:table-cell office:value-type="float" office:value="0.547566642210809">
                <text:p>0.547566642210809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float" office:value="20200422">
                <text:p>20200422</text:p>
              </table:table-cell>
              <table:table-cell office:value-type="float" office:value="0.301215887597946">
                <text:p>0.301215887597946</text:p>
              </table:table-cell>
              <table:table-cell office:value-type="float" office:value="0.383233532934132">
                <text:p>0.383233532934132</text:p>
              </table:table-cell>
              <table:table-cell office:value-type="float" office:value="0.320290545759314">
                <text:p>0.320290545759314</text:p>
              </table:table-cell>
              <table:table-cell office:value-type="float" office:value="0.555942773294204">
                <text:p>0.555942773294204</text:p>
              </table:table-cell>
              <table:table-cell office:value-type="float" office:value="0.6002886002886">
                <text:p>0.6002886002886</text:p>
              </table:table-cell>
            </table:table-row>
            <table:table-row>
              <table:table-cell office:value-type="float" office:value="20200423">
                <text:p>20200423</text:p>
              </table:table-cell>
              <table:table-cell office:value-type="float" office:value="0.300567414212375">
                <text:p>0.300567414212375</text:p>
              </table:table-cell>
              <table:table-cell office:value-type="float" office:value="0.411268372346217">
                <text:p>0.411268372346217</text:p>
              </table:table-cell>
              <table:table-cell office:value-type="float" office:value="0.322303659759084">
                <text:p>0.322303659759084</text:p>
              </table:table-cell>
              <table:table-cell office:value-type="float" office:value="0.542369772560528">
                <text:p>0.542369772560528</text:p>
              </table:table-cell>
              <table:table-cell office:value-type="float" office:value="0.593073593073593">
                <text:p>0.593073593073593</text:p>
              </table:table-cell>
            </table:table-row>
            <table:table-row>
              <table:table-cell office:value-type="float" office:value="20200424">
                <text:p>20200424</text:p>
              </table:table-cell>
              <table:table-cell office:value-type="float" office:value="0.258848959740611">
                <text:p>0.258848959740611</text:p>
              </table:table-cell>
              <table:table-cell office:value-type="float" office:value="0.384322264561786">
                <text:p>0.384322264561786</text:p>
              </table:table-cell>
              <table:table-cell office:value-type="float" office:value="0.350454388588519">
                <text:p>0.350454388588519</text:p>
              </table:table-cell>
              <table:table-cell office:value-type="float" office:value="0.562423575446319">
                <text:p>0.562423575446319</text:p>
              </table:table-cell>
              <table:table-cell office:value-type="float" office:value="0.542568542568543">
                <text:p>0.542568542568543</text:p>
              </table:table-cell>
            </table:table-row>
            <table:table-row>
              <table:table-cell office:value-type="float" office:value="20200425">
                <text:p>20200425</text:p>
              </table:table-cell>
              <table:table-cell office:value-type="float" office:value="0.290624155633613">
                <text:p>0.290624155633613</text:p>
              </table:table-cell>
              <table:table-cell office:value-type="float" office:value="0.370332063146434">
                <text:p>0.370332063146434</text:p>
              </table:table-cell>
              <table:table-cell office:value-type="float" office:value="0.310890535899163">
                <text:p>0.310890535899163</text:p>
              </table:table-cell>
              <table:table-cell office:value-type="float" office:value="0.360662753729518">
                <text:p>0.360662753729518</text:p>
              </table:table-cell>
              <table:table-cell office:value-type="float" office:value="0.698412698412698">
                <text:p>0.698412698412698</text:p>
              </table:table-cell>
            </table:table-row>
            <table:table-row>
              <table:table-cell office:value-type="float" office:value="20200426">
                <text:p>20200426</text:p>
              </table:table-cell>
              <table:table-cell office:value-type="float" office:value="0.253823291002432">
                <text:p>0.253823291002432</text:p>
              </table:table-cell>
              <table:table-cell office:value-type="float" office:value="0.411976047904192">
                <text:p>0.411976047904192</text:p>
              </table:table-cell>
              <table:table-cell office:value-type="float" office:value="0.242666513286552">
                <text:p>0.242666513286552</text:p>
              </table:table-cell>
              <table:table-cell office:value-type="float" office:value="0.218085106382979">
                <text:p>0.218085106382979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float" office:value="20200427">
                <text:p>20200427</text:p>
              </table:table-cell>
              <table:table-cell office:value-type="float" office:value="0.339800054039449">
                <text:p>0.339800054039449</text:p>
              </table:table-cell>
              <table:table-cell office:value-type="float" office:value="0.432825258573762">
                <text:p>0.432825258573762</text:p>
              </table:table-cell>
              <table:table-cell office:value-type="float" office:value="0.33853182363478">
                <text:p>0.33853182363478</text:p>
              </table:table-cell>
              <table:table-cell office:value-type="float" office:value="0.563646368305209">
                <text:p>0.563646368305209</text:p>
              </table:table-cell>
              <table:table-cell office:value-type="float" office:value="0.41991341991342">
                <text:p>0.41991341991342</text:p>
              </table:table-cell>
            </table:table-row>
            <table:table-row>
              <table:table-cell office:value-type="float" office:value="20200428">
                <text:p>20200428</text:p>
              </table:table-cell>
              <table:table-cell office:value-type="float" office:value="0.213888138340989">
                <text:p>0.213888138340989</text:p>
              </table:table-cell>
              <table:table-cell office:value-type="float" office:value="0.224278715296679">
                <text:p>0.224278715296679</text:p>
              </table:table-cell>
              <table:table-cell office:value-type="float" office:value="0.344053507748435">
                <text:p>0.344053507748435</text:p>
              </table:table-cell>
              <table:table-cell office:value-type="float" office:value="0.553680606505258">
                <text:p>0.553680606505258</text:p>
              </table:table-cell>
              <table:table-cell office:value-type="float" office:value="0.525252525252525">
                <text:p>0.525252525252525</text:p>
              </table:table-cell>
            </table:table-row>
            <table:table-row>
              <table:table-cell office:value-type="float" office:value="20200429">
                <text:p>20200429</text:p>
              </table:table-cell>
              <table:table-cell office:value-type="float" office:value="0.326019994596055">
                <text:p>0.326019994596055</text:p>
              </table:table-cell>
              <table:table-cell office:value-type="float" office:value="0.337506804572673">
                <text:p>0.337506804572673</text:p>
              </table:table-cell>
              <table:table-cell office:value-type="float" office:value="0.343741269658674">
                <text:p>0.343741269658674</text:p>
              </table:table-cell>
              <table:table-cell office:value-type="float" office:value="0.558327219369039">
                <text:p>0.558327219369039</text:p>
              </table:table-cell>
              <table:table-cell office:value-type="float" office:value="0.681096681096681">
                <text:p>0.681096681096681</text:p>
              </table:table-cell>
            </table:table-row>
            <table:table-row>
              <table:table-cell office:value-type="float" office:value="20200430">
                <text:p>20200430</text:p>
              </table:table-cell>
              <table:table-cell office:value-type="float" office:value="0.261659011078087">
                <text:p>0.261659011078087</text:p>
              </table:table-cell>
              <table:table-cell office:value-type="float" office:value="0.296624931954273">
                <text:p>0.296624931954273</text:p>
              </table:table-cell>
              <table:table-cell office:value-type="float" office:value="0.355746002530772">
                <text:p>0.355746002530772</text:p>
              </table:table-cell>
              <table:table-cell office:value-type="float" office:value="0.591770604059672">
                <text:p>0.591770604059672</text:p>
              </table:table-cell>
              <table:table-cell office:value-type="float" office:value="0.751803751803752">
                <text:p>0.751803751803752</text:p>
              </table:table-cell>
            </table:table-row>
            <table:table-row>
              <table:table-cell office:value-type="float" office:value="20200501">
                <text:p>20200501</text:p>
              </table:table-cell>
              <table:table-cell office:value-type="float" office:value="0.330937584436639">
                <text:p>0.330937584436639</text:p>
              </table:table-cell>
              <table:table-cell office:value-type="float" office:value="0.385519869352205">
                <text:p>0.385519869352205</text:p>
              </table:table-cell>
              <table:table-cell office:value-type="float" office:value="0.393313174804029">
                <text:p>0.393313174804029</text:p>
              </table:table-cell>
              <table:table-cell office:value-type="float" office:value="0.606933235509905">
                <text:p>0.606933235509905</text:p>
              </table:table-cell>
              <table:table-cell office:value-type="float" office:value="0.784992784992785">
                <text:p>0.784992784992785</text:p>
              </table:table-cell>
            </table:table-row>
            <table:table-row>
              <table:table-cell office:value-type="float" office:value="20200502">
                <text:p>20200502</text:p>
              </table:table-cell>
              <table:table-cell office:value-type="float" office:value="0.337476357741151">
                <text:p>0.337476357741151</text:p>
              </table:table-cell>
              <table:table-cell office:value-type="float" office:value="0.431137724550898">
                <text:p>0.431137724550898</text:p>
              </table:table-cell>
              <table:table-cell office:value-type="float" office:value="0.34431644508718">
                <text:p>0.34431644508718</text:p>
              </table:table-cell>
              <table:table-cell office:value-type="float" office:value="0.342137441917339">
                <text:p>0.342137441917339</text:p>
              </table:table-cell>
              <table:table-cell office:value-type="float" office:value="0.55988455988456">
                <text:p>0.55988455988456</text:p>
              </table:table-cell>
            </table:table-row>
            <table:table-row>
              <table:table-cell office:value-type="float" office:value="20200503">
                <text:p>20200503</text:p>
              </table:table-cell>
              <table:table-cell office:value-type="float" office:value="0.368765198594974">
                <text:p>0.368765198594974</text:p>
              </table:table-cell>
              <table:table-cell office:value-type="float" office:value="0.341916167664671">
                <text:p>0.341916167664671</text:p>
              </table:table-cell>
              <table:table-cell office:value-type="float" office:value="0.260061461602932">
                <text:p>0.260061461602932</text:p>
              </table:table-cell>
              <table:table-cell office:value-type="float" office:value="0.197481046710687">
                <text:p>0.197481046710687</text:p>
              </table:table-cell>
              <table:table-cell office:value-type="float" office:value="0.473304473304473">
                <text:p>0.4733044733044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